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907828116672" text:id="ct94907828116672">
          <text:insertion>
            <office:change-info>
              <dc:creator>Julia Ringo</dc:creator>
              <dc:date>2023-10-21T11:23:00</dc:date>
            </office:change-info>
          </text:insertion>
        </text:changed-region>
        <text:changed-region xml:id="ct94907785693408" text:id="ct94907785693408">
          <text:deletion>
            <office:change-info>
              <dc:creator>Julia Ringo</dc:creator>
              <dc:date>2023-10-21T11:23:00</dc:date>
            </office:change-info>
            <text:p text:style-name="Text_20_body"><text:span text:style-name="T1">was </text:span></text:p>
          </text:deletion>
        </text:changed-region>
        <text:changed-region xml:id="ct94907785694752" text:id="ct94907785694752">
          <text:insertion>
            <office:change-info>
              <dc:creator>Julia Ringo</dc:creator>
              <dc:date>2023-10-21T11:23:00</dc:date>
            </office:change-info>
          </text:insertion>
        </text:changed-region>
        <text:changed-region xml:id="ct94907785706032" text:id="ct94907785706032">
          <text:insertion>
            <office:change-info>
              <dc:creator>Julia Ringo</dc:creator>
              <dc:date>2023-10-21T11:23:00</dc:date>
            </office:change-info>
          </text:insertion>
        </text:changed-region>
        <text:changed-region xml:id="ct94907785706320" text:id="ct94907785706320">
          <text:deletion>
            <office:change-info>
              <dc:creator>Julia Ringo</dc:creator>
              <dc:date>2023-10-21T11:23:00</dc:date>
            </office:change-info>
            <text:p text:style-name="Text_20_body"><text:span text:style-name="T1">.</text:span></text:p>
          </text:deletion>
        </text:changed-region>
        <text:changed-region xml:id="ct94907785712800" text:id="ct94907785712800">
          <text:insertion>
            <office:change-info>
              <dc:creator>Julia Ringo</dc:creator>
              <dc:date>2023-10-21T11:23:00</dc:date>
            </office:change-info>
          </text:insertion>
        </text:changed-region>
        <text:changed-region xml:id="ct94907785719424" text:id="ct94907785719424">
          <text:insertion>
            <office:change-info>
              <dc:creator>Julia Ringo</dc:creator>
              <dc:date>2023-10-21T11:32:00</dc:date>
            </office:change-info>
          </text:insertion>
        </text:changed-region>
        <text:changed-region xml:id="ct94907785729648" text:id="ct94907785729648">
          <text:insertion>
            <office:change-info>
              <dc:creator>Julia Ringo</dc:creator>
              <dc:date>2023-10-21T11:33:00</dc:date>
            </office:change-info>
          </text:insertion>
        </text:changed-region>
        <text:changed-region xml:id="ct94907785695856" text:id="ct94907785695856">
          <text:format-change>
            <office:change-info>
              <dc:creator>Julia Ringo</dc:creator>
              <dc:date>2023-10-21T11:33:00</dc:date>
            </office:change-info>
          </text:format-change>
        </text:changed-region>
        <text:changed-region xml:id="ct94907785734544" text:id="ct94907785734544">
          <text:deletion>
            <office:change-info>
              <dc:creator>Julia Ringo</dc:creator>
              <dc:date>2023-10-21T11:33:00</dc:date>
            </office:change-info>
            <text:p text:style-name="Text_20_body"><text:span text:style-name="T1">It was o</text:span></text:p>
          </text:deletion>
        </text:changed-region>
        <text:changed-region xml:id="ct94907785735504" text:id="ct94907785735504">
          <text:insertion>
            <office:change-info>
              <dc:creator>Julia Ringo</dc:creator>
              <dc:date>2023-10-21T11:33:00</dc:date>
            </office:change-info>
          </text:insertion>
        </text:changed-region>
        <text:changed-region xml:id="ct94907785737136" text:id="ct94907785737136">
          <text:insertion>
            <office:change-info>
              <dc:creator>Julia Ringo</dc:creator>
              <dc:date>2023-10-21T11:33:00</dc:date>
            </office:change-info>
          </text:insertion>
        </text:changed-region>
        <text:changed-region xml:id="ct94907785738096" text:id="ct94907785738096">
          <text:deletion>
            <office:change-info>
              <dc:creator>Julia Ringo</dc:creator>
              <dc:date>2023-10-21T11:33:00</dc:date>
            </office:change-info>
            <text:p text:style-name="Text_20_body"><text:span text:style-name="T1">that </text:span></text:p>
          </text:deletion>
        </text:changed-region>
        <text:changed-region xml:id="ct94907785741312" text:id="ct94907785741312">
          <text:insertion>
            <office:change-info>
              <dc:creator>Julia Ringo</dc:creator>
              <dc:date>2023-10-21T11:40:00</dc:date>
            </office:change-info>
          </text:insertion>
        </text:changed-region>
        <text:changed-region xml:id="ct94907785741600" text:id="ct94907785741600">
          <text:deletion>
            <office:change-info>
              <dc:creator>Julia Ringo</dc:creator>
              <dc:date>2023-10-21T11:40:00</dc:date>
            </office:change-info>
            <text:p text:style-name="Text_20_body"><text:span text:style-name="T1"><text:s/>with </text:span></text:p>
          </text:deletion>
        </text:changed-region>
        <text:changed-region xml:id="ct94907785731008" text:id="ct94907785731008">
          <text:insertion>
            <office:change-info>
              <dc:creator>Julia Ringo</dc:creator>
              <dc:date>2023-10-21T11:40:00</dc:date>
            </office:change-info>
          </text:insertion>
        </text:changed-region>
        <text:changed-region xml:id="ct94907785733536" text:id="ct94907785733536">
          <text:insertion>
            <office:change-info>
              <dc:creator>Julia Ringo</dc:creator>
              <dc:date>2023-10-21T11:40:00</dc:date>
            </office:change-info>
          </text:insertion>
        </text:changed-region>
        <text:changed-region xml:id="ct94907785774960" text:id="ct94907785774960">
          <text:insertion>
            <office:change-info>
              <dc:creator>Julia Ringo</dc:creator>
              <dc:date>2023-10-21T11:41:00</dc:date>
            </office:change-info>
          </text:insertion>
        </text:changed-region>
        <text:changed-region xml:id="ct94907785775312" text:id="ct94907785775312">
          <text:deletion>
            <office:change-info>
              <dc:creator>Julia Ringo</dc:creator>
              <dc:date>2023-10-05T13:15:00</dc:date>
            </office:change-info>
            <text:p text:style-name="Text_20_body"><text:span text:style-name="T1"><text:s/>— </text:span></text:p>
          </text:deletion>
        </text:changed-region>
        <text:changed-region xml:id="ct94907785777264" text:id="ct94907785777264">
          <text:insertion>
            <office:change-info>
              <dc:creator>Julia Ringo</dc:creator>
              <dc:date>2023-10-05T13:15:00</dc:date>
            </office:change-info>
          </text:insertion>
        </text:changed-region>
        <text:changed-region xml:id="ct94907785779312" text:id="ct94907785779312">
          <text:insertion>
            <office:change-info>
              <dc:creator>Julia Ringo</dc:creator>
              <dc:date>2023-10-21T11:41:00</dc:date>
            </office:change-info>
          </text:insertion>
        </text:changed-region>
        <text:changed-region xml:id="ct94907785780272" text:id="ct94907785780272">
          <text:deletion>
            <office:change-info>
              <dc:creator>Julia Ringo</dc:creator>
              <dc:date>2023-10-05T13:15:00</dc:date>
            </office:change-info>
            <text:p text:style-name="Text_20_body"><text:span text:style-name="T1"><text:s/>— </text:span></text:p>
          </text:deletion>
        </text:changed-region>
        <text:changed-region xml:id="ct94907785781504" text:id="ct94907785781504">
          <text:insertion>
            <office:change-info>
              <dc:creator>Julia Ringo</dc:creator>
              <dc:date>2023-10-05T13:15:00</dc:date>
            </office:change-info>
          </text:insertion>
        </text:changed-region>
        <text:changed-region xml:id="ct94907785783648" text:id="ct94907785783648">
          <text:insertion>
            <office:change-info>
              <dc:creator>Julia Ringo</dc:creator>
              <dc:date>2023-10-21T11:41:00</dc:date>
            </office:change-info>
          </text:insertion>
        </text:changed-region>
        <text:changed-region xml:id="ct94907785785216" text:id="ct94907785785216">
          <text:deletion>
            <office:change-info>
              <dc:creator>Julia Ringo</dc:creator>
              <dc:date>2023-10-10T11:08:00</dc:date>
            </office:change-info>
            <text:p text:style-name="Text_20_body"><text:span text:style-name="T1">…</text:span></text:p>
          </text:deletion>
        </text:changed-region>
        <text:changed-region xml:id="ct94907785786176" text:id="ct94907785786176">
          <text:insertion>
            <office:change-info>
              <dc:creator>Julia Ringo</dc:creator>
              <dc:date>2023-10-10T11:08:00</dc:date>
            </office:change-info>
          </text:insertion>
        </text:changed-region>
        <text:changed-region xml:id="ct94907785775600" text:id="ct94907785775600">
          <text:deletion>
            <office:change-info>
              <dc:creator>Julia Ringo</dc:creator>
              <dc:date>2023-10-21T11:41:00</dc:date>
            </office:change-info>
            <text:p text:style-name="Text_20_body"><text:span text:style-name="T1">100 </text:span></text:p>
          </text:deletion>
        </text:changed-region>
        <text:changed-region xml:id="ct94907785775888" text:id="ct94907785775888">
          <text:insertion>
            <office:change-info>
              <dc:creator>Julia Ringo</dc:creator>
              <dc:date>2023-10-21T11:41:00</dc:date>
            </office:change-info>
          </text:insertion>
        </text:changed-region>
        <text:changed-region xml:id="ct94907785779936" text:id="ct94907785779936">
          <text:deletion>
            <office:change-info>
              <dc:creator>Julia Ringo</dc:creator>
              <dc:date>2023-10-05T13:15:00</dc:date>
            </office:change-info>
            <text:p text:style-name="Text_20_body"><text:span text:style-name="T1"><text:s/>— </text:span></text:p>
          </text:deletion>
        </text:changed-region>
        <text:changed-region xml:id="ct94907785784544" text:id="ct94907785784544">
          <text:insertion>
            <office:change-info>
              <dc:creator>Julia Ringo</dc:creator>
              <dc:date>2023-10-05T13:15:00</dc:date>
            </office:change-info>
          </text:insertion>
        </text:changed-region>
        <text:changed-region xml:id="ct94907785779008" text:id="ct94907785779008">
          <text:deletion>
            <office:change-info>
              <dc:creator>Julia Ringo</dc:creator>
              <dc:date>2023-10-21T11:41:00</dc:date>
            </office:change-info>
            <text:p text:style-name="Text_20_body"><text:span text:style-name="T1">70</text:span></text:p>
          </text:deletion>
        </text:changed-region>
        <text:changed-region xml:id="ct94907785797696" text:id="ct94907785797696">
          <text:insertion>
            <office:change-info>
              <dc:creator>Julia Ringo</dc:creator>
              <dc:date>2023-10-21T11:41:00</dc:date>
            </office:change-info>
          </text:insertion>
        </text:changed-region>
        <text:changed-region xml:id="ct94907785781792" text:id="ct94907785781792">
          <text:deletion>
            <office:change-info>
              <dc:creator>Julia Ringo</dc:creator>
              <dc:date>2023-10-05T13:15:00</dc:date>
            </office:change-info>
            <text:p text:style-name="Text_20_body"><text:span text:style-name="T1"><text:s/>— </text:span></text:p>
          </text:deletion>
        </text:changed-region>
        <text:changed-region xml:id="ct94907785784832" text:id="ct94907785784832">
          <text:insertion>
            <office:change-info>
              <dc:creator>Julia Ringo</dc:creator>
              <dc:date>2023-10-05T13:15:00</dc:date>
            </office:change-info>
          </text:insertion>
        </text:changed-region>
        <text:changed-region xml:id="ct94907785787552" text:id="ct94907785787552">
          <text:insertion>
            <office:change-info>
              <dc:creator>Julia Ringo</dc:creator>
              <dc:date>2023-10-21T11:42:00</dc:date>
            </office:change-info>
          </text:insertion>
        </text:changed-region>
        <text:changed-region xml:id="ct94907785807056" text:id="ct94907785807056">
          <text:deletion>
            <office:change-info>
              <dc:creator>Julia Ringo</dc:creator>
              <dc:date>2023-10-21T11:42:00</dc:date>
            </office:change-info>
            <text:p text:style-name="Text_20_body"><text:span text:style-name="T1">a</text:span></text:p>
          </text:deletion>
        </text:changed-region>
        <text:changed-region xml:id="ct94907785808352" text:id="ct94907785808352">
          <text:insertion>
            <office:change-info>
              <dc:creator>Julia Ringo</dc:creator>
              <dc:date>2023-10-21T11:42:00</dc:date>
            </office:change-info>
          </text:insertion>
        </text:changed-region>
        <text:changed-region xml:id="ct94907785725280" text:id="ct94907785725280">
          <text:deletion>
            <office:change-info>
              <dc:creator>Julia Ringo</dc:creator>
              <dc:date>2023-10-10T11:08:00</dc:date>
            </office:change-info>
            <text:p text:style-name="Text_20_body"><text:span text:style-name="T1">…</text:span></text:p>
          </text:deletion>
        </text:changed-region>
        <text:changed-region xml:id="ct94907785822000" text:id="ct94907785822000">
          <text:insertion>
            <office:change-info>
              <dc:creator>Julia Ringo</dc:creator>
              <dc:date>2023-10-10T11:08:00</dc:date>
            </office:change-info>
          </text:insertion>
        </text:changed-region>
        <text:changed-region xml:id="ct94907785822288" text:id="ct94907785822288">
          <text:deletion>
            <office:change-info>
              <dc:creator>Julia Ringo</dc:creator>
              <dc:date>2023-10-21T11:42:00</dc:date>
            </office:change-info>
            <text:p text:style-name="Text_20_body"><text:span text:style-name="T1"><text:s/></text:span></text:p>
          </text:deletion>
        </text:changed-region>
        <text:changed-region xml:id="ct94907785835824" text:id="ct94907785835824">
          <text:insertion>
            <office:change-info>
              <dc:creator>Julia Ringo</dc:creator>
              <dc:date>2023-10-21T11:43:00</dc:date>
            </office:change-info>
          </text:insertion>
        </text:changed-region>
        <text:changed-region xml:id="ct94907785846416" text:id="ct94907785846416">
          <text:insertion>
            <office:change-info>
              <dc:creator>Julia Ringo</dc:creator>
              <dc:date>2023-10-21T11:43:00</dc:date>
            </office:change-info>
          </text:insertion>
        </text:changed-region>
        <text:changed-region xml:id="ct94907785846704" text:id="ct94907785846704">
          <text:deletion>
            <office:change-info>
              <dc:creator>Julia Ringo</dc:creator>
              <dc:date>2023-10-21T11:43:00</dc:date>
            </office:change-info>
            <text:p text:style-name="Text_20_body"><text:span text:style-name="T1">,</text:span></text:p>
          </text:deletion>
        </text:changed-region>
        <text:changed-region xml:id="ct94907785850976" text:id="ct94907785850976">
          <text:insertion>
            <office:change-info>
              <dc:creator>Julia Ringo</dc:creator>
              <dc:date>2023-10-21T11:43:00</dc:date>
            </office:change-info>
          </text:insertion>
        </text:changed-region>
        <text:changed-region xml:id="ct94907785851264" text:id="ct94907785851264">
          <text:deletion>
            <office:change-info>
              <dc:creator>Julia Ringo</dc:creator>
              <dc:date>2023-10-21T11:43:00</dc:date>
            </office:change-info>
            <text:p text:style-name="Text_20_body"><text:span text:style-name="T1">,</text:span></text:p>
          </text:deletion>
        </text:changed-region>
        <text:changed-region xml:id="ct94907785852896" text:id="ct94907785852896">
          <text:insertion>
            <office:change-info>
              <dc:creator>Julia Ringo</dc:creator>
              <dc:date>2023-10-21T11:43:00</dc:date>
            </office:change-info>
          </text:insertion>
        </text:changed-region>
        <text:changed-region xml:id="ct94907785853184" text:id="ct94907785853184">
          <text:deletion>
            <office:change-info>
              <dc:creator>Julia Ringo</dc:creator>
              <dc:date>2023-10-21T11:43:00</dc:date>
            </office:change-info>
            <text:p text:style-name="Text_20_body"><text:span text:style-name="T1">w</text:span></text:p>
          </text:deletion>
        </text:changed-region>
        <text:changed-region xml:id="ct94907785852032" text:id="ct94907785852032">
          <text:insertion>
            <office:change-info>
              <dc:creator>Julia Ringo</dc:creator>
              <dc:date>2023-10-21T11:43:00</dc:date>
            </office:change-info>
          </text:insertion>
        </text:changed-region>
        <text:changed-region xml:id="ct94907785858320" text:id="ct94907785858320">
          <text:deletion>
            <office:change-info>
              <dc:creator>Julia Ringo</dc:creator>
              <dc:date>2023-10-10T11:08:00</dc:date>
            </office:change-info>
            <text:p text:style-name="Text_20_body"><text:span text:style-name="T1">…</text:span></text:p>
          </text:deletion>
        </text:changed-region>
        <text:changed-region xml:id="ct94907785859280" text:id="ct94907785859280">
          <text:insertion>
            <office:change-info>
              <dc:creator>Julia Ringo</dc:creator>
              <dc:date>2023-10-10T11:08:00</dc:date>
            </office:change-info>
          </text:insertion>
        </text:changed-region>
        <text:changed-region xml:id="ct94907785858608" text:id="ct94907785858608">
          <text:insertion>
            <office:change-info>
              <dc:creator>Julia Ringo</dc:creator>
              <dc:date>2023-10-21T11:43:00</dc:date>
            </office:change-info>
          </text:insertion>
        </text:changed-region>
        <text:changed-region xml:id="ct94907785858896" text:id="ct94907785858896">
          <text:deletion>
            <office:change-info>
              <dc:creator>Julia Ringo</dc:creator>
              <dc:date>2023-10-21T11:43:00</dc:date>
            </office:change-info>
            <text:p text:style-name="Text_20_body"><text:span text:style-name="T1"><text:s/>that </text:span></text:p>
          </text:deletion>
        </text:changed-region>
        <text:changed-region xml:id="ct94907785865824" text:id="ct94907785865824">
          <text:insertion>
            <office:change-info>
              <dc:creator>Julia Ringo</dc:creator>
              <dc:date>2023-10-21T11:43:00</dc:date>
            </office:change-info>
          </text:insertion>
        </text:changed-region>
        <text:changed-region xml:id="ct94907785865488" text:id="ct94907785865488">
          <text:format-change>
            <office:change-info>
              <dc:creator>Julia Ringo</dc:creator>
              <dc:date>2023-10-21T11:44:00</dc:date>
            </office:change-info>
          </text:format-change>
        </text:changed-region>
        <text:changed-region xml:id="ct94907785873200" text:id="ct94907785873200">
          <text:insertion>
            <office:change-info>
              <dc:creator>Julia Ringo</dc:creator>
              <dc:date>2023-10-21T11:44:00</dc:date>
            </office:change-info>
          </text:insertion>
        </text:changed-region>
        <text:changed-region xml:id="ct94907785864816" text:id="ct94907785864816">
          <text:insertion>
            <office:change-info>
              <dc:creator>Julia Ringo</dc:creator>
              <dc:date>2023-10-21T11:44:00</dc:date>
            </office:change-info>
          </text:insertion>
        </text:changed-region>
        <text:changed-region xml:id="ct94907785872912" text:id="ct94907785872912">
          <text:insertion>
            <office:change-info>
              <dc:creator>Julia Ringo</dc:creator>
              <dc:date>2023-10-21T11:45:00</dc:date>
            </office:change-info>
          </text:insertion>
        </text:changed-region>
        <text:changed-region xml:id="ct94907785865168" text:id="ct94907785865168">
          <text:deletion>
            <office:change-info>
              <dc:creator>Julia Ringo</dc:creator>
              <dc:date>2023-10-21T11:45:00</dc:date>
            </office:change-info>
            <text:p text:style-name="Text_20_body"><text:span text:style-name="T1">,</text:span></text:p>
          </text:deletion>
        </text:changed-region>
        <text:changed-region xml:id="ct94907785926816" text:id="ct94907785926816">
          <text:insertion>
            <office:change-info>
              <dc:creator>Julia Ringo</dc:creator>
              <dc:date>2023-10-21T11:46:00</dc:date>
            </office:change-info>
          </text:insertion>
        </text:changed-region>
        <text:changed-region xml:id="ct94907785933744" text:id="ct94907785933744">
          <text:deletion>
            <office:change-info>
              <dc:creator>Julia Ringo</dc:creator>
              <dc:date>2023-10-21T11:46:00</dc:date>
            </office:change-info>
            <text:p text:style-name="Text_20_body"><text:span text:style-name="T1">,</text:span></text:p>
          </text:deletion>
        </text:changed-region>
        <text:changed-region xml:id="ct94907785936720" text:id="ct94907785936720">
          <text:deletion>
            <office:change-info>
              <dc:creator>Julia Ringo</dc:creator>
              <dc:date>2023-10-21T11:46:00</dc:date>
            </office:change-info>
            <text:p text:style-name="Text_20_body"><text:span text:style-name="T1">,</text:span></text:p>
          </text:deletion>
        </text:changed-region>
        <text:changed-region xml:id="ct94907785941184" text:id="ct94907785941184">
          <text:deletion>
            <office:change-info>
              <dc:creator>Julia Ringo</dc:creator>
              <dc:date>2023-10-21T11:46:00</dc:date>
            </office:change-info>
            <text:p text:style-name="Text_20_body"><text:span text:style-name="T1">,</text:span></text:p>
          </text:deletion>
        </text:changed-region>
        <text:changed-region xml:id="ct94907785937392" text:id="ct94907785937392">
          <text:insertion>
            <office:change-info>
              <dc:creator>Julia Ringo</dc:creator>
              <dc:date>2023-10-21T11:50:00</dc:date>
            </office:change-info>
          </text:insertion>
        </text:changed-region>
        <text:changed-region xml:id="ct94907785950576" text:id="ct94907785950576">
          <text:insertion>
            <office:change-info>
              <dc:creator>Julia Ringo</dc:creator>
              <dc:date>2023-10-21T11:50:00</dc:date>
            </office:change-info>
          </text:insertion>
        </text:changed-region>
        <text:changed-region xml:id="ct94907785950864" text:id="ct94907785950864">
          <text:deletion>
            <office:change-info>
              <dc:creator>Julia Ringo</dc:creator>
              <dc:date>2023-10-21T11:50:00</dc:date>
            </office:change-info>
            <text:p text:style-name="Text_20_body"><text:span text:style-name="T1">‘</text:span></text:p>
          </text:deletion>
        </text:changed-region>
        <text:changed-region xml:id="ct94907785952496" text:id="ct94907785952496">
          <text:insertion>
            <office:change-info>
              <dc:creator>Julia Ringo</dc:creator>
              <dc:date>2023-10-21T11:50:00</dc:date>
            </office:change-info>
          </text:insertion>
        </text:changed-region>
        <text:changed-region xml:id="ct94907785952784" text:id="ct94907785952784">
          <text:deletion>
            <office:change-info>
              <dc:creator>Julia Ringo</dc:creator>
              <dc:date>2023-10-21T11:50:00</dc:date>
            </office:change-info>
            <text:p text:style-name="Text_20_body"><text:span text:style-name="T1">’</text:span></text:p>
          </text:deletion>
        </text:changed-region>
        <text:changed-region xml:id="ct94907785953744" text:id="ct94907785953744">
          <text:deletion>
            <office:change-info>
              <dc:creator>Julia Ringo</dc:creator>
              <dc:date>2023-10-21T11:50:00</dc:date>
            </office:change-info>
            <text:p text:style-name="Text_20_body"><text:span text:style-name="T1">then </text:span></text:p>
          </text:deletion>
        </text:changed-region>
        <text:changed-region xml:id="ct94907785928400" text:id="ct94907785928400">
          <text:deletion>
            <office:change-info>
              <dc:creator>Julia Ringo</dc:creator>
              <dc:date>2023-10-05T13:15:00</dc:date>
            </office:change-info>
            <text:p text:style-name="Text_20_body"><text:span text:style-name="T1"><text:s/>— </text:span></text:p>
          </text:deletion>
        </text:changed-region>
        <text:changed-region xml:id="ct94907785949904" text:id="ct94907785949904">
          <text:insertion>
            <office:change-info>
              <dc:creator>Julia Ringo</dc:creator>
              <dc:date>2023-10-05T13:15:00</dc:date>
            </office:change-info>
          </text:insertion>
        </text:changed-region>
        <text:changed-region xml:id="ct94907785814320" text:id="ct94907785814320">
          <text:deletion>
            <office:change-info>
              <dc:creator>Julia Ringo</dc:creator>
              <dc:date>2023-10-05T13:15:00</dc:date>
            </office:change-info>
            <text:p text:style-name="Text_20_body"><text:span text:style-name="T1"><text:s/>— </text:span></text:p>
          </text:deletion>
        </text:changed-region>
        <text:changed-region xml:id="ct94907785955184" text:id="ct94907785955184">
          <text:insertion>
            <office:change-info>
              <dc:creator>Julia Ringo</dc:creator>
              <dc:date>2023-10-05T13:15:00</dc:date>
            </office:change-info>
          </text:insertion>
        </text:changed-region>
        <text:changed-region xml:id="ct94907785964928" text:id="ct94907785964928">
          <text:insertion>
            <office:change-info>
              <dc:creator>Julia Ringo</dc:creator>
              <dc:date>2023-10-21T11:50:00</dc:date>
            </office:change-info>
          </text:insertion>
        </text:changed-region>
        <text:changed-region xml:id="ct94907785940256" text:id="ct94907785940256">
          <text:deletion>
            <office:change-info>
              <dc:creator>Julia Ringo</dc:creator>
              <dc:date>2023-10-10T11:08:00</dc:date>
            </office:change-info>
            <text:p text:style-name="Text_20_body"><text:span text:style-name="T1">…</text:span></text:p>
          </text:deletion>
        </text:changed-region>
        <text:changed-region xml:id="ct94907785969536" text:id="ct94907785969536">
          <text:insertion>
            <office:change-info>
              <dc:creator>Julia Ringo</dc:creator>
              <dc:date>2023-10-10T11:08:00</dc:date>
            </office:change-info>
          </text:insertion>
        </text:changed-region>
        <text:changed-region xml:id="ct94907785969824" text:id="ct94907785969824">
          <text:deletion>
            <office:change-info>
              <dc:creator>Julia Ringo</dc:creator>
              <dc:date>2023-10-21T11:50:00</dc:date>
            </office:change-info>
            <text:p text:style-name="Text_20_body"><text:span text:style-name="T1"><text:s/></text:span></text:p>
          </text:deletion>
        </text:changed-region>
        <text:changed-region xml:id="ct94907785977136" text:id="ct94907785977136">
          <text:deletion>
            <office:change-info>
              <dc:creator>Julia Ringo</dc:creator>
              <dc:date>2023-10-05T13:15:00</dc:date>
            </office:change-info>
            <text:p text:style-name="Text_20_body"><text:span text:style-name="T1"><text:s/>— </text:span></text:p>
          </text:deletion>
        </text:changed-region>
        <text:changed-region xml:id="ct94907785978096" text:id="ct94907785978096">
          <text:insertion>
            <office:change-info>
              <dc:creator>Julia Ringo</dc:creator>
              <dc:date>2023-10-05T13:15:00</dc:date>
            </office:change-info>
          </text:insertion>
        </text:changed-region>
        <text:changed-region xml:id="ct94907785980320" text:id="ct94907785980320">
          <text:insertion>
            <office:change-info>
              <dc:creator>Julia Ringo</dc:creator>
              <dc:date>2023-10-21T11:55:00</dc:date>
            </office:change-info>
          </text:insertion>
        </text:changed-region>
        <text:changed-region xml:id="ct94907785982624" text:id="ct94907785982624">
          <text:deletion>
            <office:change-info>
              <dc:creator>Julia Ringo</dc:creator>
              <dc:date>2023-10-05T13:15:00</dc:date>
            </office:change-info>
            <text:p text:style-name="Text_20_body"><text:span text:style-name="T1"><text:s/>— </text:span></text:p>
          </text:deletion>
        </text:changed-region>
        <text:changed-region xml:id="ct94907785983584" text:id="ct94907785983584">
          <text:insertion>
            <office:change-info>
              <dc:creator>Julia Ringo</dc:creator>
              <dc:date>2023-10-05T13:15:00</dc:date>
            </office:change-info>
          </text:insertion>
        </text:changed-region>
        <text:changed-region xml:id="ct94907785982128" text:id="ct94907785982128">
          <text:format-change>
            <office:change-info>
              <dc:creator>Julia Ringo</dc:creator>
              <dc:date>2023-10-21T11:55:00</dc:date>
            </office:change-info>
          </text:format-change>
        </text:changed-region>
        <text:changed-region xml:id="ct94907785976848" text:id="ct94907785976848">
          <text:insertion>
            <office:change-info>
              <dc:creator>Julia Ringo</dc:creator>
              <dc:date>2023-10-21T11:55:00</dc:date>
            </office:change-info>
          </text:insertion>
        </text:changed-region>
        <text:changed-region xml:id="ct94907785846080" text:id="ct94907785846080">
          <text:deletion>
            <office:change-info>
              <dc:creator>Julia Ringo</dc:creator>
              <dc:date>2023-10-10T11:08:00</dc:date>
            </office:change-info>
            <text:p text:style-name="Text_20_body"><text:span text:style-name="T1">…</text:span></text:p>
          </text:deletion>
        </text:changed-region>
        <text:changed-region xml:id="ct94907785981456" text:id="ct94907785981456">
          <text:insertion>
            <office:change-info>
              <dc:creator>Julia Ringo</dc:creator>
              <dc:date>2023-10-10T11:08:00</dc:date>
            </office:change-info>
          </text:insertion>
        </text:changed-region>
        <text:changed-region xml:id="ct94907786009712" text:id="ct94907786009712">
          <text:deletion>
            <office:change-info>
              <dc:creator>Julia Ringo</dc:creator>
              <dc:date>2023-10-21T11:55:00</dc:date>
            </office:change-info>
            <text:p text:style-name="Text_20_body"><text:span text:style-name="T1"><text:s/></text:span></text:p>
          </text:deletion>
        </text:changed-region>
        <text:changed-region xml:id="ct94907786010000" text:id="ct94907786010000">
          <text:deletion>
            <office:change-info>
              <dc:creator>Julia Ringo</dc:creator>
              <dc:date>2023-10-10T11:08:00</dc:date>
            </office:change-info>
            <text:p text:style-name="Text_20_body"><text:span text:style-name="T1">…</text:span></text:p>
          </text:deletion>
        </text:changed-region>
        <text:changed-region xml:id="ct94907786027520" text:id="ct94907786027520">
          <text:insertion>
            <office:change-info>
              <dc:creator>Julia Ringo</dc:creator>
              <dc:date>2023-10-10T11:08:00</dc:date>
            </office:change-info>
          </text:insertion>
        </text:changed-region>
        <text:changed-region xml:id="ct94907785991040" text:id="ct94907785991040">
          <text:deletion>
            <office:change-info>
              <dc:creator>Julia Ringo</dc:creator>
              <dc:date>2023-10-21T11:56:00</dc:date>
            </office:change-info>
            <text:p text:style-name="Text_20_body"><text:span text:style-name="T1">25 </text:span></text:p>
          </text:deletion>
        </text:changed-region>
        <text:changed-region xml:id="ct94907785940672" text:id="ct94907785940672">
          <text:insertion>
            <office:change-info>
              <dc:creator>Julia Ringo</dc:creator>
              <dc:date>2023-10-21T11:56:00</dc:date>
            </office:change-info>
          </text:insertion>
        </text:changed-region>
        <text:changed-region xml:id="ct94907786042576" text:id="ct94907786042576">
          <text:insertion>
            <office:change-info>
              <dc:creator>Julia Ringo</dc:creator>
              <dc:date>2023-10-21T11:56:00</dc:date>
            </office:change-info>
          </text:insertion>
        </text:changed-region>
        <text:changed-region xml:id="ct94907786042864" text:id="ct94907786042864">
          <text:deletion>
            <office:change-info>
              <dc:creator>Julia Ringo</dc:creator>
              <dc:date>2023-10-21T11:59:00</dc:date>
            </office:change-info>
            <text:p text:style-name="Text_20_body"><text:span text:style-name="T1">is capable of</text:span></text:p>
          </text:deletion>
        </text:changed-region>
        <text:changed-region xml:id="ct94907786043824" text:id="ct94907786043824">
          <text:insertion>
            <office:change-info>
              <dc:creator>Julia Ringo</dc:creator>
              <dc:date>2023-10-21T11:59:00</dc:date>
            </office:change-info>
          </text:insertion>
        </text:changed-region>
        <text:changed-region xml:id="ct94907786044784" text:id="ct94907786044784">
          <text:deletion>
            <office:change-info>
              <dc:creator>Julia Ringo</dc:creator>
              <dc:date>2023-10-21T11:56:00</dc:date>
            </office:change-info>
            <text:p text:style-name="Text_20_body"><text:span text:style-name="T1">doing </text:span></text:p>
          </text:deletion>
        </text:changed-region>
        <text:changed-region xml:id="ct94907786029296" text:id="ct94907786029296">
          <text:insertion>
            <office:change-info>
              <dc:creator>Julia Ringo</dc:creator>
              <dc:date>2023-10-21T12:00:00</dc:date>
            </office:change-info>
          </text:insertion>
        </text:changed-region>
        <text:changed-region xml:id="ct94907786043152" text:id="ct94907786043152">
          <text:deletion>
            <office:change-info>
              <dc:creator>Julia Ringo</dc:creator>
              <dc:date>2023-10-10T11:08:00</dc:date>
            </office:change-info>
            <text:p text:style-name="Text_20_body"><text:span text:style-name="T1">…</text:span></text:p>
          </text:deletion>
        </text:changed-region>
        <text:changed-region xml:id="ct94907786044112" text:id="ct94907786044112">
          <text:insertion>
            <office:change-info>
              <dc:creator>Julia Ringo</dc:creator>
              <dc:date>2023-10-10T11:08:00</dc:date>
            </office:change-info>
          </text:insertion>
        </text:changed-region>
        <text:changed-region xml:id="ct94907786058944" text:id="ct94907786058944">
          <text:insertion>
            <office:change-info>
              <dc:creator>Julia Ringo</dc:creator>
              <dc:date>2023-10-21T12:00:00</dc:date>
            </office:change-info>
          </text:insertion>
        </text:changed-region>
        <text:changed-region xml:id="ct94907786062400" text:id="ct94907786062400">
          <text:deletion>
            <office:change-info>
              <dc:creator>Julia Ringo</dc:creator>
              <dc:date>2023-10-21T12:00:00</dc:date>
            </office:change-info>
            <text:p text:style-name="Text_20_body"><text:span text:style-name="T1">,</text:span></text:p>
          </text:deletion>
        </text:changed-region>
        <text:changed-region xml:id="ct94907786064320" text:id="ct94907786064320">
          <text:insertion>
            <office:change-info>
              <dc:creator>Julia Ringo</dc:creator>
              <dc:date>2023-10-21T12:00:00</dc:date>
            </office:change-info>
          </text:insertion>
        </text:changed-region>
        <text:changed-region xml:id="ct94907785819456" text:id="ct94907785819456">
          <text:deletion>
            <office:change-info>
              <dc:creator>Julia Ringo</dc:creator>
              <dc:date>2023-10-05T13:15:00</dc:date>
            </office:change-info>
            <text:p text:style-name="Text_20_body"><text:span text:style-name="T1"><text:s/>— </text:span></text:p>
          </text:deletion>
        </text:changed-region>
        <text:changed-region xml:id="ct94907786067296" text:id="ct94907786067296">
          <text:insertion>
            <office:change-info>
              <dc:creator>Julia Ringo</dc:creator>
              <dc:date>2023-10-05T13:15:00</dc:date>
            </office:change-info>
          </text:insertion>
        </text:changed-region>
        <text:changed-region xml:id="ct94907786063312" text:id="ct94907786063312">
          <text:deletion>
            <office:change-info>
              <dc:creator>Julia Ringo</dc:creator>
              <dc:date>2023-10-21T12:01:00</dc:date>
            </office:change-info>
            <text:p text:style-name="Text_20_body"><text:span text:style-name="T1">30 </text:span></text:p>
          </text:deletion>
        </text:changed-region>
        <text:changed-region xml:id="ct94907786064944" text:id="ct94907786064944">
          <text:insertion>
            <office:change-info>
              <dc:creator>Julia Ringo</dc:creator>
              <dc:date>2023-10-21T12:01:00</dc:date>
            </office:change-info>
          </text:insertion>
        </text:changed-region>
        <text:changed-region xml:id="ct94907786065904" text:id="ct94907786065904">
          <text:deletion>
            <office:change-info>
              <dc:creator>Julia Ringo</dc:creator>
              <dc:date>2023-10-05T13:15:00</dc:date>
            </office:change-info>
            <text:p text:style-name="Text_20_body"><text:span text:style-name="T1"><text:s/>— </text:span></text:p>
          </text:deletion>
        </text:changed-region>
        <text:changed-region xml:id="ct94907786066864" text:id="ct94907786066864">
          <text:insertion>
            <office:change-info>
              <dc:creator>Julia Ringo</dc:creator>
              <dc:date>2023-10-05T13:15:00</dc:date>
            </office:change-info>
          </text:insertion>
        </text:changed-region>
        <text:changed-region xml:id="ct94907786068736" text:id="ct94907786068736">
          <text:deletion>
            <office:change-info>
              <dc:creator>Julia Ringo</dc:creator>
              <dc:date>2023-10-21T12:01:00</dc:date>
            </office:change-info>
            <text:p text:style-name="Text_20_body"><text:span text:style-name="T1">e</text:span></text:p>
          </text:deletion>
        </text:changed-region>
        <text:changed-region xml:id="ct94907786063664" text:id="ct94907786063664">
          <text:insertion>
            <office:change-info>
              <dc:creator>Julia Ringo</dc:creator>
              <dc:date>2023-10-21T12:01:00</dc:date>
            </office:change-info>
          </text:insertion>
        </text:changed-region>
        <text:changed-region xml:id="ct94907786077424" text:id="ct94907786077424">
          <text:deletion>
            <office:change-info>
              <dc:creator>Julia Ringo</dc:creator>
              <dc:date>2023-10-21T12:01:00</dc:date>
            </office:change-info>
            <text:p text:style-name="Text_20_body"><text:span text:style-name="T1">30 </text:span></text:p>
          </text:deletion>
        </text:changed-region>
        <text:changed-region xml:id="ct94907786084816" text:id="ct94907786084816">
          <text:insertion>
            <office:change-info>
              <dc:creator>Julia Ringo</dc:creator>
              <dc:date>2023-10-21T12:01:00</dc:date>
            </office:change-info>
          </text:insertion>
        </text:changed-region>
        <text:changed-region xml:id="ct94907786087456" text:id="ct94907786087456">
          <text:format-change>
            <office:change-info>
              <dc:creator>Julia Ringo</dc:creator>
              <dc:date>2023-10-21T12:01:00</dc:date>
            </office:change-info>
          </text:format-change>
        </text:changed-region>
        <text:changed-region xml:id="ct94907786102816" text:id="ct94907786102816">
          <text:insertion>
            <office:change-info>
              <dc:creator>Julia Ringo</dc:creator>
              <dc:date>2023-10-21T12:02:00</dc:date>
            </office:change-info>
          </text:insertion>
        </text:changed-region>
        <text:changed-region xml:id="ct94907786103104" text:id="ct94907786103104">
          <text:deletion>
            <office:change-info>
              <dc:creator>Julia Ringo</dc:creator>
              <dc:date>2023-10-21T12:03:00</dc:date>
            </office:change-info>
            <text:p text:style-name="Text_20_body"><text:span text:style-name="T1">that </text:span></text:p>
          </text:deletion>
        </text:changed-region>
        <text:changed-region xml:id="ct94907786104704" text:id="ct94907786104704">
          <text:insertion>
            <office:change-info>
              <dc:creator>Julia Ringo</dc:creator>
              <dc:date>2023-10-21T12:03:00</dc:date>
            </office:change-info>
          </text:insertion>
        </text:changed-region>
        <text:changed-region xml:id="ct94907786105664" text:id="ct94907786105664">
          <text:deletion>
            <office:change-info>
              <dc:creator>Julia Ringo</dc:creator>
              <dc:date>2023-10-21T12:03:00</dc:date>
            </office:change-info>
            <text:p text:style-name="Text_20_body"><text:span text:style-name="T1">have into their </text:span></text:p>
          </text:deletion>
        </text:changed-region>
        <text:changed-region xml:id="ct94907786119488" text:id="ct94907786119488">
          <text:insertion>
            <office:change-info>
              <dc:creator>Julia Ringo</dc:creator>
              <dc:date>2023-10-21T12:07:00</dc:date>
            </office:change-info>
          </text:insertion>
        </text:changed-region>
        <text:changed-region xml:id="ct94907786111472" text:id="ct94907786111472">
          <text:deletion>
            <office:change-info>
              <dc:creator>Julia Ringo</dc:creator>
              <dc:date>2023-10-21T12:07:00</dc:date>
            </office:change-info>
            <text:p text:style-name="Text_20_body"><text:span text:style-name="T1"><text:s/></text:span></text:p>
          </text:deletion>
        </text:changed-region>
        <text:changed-region xml:id="ct94907779463616" text:id="ct94907779463616">
          <text:insertion>
            <office:change-info>
              <dc:creator>Julia Ringo</dc:creator>
              <dc:date>2023-10-21T12:08:00</dc:date>
            </office:change-info>
          </text:insertion>
        </text:changed-region>
        <text:changed-region xml:id="ct94907779442944" text:id="ct94907779442944">
          <text:deletion>
            <office:change-info>
              <dc:creator>Julia Ringo</dc:creator>
              <dc:date>2023-10-21T12:15:00</dc:date>
            </office:change-info>
            <text:p text:style-name="Text_20_body"><text:span text:style-name="T1"><text:s/>inside of the hatch</text:span></text:p>
          </text:deletion>
        </text:changed-region>
        <text:changed-region xml:id="ct94907779890016" text:id="ct94907779890016">
          <text:insertion>
            <office:change-info>
              <dc:creator>Julia Ringo</dc:creator>
              <dc:date>2023-10-21T12:15:00</dc:date>
            </office:change-info>
          </text:insertion>
        </text:changed-region>
        <text:changed-region xml:id="ct94907778685488" text:id="ct94907778685488">
          <text:deletion>
            <office:change-info>
              <dc:creator>Julia Ringo</dc:creator>
              <dc:date>2023-10-21T12:15:00</dc:date>
            </office:change-info>
            <text:p text:style-name="Text_20_body"><text:span text:style-name="T1">. The ledge was </text:span></text:p>
          </text:deletion>
        </text:changed-region>
        <text:changed-region xml:id="ct94907782110912" text:id="ct94907782110912">
          <text:deletion>
            <office:change-info>
              <dc:creator>Julia Ringo</dc:creator>
              <dc:date>2023-10-21T12:16:00</dc:date>
            </office:change-info>
            <text:p text:style-name="Text_20_body"><text:span text:style-name="T1">to be</text:span></text:p>
          </text:deletion>
        </text:changed-region>
        <text:changed-region xml:id="ct94907778636512" text:id="ct94907778636512">
          <text:insertion>
            <office:change-info>
              <dc:creator>Julia Ringo</dc:creator>
              <dc:date>2023-10-21T12:16:00</dc:date>
            </office:change-info>
          </text:insertion>
        </text:changed-region>
        <text:changed-region xml:id="ct94907779496448" text:id="ct94907779496448">
          <text:deletion>
            <office:change-info>
              <dc:creator>Julia Ringo</dc:creator>
              <dc:date>2023-10-05T13:15:00</dc:date>
            </office:change-info>
            <text:p text:style-name="Text_20_body"><text:span text:style-name="T1"><text:s/>— </text:span></text:p>
          </text:deletion>
        </text:changed-region>
        <text:changed-region xml:id="ct94907778643520" text:id="ct94907778643520">
          <text:insertion>
            <office:change-info>
              <dc:creator>Julia Ringo</dc:creator>
              <dc:date>2023-10-05T13:15:00</dc:date>
            </office:change-info>
          </text:insertion>
        </text:changed-region>
        <text:changed-region xml:id="ct94907782233536" text:id="ct94907782233536">
          <text:insertion>
            <office:change-info>
              <dc:creator>Julia Ringo</dc:creator>
              <dc:date>2023-10-21T12:16:00</dc:date>
            </office:change-info>
          </text:insertion>
        </text:changed-region>
        <text:changed-region xml:id="ct94907782542016" text:id="ct94907782542016">
          <text:deletion>
            <office:change-info>
              <dc:creator>Julia Ringo</dc:creator>
              <dc:date>2023-10-21T12:16:00</dc:date>
            </office:change-info>
            <text:p text:style-name="Text_20_body"><text:span text:style-name="T1"><text:s/>with </text:span></text:p>
          </text:deletion>
        </text:changed-region>
        <text:changed-region xml:id="ct94907782671008" text:id="ct94907782671008">
          <text:insertion>
            <office:change-info>
              <dc:creator>Julia Ringo</dc:creator>
              <dc:date>2023-10-21T12:16:00</dc:date>
            </office:change-info>
          </text:insertion>
        </text:changed-region>
        <text:changed-region xml:id="ct94907779808768" text:id="ct94907779808768">
          <text:insertion>
            <office:change-info>
              <dc:creator>Julia Ringo</dc:creator>
              <dc:date>2023-10-21T12:18:00</dc:date>
            </office:change-info>
          </text:insertion>
        </text:changed-region>
        <text:changed-region xml:id="ct94907782194832" text:id="ct94907782194832">
          <text:deletion>
            <office:change-info>
              <dc:creator>Julia Ringo</dc:creator>
              <dc:date>2023-10-21T12:18:00</dc:date>
            </office:change-info>
            <text:p text:style-name="Text_20_body"><text:span text:style-name="T1">50 </text:span></text:p>
          </text:deletion>
        </text:changed-region>
        <text:changed-region xml:id="ct94907778707328" text:id="ct94907778707328">
          <text:insertion>
            <office:change-info>
              <dc:creator>Julia Ringo</dc:creator>
              <dc:date>2023-10-21T12:18:00</dc:date>
            </office:change-info>
          </text:insertion>
        </text:changed-region>
        <text:changed-region xml:id="ct94907778711248" text:id="ct94907778711248">
          <text:insertion>
            <office:change-info>
              <dc:creator>Julia Ringo</dc:creator>
              <dc:date>2023-10-21T12:19:00</dc:date>
            </office:change-info>
          </text:insertion>
        </text:changed-region>
        <text:changed-region xml:id="ct94907782449152" text:id="ct94907782449152">
          <text:deletion>
            <office:change-info>
              <dc:creator>Julia Ringo</dc:creator>
              <dc:date>2023-10-10T11:08:00</dc:date>
            </office:change-info>
            <text:p text:style-name="Text_20_body"><text:span text:style-name="T1">…</text:span></text:p>
          </text:deletion>
        </text:changed-region>
        <text:changed-region xml:id="ct94907779333520" text:id="ct94907779333520">
          <text:insertion>
            <office:change-info>
              <dc:creator>Julia Ringo</dc:creator>
              <dc:date>2023-10-10T11:08:00</dc:date>
            </office:change-info>
          </text:insertion>
        </text:changed-region>
        <text:changed-region xml:id="ct94907781913456" text:id="ct94907781913456">
          <text:deletion>
            <office:change-info>
              <dc:creator>Julia Ringo</dc:creator>
              <dc:date>2023-10-21T12:19:00</dc:date>
            </office:change-info>
            <text:p text:style-name="Text_20_body"><text:span text:style-name="T1"><text:s/></text:span></text:p>
          </text:deletion>
        </text:changed-region>
        <text:changed-region xml:id="ct94907782670192" text:id="ct94907782670192">
          <text:insertion>
            <office:change-info>
              <dc:creator>Julia Ringo</dc:creator>
              <dc:date>2023-10-21T12:19:00</dc:date>
            </office:change-info>
          </text:insertion>
        </text:changed-region>
        <text:changed-region xml:id="ct94907782589696" text:id="ct94907782589696">
          <text:deletion>
            <office:change-info>
              <dc:creator>Julia Ringo</dc:creator>
              <dc:date>2023-10-05T13:15:00</dc:date>
            </office:change-info>
            <text:p text:style-name="Text_20_body"><text:span text:style-name="T2"><text:s/>— </text:span></text:p>
          </text:deletion>
        </text:changed-region>
        <text:changed-region xml:id="ct94907778735984" text:id="ct94907778735984">
          <text:insertion>
            <office:change-info>
              <dc:creator>Julia Ringo</dc:creator>
              <dc:date>2023-10-05T13:15:00</dc:date>
            </office:change-info>
          </text:insertion>
        </text:changed-region>
        <text:changed-region xml:id="ct94907779509120" text:id="ct94907779509120">
          <text:insertion>
            <office:change-info>
              <dc:creator>Julia Ringo</dc:creator>
              <dc:date>2023-10-21T12:19:00</dc:date>
            </office:change-info>
          </text:insertion>
        </text:changed-region>
        <text:changed-region xml:id="ct94907781521536" text:id="ct94907781521536">
          <text:deletion>
            <office:change-info>
              <dc:creator>Julia Ringo</dc:creator>
              <dc:date>2023-10-05T13:15:00</dc:date>
            </office:change-info>
            <text:p text:style-name="Text_20_body"><text:span text:style-name="T1"><text:s/>— </text:span></text:p>
          </text:deletion>
        </text:changed-region>
        <text:changed-region xml:id="ct94907782390704" text:id="ct94907782390704">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907778724464" text:id="ct94907778724464">
          <text:insertion>
            <office:change-info>
              <dc:creator>Julia Ringo</dc:creator>
              <dc:date>2023-10-05T13:15:00</dc:date>
            </office:change-info>
          </text:insertion>
        </text:changed-region>
        <text:changed-region xml:id="ct94907782867376" text:id="ct94907782867376">
          <text:insertion>
            <office:change-info>
              <dc:creator>Julia Ringo</dc:creator>
              <dc:date>2023-10-21T12:19:00</dc:date>
            </office:change-info>
          </text:insertion>
        </text:changed-region>
        <text:changed-region xml:id="ct94907783098832" text:id="ct94907783098832">
          <text:insertion>
            <office:change-info>
              <dc:creator>Julia Ringo</dc:creator>
              <dc:date>2023-10-21T12:19:00</dc:date>
            </office:change-info>
          </text:insertion>
        </text:changed-region>
        <text:changed-region xml:id="ct94907783096656" text:id="ct94907783096656">
          <text:deletion>
            <office:change-info>
              <dc:creator>Julia Ringo</dc:creator>
              <dc:date>2023-10-05T13:15:00</dc:date>
            </office:change-info>
            <text:p text:style-name="Text_20_body"><text:span text:style-name="T1"><text:s/>— </text:span></text:p>
          </text:deletion>
        </text:changed-region>
        <text:changed-region xml:id="ct94907783092512" text:id="ct94907783092512">
          <text:insertion>
            <office:change-info>
              <dc:creator>Julia Ringo</dc:creator>
              <dc:date>2023-10-05T13:15:00</dc:date>
            </office:change-info>
          </text:insertion>
        </text:changed-region>
        <text:changed-region xml:id="ct94907783240416" text:id="ct94907783240416">
          <text:insertion>
            <office:change-info>
              <dc:creator>Julia Ringo</dc:creator>
              <dc:date>2023-10-21T12:27:00</dc:date>
            </office:change-info>
          </text:insertion>
        </text:changed-region>
        <text:changed-region xml:id="ct94907783249824" text:id="ct94907783249824">
          <text:deletion>
            <office:change-info>
              <dc:creator>Julia Ringo</dc:creator>
              <dc:date>2023-10-10T11:08:00</dc:date>
            </office:change-info>
            <text:p text:style-name="Text_20_body"><text:span text:style-name="T1">…</text:span></text:p>
          </text:deletion>
        </text:changed-region>
        <text:changed-region xml:id="ct94907783310288" text:id="ct94907783310288">
          <text:insertion>
            <office:change-info>
              <dc:creator>Julia Ringo</dc:creator>
              <dc:date>2023-10-10T11:08:00</dc:date>
            </office:change-info>
          </text:insertion>
        </text:changed-region>
        <text:changed-region xml:id="ct94907783365424" text:id="ct94907783365424">
          <text:deletion>
            <office:change-info>
              <dc:creator>Julia Ringo</dc:creator>
              <dc:date>2023-10-05T13:15:00</dc:date>
            </office:change-info>
            <text:p text:style-name="Text_20_body"><text:span text:style-name="T1"><text:s/>— </text:span></text:p>
          </text:deletion>
        </text:changed-region>
        <text:changed-region xml:id="ct94907783414672" text:id="ct94907783414672">
          <text:insertion>
            <office:change-info>
              <dc:creator>Julia Ringo</dc:creator>
              <dc:date>2023-10-05T13:15:00</dc:date>
            </office:change-info>
          </text:insertion>
        </text:changed-region>
        <text:changed-region xml:id="ct94907783506208" text:id="ct94907783506208">
          <text:insertion>
            <office:change-info>
              <dc:creator>Julia Ringo</dc:creator>
              <dc:date>2023-10-21T12:28:00</dc:date>
            </office:change-info>
          </text:insertion>
        </text:changed-region>
        <text:changed-region xml:id="ct94907783557920" text:id="ct94907783557920">
          <text:format-change>
            <office:change-info>
              <dc:creator>Julia Ringo</dc:creator>
              <dc:date>2023-10-21T12:28:00</dc:date>
            </office:change-info>
          </text:format-change>
        </text:changed-region>
        <text:changed-region xml:id="ct94907783588256" text:id="ct94907783588256">
          <text:deletion>
            <office:change-info>
              <dc:creator>Julia Ringo</dc:creator>
              <dc:date>2023-10-05T13:15:00</dc:date>
            </office:change-info>
            <text:p text:style-name="Text_20_body"><text:span text:style-name="T1"><text:s/>— </text:span></text:p>
          </text:deletion>
        </text:changed-region>
        <text:changed-region xml:id="ct94907783588800" text:id="ct94907783588800">
          <text:insertion>
            <office:change-info>
              <dc:creator>Julia Ringo</dc:creator>
              <dc:date>2023-10-21T12:28:00</dc:date>
            </office:change-info>
          </text:insertion>
        </text:changed-region>
        <text:changed-region xml:id="ct94907783598544" text:id="ct94907783598544">
          <text:deletion>
            <office:change-info>
              <dc:creator>Julia Ringo</dc:creator>
              <dc:date>2023-10-05T13:15:00</dc:date>
            </office:change-info>
            <text:p text:style-name="Text_20_body"><text:span text:style-name="T1"><text:s/>— </text:span></text:p>
          </text:deletion>
        </text:changed-region>
        <text:changed-region xml:id="ct94907783671280" text:id="ct94907783671280">
          <text:insertion>
            <office:change-info>
              <dc:creator>Julia Ringo</dc:creator>
              <dc:date>2023-10-21T12:28:00</dc:date>
            </office:change-info>
          </text:insertion>
        </text:changed-region>
        <text:changed-region xml:id="ct94907783681600" text:id="ct94907783681600">
          <text:insertion>
            <office:change-info>
              <dc:creator>Julia Ringo</dc:creator>
              <dc:date>2023-10-21T12:28:00</dc:date>
            </office:change-info>
          </text:insertion>
        </text:changed-region>
        <text:changed-region xml:id="ct94907783871616" text:id="ct94907783871616">
          <text:deletion>
            <office:change-info>
              <dc:creator>Julia Ringo</dc:creator>
              <dc:date>2023-10-05T13:15:00</dc:date>
            </office:change-info>
            <text:p text:style-name="Text_20_body"><text:span text:style-name="T1"><text:s/>— </text:span></text:p>
          </text:deletion>
        </text:changed-region>
        <text:changed-region xml:id="ct94907783903696" text:id="ct94907783903696">
          <text:insertion>
            <office:change-info>
              <dc:creator>Julia Ringo</dc:creator>
              <dc:date>2023-10-05T13:15:00</dc:date>
            </office:change-info>
          </text:insertion>
        </text:changed-region>
        <text:changed-region xml:id="ct94907784204704" text:id="ct94907784204704">
          <text:insertion>
            <office:change-info>
              <dc:creator>Julia Ringo</dc:creator>
              <dc:date>2023-10-21T13:12:00</dc:date>
            </office:change-info>
          </text:insertion>
        </text:changed-region>
        <text:changed-region xml:id="ct94907784309760" text:id="ct94907784309760">
          <text:insertion>
            <office:change-info>
              <dc:creator>Julia Ringo</dc:creator>
              <dc:date>2023-10-21T13:12:00</dc:date>
            </office:change-info>
          </text:insertion>
        </text:changed-region>
        <text:changed-region xml:id="ct94907784309312" text:id="ct94907784309312">
          <text:deletion>
            <office:change-info>
              <dc:creator>Julia Ringo</dc:creator>
              <dc:date>2023-10-21T13:12:00</dc:date>
            </office:change-info>
            <text:p text:style-name="Text_20_body"><text:span text:style-name="T1">;</text:span></text:p>
          </text:deletion>
        </text:changed-region>
        <text:changed-region xml:id="ct94907784314256" text:id="ct94907784314256">
          <text:insertion>
            <office:change-info>
              <dc:creator>Julia Ringo</dc:creator>
              <dc:date>2023-10-21T13:12:00</dc:date>
            </office:change-info>
          </text:insertion>
        </text:changed-region>
        <text:changed-region xml:id="ct94907784511856" text:id="ct94907784511856">
          <text:insertion>
            <office:change-info>
              <dc:creator>Julia Ringo</dc:creator>
              <dc:date>2023-10-21T13:12:00</dc:date>
            </office:change-info>
          </text:insertion>
        </text:changed-region>
        <text:changed-region xml:id="ct94907784576304" text:id="ct94907784576304">
          <text:deletion>
            <office:change-info>
              <dc:creator>Julia Ringo</dc:creator>
              <dc:date>2023-10-21T13:12:00</dc:date>
            </office:change-info>
            <text:p text:style-name="Text_20_body"><text:span text:style-name="T1">,</text:span></text:p>
          </text:deletion>
        </text:changed-region>
        <text:changed-region xml:id="ct94907784666464" text:id="ct94907784666464">
          <text:insertion>
            <office:change-info>
              <dc:creator>Julia Ringo</dc:creator>
              <dc:date>2023-10-21T13:12:00</dc:date>
            </office:change-info>
          </text:insertion>
        </text:changed-region>
        <text:changed-region xml:id="ct94907784662736" text:id="ct94907784662736">
          <text:insertion>
            <office:change-info>
              <dc:creator>Julia Ringo</dc:creator>
              <dc:date>2023-10-21T13:12:00</dc:date>
            </office:change-info>
          </text:insertion>
        </text:changed-region>
        <text:changed-region xml:id="ct94907784732240" text:id="ct94907784732240">
          <text:deletion>
            <office:change-info>
              <dc:creator>Julia Ringo</dc:creator>
              <dc:date>2023-10-21T13:12:00</dc:date>
            </office:change-info>
            <text:p text:style-name="Text_20_body"><text:span text:style-name="T1">,</text:span></text:p>
          </text:deletion>
        </text:changed-region>
        <text:changed-region xml:id="ct94907784731424" text:id="ct94907784731424">
          <text:deletion>
            <office:change-info>
              <dc:creator>Julia Ringo</dc:creator>
              <dc:date>2023-10-05T13:15:00</dc:date>
            </office:change-info>
            <text:p text:style-name="Text_20_body"><text:span text:style-name="T1"><text:s/>— </text:span></text:p>
          </text:deletion>
        </text:changed-region>
        <text:changed-region xml:id="ct94907784755856" text:id="ct94907784755856">
          <text:insertion>
            <office:change-info>
              <dc:creator>Julia Ringo</dc:creator>
              <dc:date>2023-10-05T13:15:00</dc:date>
            </office:change-info>
          </text:insertion>
        </text:changed-region>
        <text:changed-region xml:id="ct94907784768384" text:id="ct94907784768384">
          <text:deletion>
            <office:change-info>
              <dc:creator>Julia Ringo</dc:creator>
              <dc:date>2023-10-05T13:15:00</dc:date>
            </office:change-info>
            <text:p text:style-name="Text_20_body"><text:span text:style-name="T1"><text:s/>— </text:span></text:p>
          </text:deletion>
        </text:changed-region>
        <text:changed-region xml:id="ct94907784749152" text:id="ct94907784749152">
          <text:insertion>
            <office:change-info>
              <dc:creator>Julia Ringo</dc:creator>
              <dc:date>2023-10-05T13:15:00</dc:date>
            </office:change-info>
          </text:insertion>
        </text:changed-region>
        <text:changed-region xml:id="ct94907785640512" text:id="ct94907785640512">
          <text:insertion>
            <office:change-info>
              <dc:creator>Julia Ringo</dc:creator>
              <dc:date>2023-10-21T13:13:00</dc:date>
            </office:change-info>
          </text:insertion>
        </text:changed-region>
        <text:changed-region xml:id="ct94907778533120" text:id="ct94907778533120">
          <text:insertion>
            <office:change-info>
              <dc:creator>Julia Ringo</dc:creator>
              <dc:date>2023-10-21T13:13:00</dc:date>
            </office:change-info>
          </text:insertion>
        </text:changed-region>
        <text:changed-region xml:id="ct94907782621360" text:id="ct94907782621360">
          <text:deletion>
            <office:change-info>
              <dc:creator>Julia Ringo</dc:creator>
              <dc:date>2023-10-21T13:13:00</dc:date>
            </office:change-info>
            <text:p text:style-name="Text_20_body"><text:span text:style-name="T1">,</text:span></text:p>
          </text:deletion>
        </text:changed-region>
        <text:changed-region xml:id="ct94907782177792" text:id="ct94907782177792">
          <text:insertion>
            <office:change-info>
              <dc:creator>Julia Ringo</dc:creator>
              <dc:date>2023-10-21T13:13:00</dc:date>
            </office:change-info>
          </text:insertion>
        </text:changed-region>
        <text:changed-region xml:id="ct94907779485504" text:id="ct94907779485504">
          <text:deletion>
            <office:change-info>
              <dc:creator>Julia Ringo</dc:creator>
              <dc:date>2023-10-21T13:13:00</dc:date>
            </office:change-info>
            <text:p text:style-name="Text_20_body"><text:span text:style-name="T1">t</text:span></text:p>
          </text:deletion>
        </text:changed-region>
        <text:changed-region xml:id="ct94907782699840" text:id="ct94907782699840">
          <text:deletion>
            <office:change-info>
              <dc:creator>Julia Ringo</dc:creator>
              <dc:date>2023-10-10T11:08:00</dc:date>
            </office:change-info>
            <text:p text:style-name="Text_20_body"><text:span text:style-name="T1">…</text:span></text:p>
          </text:deletion>
        </text:changed-region>
        <text:changed-region xml:id="ct94907778534384" text:id="ct94907778534384">
          <text:insertion>
            <office:change-info>
              <dc:creator>Julia Ringo</dc:creator>
              <dc:date>2023-10-10T11:08:00</dc:date>
            </office:change-info>
          </text:insertion>
        </text:changed-region>
        <text:changed-region xml:id="ct94907782734624" text:id="ct94907782734624">
          <text:insertion>
            <office:change-info>
              <dc:creator>Julia Ringo</dc:creator>
              <dc:date>2023-10-21T13:13:00</dc:date>
            </office:change-info>
          </text:insertion>
        </text:changed-region>
        <text:changed-region xml:id="ct94907782280112" text:id="ct94907782280112">
          <text:deletion>
            <office:change-info>
              <dc:creator>Julia Ringo</dc:creator>
              <dc:date>2023-10-10T11:08:00</dc:date>
            </office:change-info>
            <text:p text:style-name="Text_20_body"><text:span text:style-name="T1">…</text:span></text:p>
          </text:deletion>
        </text:changed-region>
        <text:changed-region xml:id="ct94907782481168" text:id="ct94907782481168">
          <text:insertion>
            <office:change-info>
              <dc:creator>Julia Ringo</dc:creator>
              <dc:date>2023-10-10T11:08:00</dc:date>
            </office:change-info>
          </text:insertion>
        </text:changed-region>
        <text:changed-region xml:id="ct94907782962272" text:id="ct94907782962272">
          <text:deletion>
            <office:change-info>
              <dc:creator>Julia Ringo</dc:creator>
              <dc:date>2023-10-21T14:34:00</dc:date>
            </office:change-info>
            <text:p text:style-name="Text_20_body"><text:span text:style-name="T1"><text:s/></text:span></text:p>
          </text:deletion>
        </text:changed-region>
        <text:changed-region xml:id="ct94907782738112" text:id="ct94907782738112">
          <text:insertion>
            <office:change-info>
              <dc:creator>Julia Ringo</dc:creator>
              <dc:date>2023-10-21T14:34:00</dc:date>
            </office:change-info>
          </text:insertion>
        </text:changed-region>
        <text:changed-region xml:id="ct94907782075344" text:id="ct94907782075344">
          <text:deletion>
            <office:change-info>
              <dc:creator>Julia Ringo</dc:creator>
              <dc:date>2023-10-05T13:15:00</dc:date>
            </office:change-info>
            <text:p text:style-name="Text_20_body"><text:span text:style-name="T1"><text:s/>— </text:span></text:p>
          </text:deletion>
        </text:changed-region>
        <text:changed-region xml:id="ct94907783095904" text:id="ct94907783095904">
          <text:insertion>
            <office:change-info>
              <dc:creator>Julia Ringo</dc:creator>
              <dc:date>2023-10-05T13:15:00</dc:date>
            </office:change-info>
          </text:insertion>
        </text:changed-region>
        <text:changed-region xml:id="ct94907783121744" text:id="ct94907783121744">
          <text:deletion>
            <office:change-info>
              <dc:creator>Julia Ringo</dc:creator>
              <dc:date>2023-10-10T11:08:00</dc:date>
            </office:change-info>
            <text:p text:style-name="Text_20_body"><text:span text:style-name="T1">…</text:span></text:p>
          </text:deletion>
        </text:changed-region>
        <text:changed-region xml:id="ct94907783084848" text:id="ct94907783084848">
          <text:insertion>
            <office:change-info>
              <dc:creator>Julia Ringo</dc:creator>
              <dc:date>2023-10-10T11:08:00</dc:date>
            </office:change-info>
          </text:insertion>
        </text:changed-region>
        <text:changed-region xml:id="ct94907783150960" text:id="ct94907783150960">
          <text:insertion>
            <office:change-info>
              <dc:creator>Julia Ringo</dc:creator>
              <dc:date>2023-10-21T14:34:00</dc:date>
            </office:change-info>
          </text:insertion>
        </text:changed-region>
        <text:changed-region xml:id="ct94907783606640" text:id="ct94907783606640">
          <text:insertion>
            <office:change-info>
              <dc:creator>Julia Ringo</dc:creator>
              <dc:date>2023-10-21T14:34:00</dc:date>
            </office:change-info>
          </text:insertion>
        </text:changed-region>
        <text:changed-region xml:id="ct94907783694560" text:id="ct94907783694560">
          <text:deletion>
            <office:change-info>
              <dc:creator>Julia Ringo</dc:creator>
              <dc:date>2023-10-21T14:34:00</dc:date>
            </office:change-info>
            <text:p text:style-name="Text_20_body"><text:span text:style-name="T1">,</text:span></text:p>
          </text:deletion>
        </text:changed-region>
        <text:changed-region xml:id="ct94907783701632" text:id="ct94907783701632">
          <text:insertion>
            <office:change-info>
              <dc:creator>Julia Ringo</dc:creator>
              <dc:date>2023-10-21T14:35:00</dc:date>
            </office:change-info>
          </text:insertion>
        </text:changed-region>
        <text:changed-region xml:id="ct94907783734976" text:id="ct94907783734976">
          <text:deletion>
            <office:change-info>
              <dc:creator>Julia Ringo</dc:creator>
              <dc:date>2023-10-21T14:34:00</dc:date>
            </office:change-info>
            <text:p text:style-name="Text_20_body"><text:span text:style-name="T1">t</text:span></text:p>
          </text:deletion>
        </text:changed-region>
        <text:changed-region xml:id="ct94907783628064" text:id="ct94907783628064">
          <text:insertion>
            <office:change-info>
              <dc:creator>Julia Ringo</dc:creator>
              <dc:date>2023-10-21T14:35:00</dc:date>
            </office:change-info>
          </text:insertion>
        </text:changed-region>
        <text:changed-region xml:id="ct94907783644784" text:id="ct94907783644784">
          <text:deletion>
            <office:change-info>
              <dc:creator>Julia Ringo</dc:creator>
              <dc:date>2023-10-21T14:35:00</dc:date>
            </office:change-info>
            <text:p text:style-name="Text_20_body"><text:span text:style-name="T1">,</text:span></text:p>
          </text:deletion>
        </text:changed-region>
        <text:changed-region xml:id="ct94907783626336" text:id="ct94907783626336">
          <text:insertion>
            <office:change-info>
              <dc:creator>Julia Ringo</dc:creator>
              <dc:date>2023-10-21T14:35:00</dc:date>
            </office:change-info>
          </text:insertion>
        </text:changed-region>
        <text:changed-region xml:id="ct94907783627008" text:id="ct94907783627008">
          <text:deletion>
            <office:change-info>
              <dc:creator>Julia Ringo</dc:creator>
              <dc:date>2023-10-21T14:35:00</dc:date>
            </office:change-info>
            <text:p text:style-name="Text_20_body"><text:span text:style-name="T1">t</text:span></text:p>
          </text:deletion>
        </text:changed-region>
        <text:changed-region xml:id="ct94907783850496" text:id="ct94907783850496">
          <text:insertion>
            <office:change-info>
              <dc:creator>Julia Ringo</dc:creator>
              <dc:date>2023-10-21T14:35:00</dc:date>
            </office:change-info>
          </text:insertion>
        </text:changed-region>
        <text:changed-region xml:id="ct94907783852368" text:id="ct94907783852368">
          <text:insertion>
            <office:change-info>
              <dc:creator>Julia Ringo</dc:creator>
              <dc:date>2023-10-21T14:35:00</dc:date>
            </office:change-info>
          </text:insertion>
        </text:changed-region>
        <text:changed-region xml:id="ct94907784295056" text:id="ct94907784295056">
          <text:insertion>
            <office:change-info>
              <dc:creator>Julia Ringo</dc:creator>
              <dc:date>2023-10-21T14:35:00</dc:date>
            </office:change-info>
          </text:insertion>
        </text:changed-region>
        <text:changed-region xml:id="ct94907784633152" text:id="ct94907784633152">
          <text:insertion>
            <office:change-info>
              <dc:creator>Julia Ringo</dc:creator>
              <dc:date>2023-10-21T14:35:00</dc:date>
            </office:change-info>
          </text:insertion>
        </text:changed-region>
        <text:changed-region xml:id="ct94907784552928" text:id="ct94907784552928">
          <text:deletion>
            <office:change-info>
              <dc:creator>Julia Ringo</dc:creator>
              <dc:date>2023-10-21T14:35:00</dc:date>
            </office:change-info>
            <text:p text:style-name="Text_20_body"><text:span text:style-name="T1">n</text:span></text:p>
          </text:deletion>
        </text:changed-region>
        <text:changed-region xml:id="ct94907784662288" text:id="ct94907784662288">
          <text:deletion>
            <office:change-info>
              <dc:creator>Julia Ringo</dc:creator>
              <dc:date>2023-10-05T13:15:00</dc:date>
            </office:change-info>
            <text:p text:style-name="Text_20_body"><text:span text:style-name="T1"><text:s/>— </text:span></text:p>
          </text:deletion>
        </text:changed-region>
        <text:changed-region xml:id="ct94907784665312" text:id="ct94907784665312">
          <text:insertion>
            <office:change-info>
              <dc:creator>Julia Ringo</dc:creator>
              <dc:date>2023-10-05T13:15:00</dc:date>
            </office:change-info>
          </text:insertion>
        </text:changed-region>
        <text:changed-region xml:id="ct94907784740448" text:id="ct94907784740448">
          <text:deletion>
            <office:change-info>
              <dc:creator>Julia Ringo</dc:creator>
              <dc:date>2023-10-05T13:15:00</dc:date>
            </office:change-info>
            <text:p text:style-name="Text_20_body"><text:span text:style-name="T1"><text:s/>— </text:span></text:p>
          </text:deletion>
        </text:changed-region>
        <text:changed-region xml:id="ct94907784634048" text:id="ct94907784634048">
          <text:insertion>
            <office:change-info>
              <dc:creator>Julia Ringo</dc:creator>
              <dc:date>2023-10-21T14:35:00</dc:date>
            </office:change-info>
          </text:insertion>
        </text:changed-region>
        <text:changed-region xml:id="ct94907785120560" text:id="ct94907785120560">
          <text:insertion>
            <office:change-info>
              <dc:creator>Julia Ringo</dc:creator>
              <dc:date>2023-10-21T14:35:00</dc:date>
            </office:change-info>
          </text:insertion>
        </text:changed-region>
        <text:changed-region xml:id="ct94907786064608" text:id="ct94907786064608">
          <text:insertion>
            <office:change-info>
              <dc:creator>Julia Ringo</dc:creator>
              <dc:date>2023-10-21T14:36:00</dc:date>
            </office:change-info>
          </text:insertion>
        </text:changed-region>
        <text:changed-region xml:id="ct94907785770432" text:id="ct94907785770432">
          <text:deletion>
            <office:change-info>
              <dc:creator>Julia Ringo</dc:creator>
              <dc:date>2023-10-05T13:15:00</dc:date>
            </office:change-info>
            <text:p text:style-name="Text_20_body"><text:span text:style-name="T1"><text:s/>— </text:span></text:p>
          </text:deletion>
        </text:changed-region>
        <text:changed-region xml:id="ct94907786028960" text:id="ct94907786028960">
          <text:insertion>
            <office:change-info>
              <dc:creator>Julia Ringo</dc:creator>
              <dc:date>2023-10-05T13:15:00</dc:date>
            </office:change-info>
          </text:insertion>
        </text:changed-region>
        <text:changed-region xml:id="ct94907782361744" text:id="ct94907782361744">
          <text:deletion>
            <office:change-info>
              <dc:creator>Julia Ringo</dc:creator>
              <dc:date>2023-10-10T11:08:00</dc:date>
            </office:change-info>
            <text:p text:style-name="Text_20_body"><text:span text:style-name="T1">…</text:span></text:p>
          </text:deletion>
        </text:changed-region>
        <text:changed-region xml:id="ct94907782606912" text:id="ct94907782606912">
          <text:insertion>
            <office:change-info>
              <dc:creator>Julia Ringo</dc:creator>
              <dc:date>2023-10-10T11:08:00</dc:date>
            </office:change-info>
          </text:insertion>
        </text:changed-region>
        <text:changed-region xml:id="ct94907782244736" text:id="ct94907782244736">
          <text:insertion>
            <office:change-info>
              <dc:creator>Julia Ringo</dc:creator>
              <dc:date>2023-10-21T14:37:00</dc:date>
            </office:change-info>
          </text:insertion>
        </text:changed-region>
        <text:changed-region xml:id="ct94907782679856" text:id="ct94907782679856">
          <text:deletion>
            <office:change-info>
              <dc:creator>Julia Ringo</dc:creator>
              <dc:date>2023-10-21T14:37:00</dc:date>
            </office:change-info>
            <text:p text:style-name="Text_20_body"><text:span text:style-name="T1">1.3</text:span></text:p>
          </text:deletion>
        </text:changed-region>
        <text:changed-region xml:id="ct94907779419808" text:id="ct94907779419808">
          <text:insertion>
            <office:change-info>
              <dc:creator>Julia Ringo</dc:creator>
              <dc:date>2023-10-21T14:36:00</dc:date>
            </office:change-info>
          </text:insertion>
        </text:changed-region>
        <text:changed-region xml:id="ct94907779471680" text:id="ct94907779471680">
          <text:deletion>
            <office:change-info>
              <dc:creator>Julia Ringo</dc:creator>
              <dc:date>2023-10-21T14:37:00</dc:date>
            </office:change-info>
            <text:p text:style-name="Text_20_body"><text:span text:style-name="T1">sure </text:span></text:p>
          </text:deletion>
        </text:changed-region>
        <text:changed-region xml:id="ct94907782394464" text:id="ct94907782394464">
          <text:insertion>
            <office:change-info>
              <dc:creator>Julia Ringo</dc:creator>
              <dc:date>2023-10-21T14:37:00</dc:date>
            </office:change-info>
          </text:insertion>
        </text:changed-region>
        <text:changed-region xml:id="ct94907783558832" text:id="ct94907783558832">
          <text:deletion>
            <office:change-info>
              <dc:creator>Julia Ringo</dc:creator>
              <dc:date>2023-10-10T11:08:00</dc:date>
            </office:change-info>
            <text:p text:style-name="Text_20_body"><text:span text:style-name="T1">…</text:span></text:p>
          </text:deletion>
        </text:changed-region>
        <text:changed-region xml:id="ct94907783489680" text:id="ct94907783489680">
          <text:insertion>
            <office:change-info>
              <dc:creator>Julia Ringo</dc:creator>
              <dc:date>2023-10-10T11:08:00</dc:date>
            </office:change-info>
          </text:insertion>
        </text:changed-region>
        <text:changed-region xml:id="ct94907783404160" text:id="ct94907783404160">
          <text:insertion>
            <office:change-info>
              <dc:creator>Julia Ringo</dc:creator>
              <dc:date>2023-10-21T14:37:00</dc:date>
            </office:change-info>
          </text:insertion>
        </text:changed-region>
        <text:changed-region xml:id="ct94907784264784" text:id="ct94907784264784">
          <text:insertion>
            <office:change-info>
              <dc:creator>Julia Ringo</dc:creator>
              <dc:date>2023-10-21T14:37:00</dc:date>
            </office:change-info>
          </text:insertion>
        </text:changed-region>
        <text:changed-region xml:id="ct94907784318528" text:id="ct94907784318528">
          <text:deletion>
            <office:change-info>
              <dc:creator>Julia Ringo</dc:creator>
              <dc:date>2023-10-21T14:37:00</dc:date>
            </office:change-info>
            <text:p text:style-name="Text_20_body"><text:span text:style-name="T1">,</text:span></text:p>
          </text:deletion>
        </text:changed-region>
        <text:changed-region xml:id="ct94907784017104" text:id="ct94907784017104">
          <text:insertion>
            <office:change-info>
              <dc:creator>Julia Ringo</dc:creator>
              <dc:date>2023-10-21T14:37:00</dc:date>
            </office:change-info>
          </text:insertion>
        </text:changed-region>
        <text:changed-region xml:id="ct94907784551520" text:id="ct94907784551520">
          <text:deletion>
            <office:change-info>
              <dc:creator>Julia Ringo</dc:creator>
              <dc:date>2023-10-21T14:37:00</dc:date>
            </office:change-info>
            <text:p text:style-name="Text_20_body"><text:span text:style-name="T1">s</text:span></text:p>
          </text:deletion>
        </text:changed-region>
        <text:changed-region xml:id="ct94907785740896" text:id="ct94907785740896">
          <text:insertion>
            <office:change-info>
              <dc:creator>Julia Ringo</dc:creator>
              <dc:date>2023-10-21T14:37:00</dc:date>
            </office:change-info>
          </text:insertion>
        </text:changed-region>
        <text:changed-region xml:id="ct94907785400928" text:id="ct94907785400928">
          <text:deletion>
            <office:change-info>
              <dc:creator>Julia Ringo</dc:creator>
              <dc:date>2023-10-21T14:37:00</dc:date>
            </office:change-info>
            <text:p text:style-name="Text_20_body"><text:span text:style-name="T1">2.3</text:span></text:p>
          </text:deletion>
        </text:changed-region>
        <text:changed-region xml:id="ct94907779564608" text:id="ct94907779564608">
          <text:insertion>
            <office:change-info>
              <dc:creator>Julia Ringo</dc:creator>
              <dc:date>2023-10-21T14:38:00</dc:date>
            </office:change-info>
          </text:insertion>
        </text:changed-region>
        <text:changed-region xml:id="ct94907785329424" text:id="ct94907785329424">
          <text:deletion>
            <office:change-info>
              <dc:creator>Julia Ringo</dc:creator>
              <dc:date>2023-10-21T14:38:00</dc:date>
            </office:change-info>
            <text:p text:style-name="Text_20_body"><text:span text:style-name="T1">left </text:span></text:p>
          </text:deletion>
        </text:changed-region>
        <text:changed-region xml:id="ct94907779484352" text:id="ct94907779484352">
          <text:insertion>
            <office:change-info>
              <dc:creator>Julia Ringo</dc:creator>
              <dc:date>2023-10-21T14:38:00</dc:date>
            </office:change-info>
          </text:insertion>
        </text:changed-region>
        <text:changed-region xml:id="ct94907782406624" text:id="ct94907782406624">
          <text:deletion>
            <office:change-info>
              <dc:creator>Julia Ringo</dc:creator>
              <dc:date>2023-10-21T14:38:00</dc:date>
            </office:change-info>
            <text:p text:style-name="Text_20_body"><text:span text:style-name="T1">20 </text:span></text:p>
          </text:deletion>
        </text:changed-region>
        <text:changed-region xml:id="ct94907782164128" text:id="ct94907782164128">
          <text:insertion>
            <office:change-info>
              <dc:creator>Julia Ringo</dc:creator>
              <dc:date>2023-10-21T14:38:00</dc:date>
            </office:change-info>
          </text:insertion>
        </text:changed-region>
        <text:changed-region xml:id="ct94907782460400" text:id="ct94907782460400">
          <text:insertion>
            <office:change-info>
              <dc:creator>Julia Ringo</dc:creator>
              <dc:date>2023-10-21T14:38:00</dc:date>
            </office:change-info>
          </text:insertion>
        </text:changed-region>
        <text:changed-region xml:id="ct94907782975808" text:id="ct94907782975808">
          <text:deletion>
            <office:change-info>
              <dc:creator>Julia Ringo</dc:creator>
              <dc:date>2023-10-21T14:38:00</dc:date>
            </office:change-info>
            <text:p text:style-name="Text_20_body"><text:span text:style-name="T1">ing</text:span></text:p>
          </text:deletion>
        </text:changed-region>
        <text:changed-region xml:id="ct94907782972688" text:id="ct94907782972688">
          <text:deletion>
            <office:change-info>
              <dc:creator>Julia Ringo</dc:creator>
              <dc:date>2023-10-05T13:15:00</dc:date>
            </office:change-info>
            <text:p text:style-name="Text_20_body"><text:span text:style-name="T1"><text:s/>— </text:span></text:p>
          </text:deletion>
        </text:changed-region>
        <text:changed-region xml:id="ct94907783158624" text:id="ct94907783158624">
          <text:insertion>
            <office:change-info>
              <dc:creator>Julia Ringo</dc:creator>
              <dc:date>2023-10-05T13:15:00</dc:date>
            </office:change-info>
          </text:insertion>
        </text:changed-region>
        <text:changed-region xml:id="ct94907783221024" text:id="ct94907783221024">
          <text:insertion>
            <office:change-info>
              <dc:creator>Julia Ringo</dc:creator>
              <dc:date>2023-10-21T14:38:00</dc:date>
            </office:change-info>
          </text:insertion>
        </text:changed-region>
        <text:changed-region xml:id="ct94907784862640" text:id="ct94907784862640">
          <text:insertion>
            <office:change-info>
              <dc:creator>Julia Ringo</dc:creator>
              <dc:date>2023-10-21T14:38:00</dc:date>
            </office:change-info>
          </text:insertion>
        </text:changed-region>
        <text:changed-region xml:id="ct94907783791376" text:id="ct94907783791376">
          <text:format-change>
            <office:change-info>
              <dc:creator>Julia Ringo</dc:creator>
              <dc:date>2023-10-21T14:38:00</dc:date>
            </office:change-info>
          </text:format-change>
        </text:changed-region>
        <text:changed-region xml:id="ct94907785898000" text:id="ct94907785898000">
          <text:insertion>
            <office:change-info>
              <dc:creator>Julia Ringo</dc:creator>
              <dc:date>2023-10-21T14:39:00</dc:date>
            </office:change-info>
          </text:insertion>
        </text:changed-region>
        <text:changed-region xml:id="ct94907782223056" text:id="ct94907782223056">
          <text:format-change>
            <office:change-info>
              <dc:creator>Julia Ringo</dc:creator>
              <dc:date>2023-10-21T14:38:00</dc:date>
            </office:change-info>
          </text:format-change>
        </text:changed-region>
        <text:changed-region xml:id="ct94907782731168" text:id="ct94907782731168">
          <text:deletion>
            <office:change-info>
              <dc:creator>Julia Ringo</dc:creator>
              <dc:date>2023-10-21T14:39:00</dc:date>
            </office:change-info>
            <text:p text:style-name="Text_20_body"><text:span text:style-name="T1"><text:s/>out</text:span></text:p>
          </text:deletion>
        </text:changed-region>
        <text:changed-region xml:id="ct94907783156256" text:id="ct94907783156256">
          <text:deletion>
            <office:change-info>
              <dc:creator>Julia Ringo</dc:creator>
              <dc:date>2023-10-21T14:39:00</dc:date>
            </office:change-info>
            <text:p text:style-name="Text_20_body"><text:span text:style-name="T1">,</text:span></text:p>
          </text:deletion>
        </text:changed-region>
        <text:changed-region xml:id="ct94907785187296" text:id="ct94907785187296">
          <text:deletion>
            <office:change-info>
              <dc:creator>Julia Ringo</dc:creator>
              <dc:date>2023-10-21T14:39:00</dc:date>
            </office:change-info>
            <text:p text:style-name="Text_20_body"><text:span text:style-name="T1">to a degree that gave</text:span></text:p>
          </text:deletion>
        </text:changed-region>
        <text:changed-region xml:id="ct94907785779600" text:id="ct94907785779600">
          <text:insertion>
            <office:change-info>
              <dc:creator>Julia Ringo</dc:creator>
              <dc:date>2023-10-21T14:39:00</dc:date>
            </office:change-info>
          </text:insertion>
        </text:changed-region>
        <text:changed-region xml:id="ct94907783293488" text:id="ct94907783293488">
          <text:deletion>
            <office:change-info>
              <dc:creator>Julia Ringo</dc:creator>
              <dc:date>2023-10-21T14:39:00</dc:date>
            </office:change-info>
            <text:p text:style-name="Text_20_body"><text:span text:style-name="T1">some </text:span></text:p>
          </text:deletion>
        </text:changed-region>
        <text:changed-region xml:id="ct94907780870688" text:id="ct94907780870688">
          <text:insertion>
            <office:change-info>
              <dc:creator>Julia Ringo</dc:creator>
              <dc:date>2023-10-21T14:39:00</dc:date>
            </office:change-info>
          </text:insertion>
        </text:changed-region>
        <text:changed-region xml:id="ct94907783505760" text:id="ct94907783505760">
          <text:insertion>
            <office:change-info>
              <dc:creator>Julia Ringo</dc:creator>
              <dc:date>2023-10-21T14:39:00</dc:date>
            </office:change-info>
          </text:insertion>
        </text:changed-region>
        <text:changed-region xml:id="ct94907778706208" text:id="ct94907778706208">
          <text:insertion>
            <office:change-info>
              <dc:creator>Julia Ringo</dc:creator>
              <dc:date>2023-10-21T14:39:00</dc:date>
            </office:change-info>
          </text:insertion>
        </text:changed-region>
        <text:changed-region xml:id="ct94907779963232" text:id="ct94907779963232">
          <text:insertion>
            <office:change-info>
              <dc:creator>Julia Ringo</dc:creator>
              <dc:date>2023-10-21T14:39:00</dc:date>
            </office:change-info>
          </text:insertion>
        </text:changed-region>
        <text:changed-region xml:id="ct94907778533936" text:id="ct94907778533936">
          <text:format-change>
            <office:change-info>
              <dc:creator>Julia Ringo</dc:creator>
              <dc:date>2023-10-21T14:39:00</dc:date>
            </office:change-info>
          </text:format-change>
        </text:changed-region>
        <text:changed-region xml:id="ct94907783536752" text:id="ct94907783536752">
          <text:deletion>
            <office:change-info>
              <dc:creator>Julia Ringo</dc:creator>
              <dc:date>2023-10-21T14:39:00</dc:date>
            </office:change-info>
            <text:p text:style-name="Text_20_body"><text:span text:style-name="T1">,</text:span></text:p>
          </text:deletion>
        </text:changed-region>
        <text:changed-region xml:id="ct94907782423936" text:id="ct94907782423936">
          <text:insertion>
            <office:change-info>
              <dc:creator>Julia Ringo</dc:creator>
              <dc:date>2023-10-21T14:39:00</dc:date>
            </office:change-info>
          </text:insertion>
        </text:changed-region>
        <text:changed-region xml:id="ct94907782674272" text:id="ct94907782674272">
          <text:deletion>
            <office:change-info>
              <dc:creator>Julia Ringo</dc:creator>
              <dc:date>2023-10-21T14:39:00</dc:date>
            </office:change-info>
            <text:p text:style-name="Text_20_body"><text:span text:style-name="T1">30 </text:span></text:p>
          </text:deletion>
        </text:changed-region>
        <text:changed-region xml:id="ct94907784294608" text:id="ct94907784294608">
          <text:insertion>
            <office:change-info>
              <dc:creator>Julia Ringo</dc:creator>
              <dc:date>2023-10-21T14:39:00</dc:date>
            </office:change-info>
          </text:insertion>
        </text:changed-region>
        <text:changed-region xml:id="ct94907785586720" text:id="ct94907785586720">
          <text:insertion>
            <office:change-info>
              <dc:creator>Julia Ringo</dc:creator>
              <dc:date>2023-10-21T14:40:00</dc:date>
            </office:change-info>
          </text:insertion>
        </text:changed-region>
        <text:changed-region xml:id="ct94907785657824" text:id="ct94907785657824">
          <text:deletion>
            <office:change-info>
              <dc:creator>Julia Ringo</dc:creator>
              <dc:date>2023-10-10T11:08:00</dc:date>
            </office:change-info>
            <text:p text:style-name="Text_20_body"><text:span text:style-name="T1">…</text:span></text:p>
          </text:deletion>
        </text:changed-region>
        <text:changed-region xml:id="ct94907785661136" text:id="ct94907785661136">
          <text:insertion>
            <office:change-info>
              <dc:creator>Julia Ringo</dc:creator>
              <dc:date>2023-10-10T11:08:00</dc:date>
            </office:change-info>
          </text:insertion>
        </text:changed-region>
        <text:changed-region xml:id="ct94907785648672" text:id="ct94907785648672">
          <text:deletion>
            <office:change-info>
              <dc:creator>Julia Ringo</dc:creator>
              <dc:date>2023-10-21T14:40:00</dc:date>
            </office:change-info>
            <text:p text:style-name="Text_20_body"><text:span text:style-name="T1"><text:s/></text:span></text:p>
          </text:deletion>
        </text:changed-region>
        <text:changed-region xml:id="ct94907782109552" text:id="ct94907782109552">
          <text:insertion>
            <office:change-info>
              <dc:creator>Julia Ringo</dc:creator>
              <dc:date>2023-10-21T14:40:00</dc:date>
            </office:change-info>
          </text:insertion>
        </text:changed-region>
        <text:changed-region xml:id="ct94907785743712" text:id="ct94907785743712">
          <text:deletion>
            <office:change-info>
              <dc:creator>Julia Ringo</dc:creator>
              <dc:date>2023-10-05T13:15:00</dc:date>
            </office:change-info>
            <text:p text:style-name="Text_20_body"><text:span text:style-name="T1"><text:s/>— </text:span></text:p>
          </text:deletion>
        </text:changed-region>
        <text:changed-region xml:id="ct94907785658112" text:id="ct94907785658112">
          <text:insertion>
            <office:change-info>
              <dc:creator>Julia Ringo</dc:creator>
              <dc:date>2023-10-05T13:15:00</dc:date>
            </office:change-info>
          </text:insertion>
        </text:changed-region>
        <text:changed-region xml:id="ct94907783125024" text:id="ct94907783125024">
          <text:insertion>
            <office:change-info>
              <dc:creator>Julia Ringo</dc:creator>
              <dc:date>2023-10-21T14:40:00</dc:date>
            </office:change-info>
          </text:insertion>
        </text:changed-region>
        <text:changed-region xml:id="ct94907782726544" text:id="ct94907782726544">
          <text:deletion>
            <office:change-info>
              <dc:creator>Julia Ringo</dc:creator>
              <dc:date>2023-10-21T14:40:00</dc:date>
            </office:change-info>
            <text:p text:style-name="Text_20_body"><text:span text:style-name="T1">B</text:span></text:p>
          </text:deletion>
        </text:changed-region>
        <text:changed-region xml:id="ct94907783125312" text:id="ct94907783125312">
          <text:deletion>
            <office:change-info>
              <dc:creator>Julia Ringo</dc:creator>
              <dc:date>2023-10-10T11:08:00</dc:date>
            </office:change-info>
            <text:p text:style-name="Text_20_body"><text:span text:style-name="T1">…</text:span></text:p>
          </text:deletion>
        </text:changed-region>
        <text:changed-region xml:id="ct94907783697616" text:id="ct94907783697616">
          <text:insertion>
            <office:change-info>
              <dc:creator>Julia Ringo</dc:creator>
              <dc:date>2023-10-10T11:08:00</dc:date>
            </office:change-info>
          </text:insertion>
        </text:changed-region>
        <text:changed-region xml:id="ct94907786010704" text:id="ct94907786010704">
          <text:deletion>
            <office:change-info>
              <dc:creator>Julia Ringo</dc:creator>
              <dc:date>2023-10-05T13:15:00</dc:date>
            </office:change-info>
            <text:p text:style-name="Text_20_body"><text:span text:style-name="T1"><text:s/>— </text:span></text:p>
          </text:deletion>
        </text:changed-region>
        <text:changed-region xml:id="ct94907784235264" text:id="ct94907784235264">
          <text:insertion>
            <office:change-info>
              <dc:creator>Julia Ringo</dc:creator>
              <dc:date>2023-10-05T13:15:00</dc:date>
            </office:change-info>
          </text:insertion>
        </text:changed-region>
        <text:changed-region xml:id="ct94907786066192" text:id="ct94907786066192">
          <text:deletion>
            <office:change-info>
              <dc:creator>Julia Ringo</dc:creator>
              <dc:date>2023-10-21T14:40:00</dc:date>
            </office:change-info>
            <text:p text:style-name="Text_20_body"><text:span text:style-name="T1">15 </text:span></text:p>
          </text:deletion>
        </text:changed-region>
        <text:changed-region xml:id="ct94907784843792" text:id="ct94907784843792">
          <text:insertion>
            <office:change-info>
              <dc:creator>Julia Ringo</dc:creator>
              <dc:date>2023-10-21T14:40:00</dc:date>
            </office:change-info>
          </text:insertion>
        </text:changed-region>
        <text:changed-region xml:id="ct94907783838544" text:id="ct94907783838544">
          <text:deletion>
            <office:change-info>
              <dc:creator>Julia Ringo</dc:creator>
              <dc:date>2023-10-05T13:15:00</dc:date>
            </office:change-info>
            <text:p text:style-name="Text_20_body"><text:span text:style-name="T1"><text:s/>— </text:span></text:p>
          </text:deletion>
        </text:changed-region>
        <text:changed-region xml:id="ct94907784928576" text:id="ct94907784928576">
          <text:insertion>
            <office:change-info>
              <dc:creator>Julia Ringo</dc:creator>
              <dc:date>2023-10-05T13:15:00</dc:date>
            </office:change-info>
          </text:insertion>
        </text:changed-region>
        <text:changed-region xml:id="ct94907784943328" text:id="ct94907784943328">
          <text:deletion>
            <office:change-info>
              <dc:creator>Julia Ringo</dc:creator>
              <dc:date>2023-10-05T13:15:00</dc:date>
            </office:change-info>
            <text:p text:style-name="Text_20_body"><text:span text:style-name="T1"><text:s/>— </text:span></text:p>
          </text:deletion>
        </text:changed-region>
        <text:changed-region xml:id="ct94907784974656" text:id="ct94907784974656">
          <text:insertion>
            <office:change-info>
              <dc:creator>Julia Ringo</dc:creator>
              <dc:date>2023-10-05T13:15:00</dc:date>
            </office:change-info>
          </text:insertion>
        </text:changed-region>
        <text:changed-region xml:id="ct94907784974944" text:id="ct94907784974944">
          <text:deletion>
            <office:change-info>
              <dc:creator>Julia Ringo</dc:creator>
              <dc:date>2023-10-21T14:40:00</dc:date>
            </office:change-info>
            <text:p text:style-name="Text_20_body"><text:span text:style-name="T1">‘</text:span></text:p>
          </text:deletion>
        </text:changed-region>
        <text:changed-region xml:id="ct94907785010496" text:id="ct94907785010496">
          <text:insertion>
            <office:change-info>
              <dc:creator>Julia Ringo</dc:creator>
              <dc:date>2023-10-21T14:40:00</dc:date>
            </office:change-info>
          </text:insertion>
        </text:changed-region>
        <text:changed-region xml:id="ct94907784928864" text:id="ct94907784928864">
          <text:insertion>
            <office:change-info>
              <dc:creator>Julia Ringo</dc:creator>
              <dc:date>2023-10-21T14:41:00</dc:date>
            </office:change-info>
          </text:insertion>
        </text:changed-region>
        <text:changed-region xml:id="ct94907784943616" text:id="ct94907784943616">
          <text:deletion>
            <office:change-info>
              <dc:creator>Julia Ringo</dc:creator>
              <dc:date>2023-10-05T13:15:00</dc:date>
            </office:change-info>
            <text:p text:style-name="Text_20_body"><text:span text:style-name="T1"><text:s/>— </text:span></text:p>
          </text:deletion>
        </text:changed-region>
        <text:changed-region xml:id="ct94907785352432" text:id="ct94907785352432">
          <text:insertion>
            <office:change-info>
              <dc:creator>Julia Ringo</dc:creator>
              <dc:date>2023-10-05T13:15:00</dc:date>
            </office:change-info>
          </text:insertion>
        </text:changed-region>
        <text:changed-region xml:id="ct94907786062688" text:id="ct94907786062688">
          <text:insertion>
            <office:change-info>
              <dc:creator>Julia Ringo</dc:creator>
              <dc:date>2023-10-21T14:41:00</dc:date>
            </office:change-info>
          </text:insertion>
        </text:changed-region>
        <text:changed-region xml:id="ct94907786066480" text:id="ct94907786066480">
          <text:deletion>
            <office:change-info>
              <dc:creator>Julia Ringo</dc:creator>
              <dc:date>2023-10-05T13:15:00</dc:date>
            </office:change-info>
            <text:p text:style-name="Text_20_body"><text:span text:style-name="T1"><text:s/>— </text:span></text:p>
          </text:deletion>
        </text:changed-region>
        <text:changed-region xml:id="ct94907784943904" text:id="ct94907784943904">
          <text:insertion>
            <office:change-info>
              <dc:creator>Julia Ringo</dc:creator>
              <dc:date>2023-10-05T13:15:00</dc:date>
            </office:change-info>
          </text:insertion>
        </text:changed-region>
        <text:changed-region xml:id="ct94907782869072" text:id="ct94907782869072">
          <text:deletion>
            <office:change-info>
              <dc:creator>Julia Ringo</dc:creator>
              <dc:date>2023-10-21T14:41:00</dc:date>
            </office:change-info>
            <text:p text:style-name="Text_20_body"><text:span text:style-name="T1">50 </text:span></text:p>
          </text:deletion>
        </text:changed-region>
        <text:changed-region xml:id="ct94907782869360" text:id="ct94907782869360">
          <text:insertion>
            <office:change-info>
              <dc:creator>Julia Ringo</dc:creator>
              <dc:date>2023-10-21T14:41:00</dc:date>
            </office:change-info>
          </text:insertion>
        </text:changed-region>
        <text:changed-region xml:id="ct94907784239200" text:id="ct94907784239200">
          <text:insertion>
            <office:change-info>
              <dc:creator>Julia Ringo</dc:creator>
              <dc:date>2023-10-21T14:41:00</dc:date>
            </office:change-info>
          </text:insertion>
        </text:changed-region>
        <text:changed-region xml:id="ct94907784342128" text:id="ct94907784342128">
          <text:deletion>
            <office:change-info>
              <dc:creator>Julia Ringo</dc:creator>
              <dc:date>2023-10-21T14:41:00</dc:date>
            </office:change-info>
            <text:p text:style-name="Text_20_body"><text:span text:style-name="T1">30 </text:span></text:p>
          </text:deletion>
        </text:changed-region>
        <text:changed-region xml:id="ct94907784900112" text:id="ct94907784900112">
          <text:insertion>
            <office:change-info>
              <dc:creator>Julia Ringo</dc:creator>
              <dc:date>2023-10-21T14:41:00</dc:date>
            </office:change-info>
          </text:insertion>
        </text:changed-region>
        <text:changed-region xml:id="ct94907784729328" text:id="ct94907784729328">
          <text:deletion>
            <office:change-info>
              <dc:creator>Julia Ringo</dc:creator>
              <dc:date>2023-10-21T14:41:00</dc:date>
            </office:change-info>
            <text:p text:style-name="Text_20_body"><text:span text:style-name="T1">50 </text:span></text:p>
          </text:deletion>
        </text:changed-region>
        <text:changed-region xml:id="ct94907784900400" text:id="ct94907784900400">
          <text:insertion>
            <office:change-info>
              <dc:creator>Julia Ringo</dc:creator>
              <dc:date>2023-10-21T14:41:00</dc:date>
            </office:change-info>
          </text:insertion>
        </text:changed-region>
        <text:changed-region xml:id="ct94907784901168" text:id="ct94907784901168">
          <text:insertion>
            <office:change-info>
              <dc:creator>Julia Ringo</dc:creator>
              <dc:date>2023-10-21T14:41:00</dc:date>
            </office:change-info>
          </text:insertion>
        </text:changed-region>
        <text:changed-region xml:id="ct94907785735792" text:id="ct94907785735792">
          <text:deletion>
            <office:change-info>
              <dc:creator>Julia Ringo</dc:creator>
              <dc:date>2023-10-05T13:15:00</dc:date>
            </office:change-info>
            <text:p text:style-name="Text_20_body"><text:span text:style-name="T1"><text:s/>— </text:span></text:p>
          </text:deletion>
        </text:changed-region>
        <text:changed-region xml:id="ct94907785935376" text:id="ct94907785935376">
          <text:insertion>
            <office:change-info>
              <dc:creator>Julia Ringo</dc:creator>
              <dc:date>2023-10-05T13:15:00</dc:date>
            </office:change-info>
          </text:insertion>
        </text:changed-region>
        <text:changed-region xml:id="ct94907785936416" text:id="ct94907785936416">
          <text:deletion>
            <office:change-info>
              <dc:creator>Julia Ringo</dc:creator>
              <dc:date>2023-10-05T13:15:00</dc:date>
            </office:change-info>
            <text:p text:style-name="Text_20_body"><text:span text:style-name="T1"><text:s/>— </text:span></text:p>
          </text:deletion>
        </text:changed-region>
        <text:changed-region xml:id="ct94907785951568" text:id="ct94907785951568">
          <text:insertion>
            <office:change-info>
              <dc:creator>Julia Ringo</dc:creator>
              <dc:date>2023-10-05T13:15:00</dc:date>
            </office:change-info>
          </text:insertion>
        </text:changed-region>
        <text:changed-region xml:id="ct94907783594832" text:id="ct94907783594832">
          <text:insertion>
            <office:change-info>
              <dc:creator>Julia Ringo</dc:creator>
              <dc:date>2023-10-21T14:41:00</dc:date>
            </office:change-info>
          </text:insertion>
        </text:changed-region>
        <text:changed-region xml:id="ct94907783595872" text:id="ct94907783595872">
          <text:insertion>
            <office:change-info>
              <dc:creator>Julia Ringo</dc:creator>
              <dc:date>2023-10-21T14:41:00</dc:date>
            </office:change-info>
          </text:insertion>
        </text:changed-region>
        <text:changed-region xml:id="ct94907785936000" text:id="ct94907785936000">
          <text:deletion>
            <office:change-info>
              <dc:creator>Julia Ringo</dc:creator>
              <dc:date>2023-10-05T13:15:00</dc:date>
            </office:change-info>
            <text:p text:style-name="Text_20_body"><text:span text:style-name="T1"><text:s/>— </text:span></text:p>
          </text:deletion>
        </text:changed-region>
        <text:changed-region xml:id="ct94907785157632" text:id="ct94907785157632">
          <text:insertion>
            <office:change-info>
              <dc:creator>Julia Ringo</dc:creator>
              <dc:date>2023-10-05T13:15:00</dc:date>
            </office:change-info>
          </text:insertion>
        </text:changed-region>
        <text:changed-region xml:id="ct94907785254880" text:id="ct94907785254880">
          <text:insertion>
            <office:change-info>
              <dc:creator>Julia Ringo</dc:creator>
              <dc:date>2023-10-21T14:42:00</dc:date>
            </office:change-info>
          </text:insertion>
        </text:changed-region>
        <text:changed-region xml:id="ct94907783651968" text:id="ct94907783651968">
          <text:deletion>
            <office:change-info>
              <dc:creator>Julia Ringo</dc:creator>
              <dc:date>2023-10-10T11:08:00</dc:date>
            </office:change-info>
            <text:p text:style-name="Text_20_body"><text:span text:style-name="T1">…</text:span></text:p>
          </text:deletion>
        </text:changed-region>
        <text:changed-region xml:id="ct94907785354592" text:id="ct94907785354592">
          <text:insertion>
            <office:change-info>
              <dc:creator>Julia Ringo</dc:creator>
              <dc:date>2023-10-10T11:08:00</dc:date>
            </office:change-info>
          </text:insertion>
        </text:changed-region>
        <text:changed-region xml:id="ct94907785385664" text:id="ct94907785385664">
          <text:insertion>
            <office:change-info>
              <dc:creator>Julia Ringo</dc:creator>
              <dc:date>2023-10-21T14:42:00</dc:date>
            </office:change-info>
          </text:insertion>
        </text:changed-region>
        <text:changed-region xml:id="ct94907785385952" text:id="ct94907785385952">
          <text:deletion>
            <office:change-info>
              <dc:creator>Julia Ringo</dc:creator>
              <dc:date>2023-10-21T14:42:00</dc:date>
            </office:change-info>
            <text:p text:style-name="Text_20_body"><text:span text:style-name="T1">-</text:span></text:p>
          </text:deletion>
        </text:changed-region>
        <text:changed-region xml:id="ct94907782987888" text:id="ct94907782987888">
          <text:insertion>
            <office:change-info>
              <dc:creator>Julia Ringo</dc:creator>
              <dc:date>2023-10-21T14:42:00</dc:date>
            </office:change-info>
          </text:insertion>
        </text:changed-region>
        <text:changed-region xml:id="ct94907783623440" text:id="ct94907783623440">
          <text:insertion>
            <office:change-info>
              <dc:creator>Julia Ringo</dc:creator>
              <dc:date>2023-10-21T14:42:00</dc:date>
            </office:change-info>
          </text:insertion>
        </text:changed-region>
        <text:changed-region xml:id="ct94907782988176" text:id="ct94907782988176">
          <text:deletion>
            <office:change-info>
              <dc:creator>Julia Ringo</dc:creator>
              <dc:date>2023-10-21T14:42:00</dc:date>
            </office:change-info>
            <text:p text:style-name="Text_20_body"><text:span text:style-name="T1">10 </text:span></text:p>
          </text:deletion>
        </text:changed-region>
        <text:changed-region xml:id="ct94907783483584" text:id="ct94907783483584">
          <text:insertion>
            <office:change-info>
              <dc:creator>Julia Ringo</dc:creator>
              <dc:date>2023-10-21T14:42:00</dc:date>
            </office:change-info>
          </text:insertion>
        </text:changed-region>
        <text:changed-region xml:id="ct94907783808816" text:id="ct94907783808816">
          <text:insertion>
            <office:change-info>
              <dc:creator>Julia Ringo</dc:creator>
              <dc:date>2023-10-21T14:42:00</dc:date>
            </office:change-info>
          </text:insertion>
        </text:changed-region>
        <text:changed-region xml:id="ct94907783483872" text:id="ct94907783483872">
          <text:insertion>
            <office:change-info>
              <dc:creator>Julia Ringo</dc:creator>
              <dc:date>2023-10-21T14:42:00</dc:date>
            </office:change-info>
          </text:insertion>
        </text:changed-region>
        <text:changed-region xml:id="ct94907783484160" text:id="ct94907783484160">
          <text:deletion>
            <office:change-info>
              <dc:creator>Julia Ringo</dc:creator>
              <dc:date>2023-10-21T14:42:00</dc:date>
            </office:change-info>
            <text:p text:style-name="Text_20_body"><text:span text:style-name="T1">1000 </text:span></text:p>
          </text:deletion>
        </text:changed-region>
        <text:changed-region xml:id="ct94907782926736" text:id="ct94907782926736">
          <text:insertion>
            <office:change-info>
              <dc:creator>Julia Ringo</dc:creator>
              <dc:date>2023-10-21T14:42:00</dc:date>
            </office:change-info>
          </text:insertion>
        </text:changed-region>
        <text:changed-region xml:id="ct94907783590896" text:id="ct94907783590896">
          <text:deletion>
            <office:change-info>
              <dc:creator>Julia Ringo</dc:creator>
              <dc:date>2023-10-05T13:15:00</dc:date>
            </office:change-info>
            <text:p text:style-name="Text_20_body"><text:span text:style-name="T1"><text:s/>— </text:span></text:p>
          </text:deletion>
        </text:changed-region>
        <text:changed-region xml:id="ct94907782927024" text:id="ct94907782927024">
          <text:insertion>
            <office:change-info>
              <dc:creator>Julia Ringo</dc:creator>
              <dc:date>2023-10-05T13:15:00</dc:date>
            </office:change-info>
          </text:insertion>
        </text:changed-region>
        <text:changed-region xml:id="ct94907783028048" text:id="ct94907783028048">
          <text:deletion>
            <office:change-info>
              <dc:creator>Julia Ringo</dc:creator>
              <dc:date>2023-10-21T14:42:00</dc:date>
            </office:change-info>
            <text:p text:style-name="Text_20_body"><text:span text:style-name="T1">40 </text:span></text:p>
          </text:deletion>
        </text:changed-region>
        <text:changed-region xml:id="ct94907783268192" text:id="ct94907783268192">
          <text:insertion>
            <office:change-info>
              <dc:creator>Julia Ringo</dc:creator>
              <dc:date>2023-10-21T14:42:00</dc:date>
            </office:change-info>
          </text:insertion>
        </text:changed-region>
        <text:changed-region xml:id="ct94907785376592" text:id="ct94907785376592">
          <text:insertion>
            <office:change-info>
              <dc:creator>Julia Ringo</dc:creator>
              <dc:date>2023-10-21T14:43:00</dc:date>
            </office:change-info>
          </text:insertion>
        </text:changed-region>
        <text:changed-region xml:id="ct94907783439536" text:id="ct94907783439536">
          <text:insertion>
            <office:change-info>
              <dc:creator>Julia Ringo</dc:creator>
              <dc:date>2023-10-21T14:43:00</dc:date>
            </office:change-info>
          </text:insertion>
        </text:changed-region>
        <text:changed-region xml:id="ct94907783440656" text:id="ct94907783440656">
          <text:deletion>
            <office:change-info>
              <dc:creator>Julia Ringo</dc:creator>
              <dc:date>2023-10-21T14:43:00</dc:date>
            </office:change-info>
            <text:p text:style-name="Text_20_body"><text:span text:style-name="T1">,</text:span></text:p>
          </text:deletion>
        </text:changed-region>
        <text:changed-region xml:id="ct94907784311008" text:id="ct94907784311008">
          <text:deletion>
            <office:change-info>
              <dc:creator>Julia Ringo</dc:creator>
              <dc:date>2023-10-21T14:43:00</dc:date>
            </office:change-info>
            <text:p text:style-name="Text_20_body"><text:span text:style-name="T1">45 </text:span></text:p>
          </text:deletion>
        </text:changed-region>
        <text:changed-region xml:id="ct94907780442944" text:id="ct94907780442944">
          <text:insertion>
            <office:change-info>
              <dc:creator>Julia Ringo</dc:creator>
              <dc:date>2023-10-21T14:43:00</dc:date>
            </office:change-info>
          </text:insertion>
        </text:changed-region>
        <text:changed-region xml:id="ct94907783629968" text:id="ct94907783629968">
          <text:insertion>
            <office:change-info>
              <dc:creator>Julia Ringo</dc:creator>
              <dc:date>2023-10-21T14:43:00</dc:date>
            </office:change-info>
          </text:insertion>
        </text:changed-region>
        <text:changed-region xml:id="ct94907783630256" text:id="ct94907783630256">
          <text:deletion>
            <office:change-info>
              <dc:creator>Julia Ringo</dc:creator>
              <dc:date>2023-10-21T14:43:00</dc:date>
            </office:change-info>
            <text:p text:style-name="Text_20_body"><text:span text:style-name="T1">,</text:span></text:p>
          </text:deletion>
        </text:changed-region>
        <text:changed-region xml:id="ct94907783630544" text:id="ct94907783630544">
          <text:deletion>
            <office:change-info>
              <dc:creator>Julia Ringo</dc:creator>
              <dc:date>2023-10-21T14:43:00</dc:date>
            </office:change-info>
            <text:p text:style-name="Text_20_body"><text:span text:style-name="T1">50</text:span></text:p>
          </text:deletion>
        </text:changed-region>
        <text:changed-region xml:id="ct94907783631168" text:id="ct94907783631168">
          <text:insertion>
            <office:change-info>
              <dc:creator>Julia Ringo</dc:creator>
              <dc:date>2023-10-21T14:43:00</dc:date>
            </office:change-info>
          </text:insertion>
        </text:changed-region>
        <text:changed-region xml:id="ct94907783677472" text:id="ct94907783677472">
          <text:insertion>
            <office:change-info>
              <dc:creator>Julia Ringo</dc:creator>
              <dc:date>2023-10-21T14:43:00</dc:date>
            </office:change-info>
          </text:insertion>
        </text:changed-region>
        <text:changed-region xml:id="ct94907783677760" text:id="ct94907783677760">
          <text:deletion>
            <office:change-info>
              <dc:creator>Julia Ringo</dc:creator>
              <dc:date>2023-10-21T14:43:00</dc:date>
            </office:change-info>
            <text:p text:style-name="Text_20_body"><text:span text:style-name="T1">‘</text:span></text:p>
          </text:deletion>
        </text:changed-region>
        <text:changed-region xml:id="ct94907783687840" text:id="ct94907783687840">
          <text:insertion>
            <office:change-info>
              <dc:creator>Julia Ringo</dc:creator>
              <dc:date>2023-10-21T14:43:00</dc:date>
            </office:change-info>
          </text:insertion>
        </text:changed-region>
        <text:changed-region xml:id="ct94907780356096" text:id="ct94907780356096">
          <text:deletion>
            <office:change-info>
              <dc:creator>Julia Ringo</dc:creator>
              <dc:date>2023-10-21T14:43:00</dc:date>
            </office:change-info>
            <text:p text:style-name="Text_20_body"><text:span text:style-name="T1">’</text:span></text:p>
          </text:deletion>
        </text:changed-region>
        <text:changed-region xml:id="ct94907783689520" text:id="ct94907783689520">
          <text:deletion>
            <office:change-info>
              <dc:creator>Julia Ringo</dc:creator>
              <dc:date>2023-10-05T13:15:00</dc:date>
            </office:change-info>
            <text:p text:style-name="Text_20_body"><text:span text:style-name="T1"><text:s/>— </text:span></text:p>
          </text:deletion>
        </text:changed-region>
        <text:changed-region xml:id="ct94907783657424" text:id="ct94907783657424">
          <text:insertion>
            <office:change-info>
              <dc:creator>Julia Ringo</dc:creator>
              <dc:date>2023-10-05T13:15:00</dc:date>
            </office:change-info>
          </text:insertion>
        </text:changed-region>
        <text:changed-region xml:id="ct94907783986816" text:id="ct94907783986816">
          <text:deletion>
            <office:change-info>
              <dc:creator>Julia Ringo</dc:creator>
              <dc:date>2023-10-10T11:08:00</dc:date>
            </office:change-info>
            <text:p text:style-name="Text_20_body"><text:span text:style-name="T1">…</text:span></text:p>
          </text:deletion>
        </text:changed-region>
        <text:changed-region xml:id="ct94907784012448" text:id="ct94907784012448">
          <text:insertion>
            <office:change-info>
              <dc:creator>Julia Ringo</dc:creator>
              <dc:date>2023-10-10T11:08:00</dc:date>
            </office:change-info>
          </text:insertion>
        </text:changed-region>
        <text:changed-region xml:id="ct94907783985696" text:id="ct94907783985696">
          <text:deletion>
            <office:change-info>
              <dc:creator>Julia Ringo</dc:creator>
              <dc:date>2023-10-21T14:43:00</dc:date>
            </office:change-info>
            <text:p text:style-name="Text_20_body"><text:span text:style-name="T1"><text:s/></text:span></text:p>
          </text:deletion>
        </text:changed-region>
        <text:changed-region xml:id="ct94907780593712" text:id="ct94907780593712">
          <text:insertion>
            <office:change-info>
              <dc:creator>Julia Ringo</dc:creator>
              <dc:date>2023-10-21T14:44:00</dc:date>
            </office:change-info>
          </text:insertion>
        </text:changed-region>
        <text:changed-region xml:id="ct94907784261968" text:id="ct94907784261968">
          <text:insertion>
            <office:change-info>
              <dc:creator>Julia Ringo</dc:creator>
              <dc:date>2023-10-21T14:44:00</dc:date>
            </office:change-info>
          </text:insertion>
        </text:changed-region>
        <text:changed-region xml:id="ct94907784508672" text:id="ct94907784508672">
          <text:deletion>
            <office:change-info>
              <dc:creator>Julia Ringo</dc:creator>
              <dc:date>2023-10-21T14:44:00</dc:date>
            </office:change-info>
            <text:p text:style-name="Text_20_body"><text:span text:style-name="T1">3</text:span></text:p>
          </text:deletion>
        </text:changed-region>
        <text:changed-region xml:id="ct94907784508960" text:id="ct94907784508960">
          <text:deletion>
            <office:change-info>
              <dc:creator>Julia Ringo</dc:creator>
              <dc:date>2023-10-05T13:15:00</dc:date>
            </office:change-info>
            <text:p text:style-name="Text_20_body"><text:span text:style-name="T1"><text:s/>— </text:span></text:p>
          </text:deletion>
        </text:changed-region>
        <text:changed-region xml:id="ct94907784509584" text:id="ct94907784509584">
          <text:insertion>
            <office:change-info>
              <dc:creator>Julia Ringo</dc:creator>
              <dc:date>2023-10-05T13:15:00</dc:date>
            </office:change-info>
          </text:insertion>
        </text:changed-region>
        <text:changed-region xml:id="ct94907784011168" text:id="ct94907784011168">
          <text:deletion>
            <office:change-info>
              <dc:creator>Julia Ringo</dc:creator>
              <dc:date>2023-10-21T14:44:00</dc:date>
            </office:change-info>
            <text:p text:style-name="Text_20_body"><text:span text:style-name="T1">30 </text:span></text:p>
          </text:deletion>
        </text:changed-region>
        <text:changed-region xml:id="ct94907784660992" text:id="ct94907784660992">
          <text:insertion>
            <office:change-info>
              <dc:creator>Julia Ringo</dc:creator>
              <dc:date>2023-10-21T14:44:00</dc:date>
            </office:change-info>
          </text:insertion>
        </text:changed-region>
        <text:changed-region xml:id="ct94907784904576" text:id="ct94907784904576">
          <text:insertion>
            <office:change-info>
              <dc:creator>Julia Ringo</dc:creator>
              <dc:date>2023-10-21T14:44:00</dc:date>
            </office:change-info>
          </text:insertion>
        </text:changed-region>
        <text:changed-region xml:id="ct94907784983040" text:id="ct94907784983040">
          <text:deletion>
            <office:change-info>
              <dc:creator>Julia Ringo</dc:creator>
              <dc:date>2023-10-10T11:08:00</dc:date>
            </office:change-info>
            <text:p text:style-name="Text_20_body"><text:span text:style-name="T1">…</text:span></text:p>
          </text:deletion>
        </text:changed-region>
        <text:changed-region xml:id="ct94907784657840" text:id="ct94907784657840">
          <text:insertion>
            <office:change-info>
              <dc:creator>Julia Ringo</dc:creator>
              <dc:date>2023-10-10T11:08:00</dc:date>
            </office:change-info>
          </text:insertion>
        </text:changed-region>
        <text:changed-region xml:id="ct94907784984448" text:id="ct94907784984448">
          <text:deletion>
            <office:change-info>
              <dc:creator>Julia Ringo</dc:creator>
              <dc:date>2023-10-10T11:08:00</dc:date>
            </office:change-info>
            <text:p text:style-name="Text_20_body"><text:span text:style-name="T1">…</text:span></text:p>
          </text:deletion>
        </text:changed-region>
        <text:changed-region xml:id="ct94907785821424" text:id="ct94907785821424">
          <text:insertion>
            <office:change-info>
              <dc:creator>Julia Ringo</dc:creator>
              <dc:date>2023-10-21T14:45:00</dc:date>
            </office:change-info>
          </text:insertion>
        </text:changed-region>
        <text:changed-region xml:id="ct94907782912256" text:id="ct94907782912256">
          <text:insertion>
            <office:change-info>
              <dc:creator>Julia Ringo</dc:creator>
              <dc:date>2023-10-21T14:46:00</dc:date>
            </office:change-info>
          </text:insertion>
        </text:changed-region>
        <text:changed-region xml:id="ct94907782920448" text:id="ct94907782920448">
          <text:deletion>
            <office:change-info>
              <dc:creator>Julia Ringo</dc:creator>
              <dc:date>2023-10-21T14:46:00</dc:date>
            </office:change-info>
            <text:p text:style-name="Text_20_body"><text:span text:style-name="T1">that </text:span></text:p>
          </text:deletion>
        </text:changed-region>
        <text:changed-region xml:id="ct94907784043952" text:id="ct94907784043952">
          <text:insertion>
            <office:change-info>
              <dc:creator>Julia Ringo</dc:creator>
              <dc:date>2023-10-21T14:46:00</dc:date>
            </office:change-info>
          </text:insertion>
        </text:changed-region>
        <text:changed-region xml:id="ct94907782905248" text:id="ct94907782905248">
          <text:insertion>
            <office:change-info>
              <dc:creator>Julia Ringo</dc:creator>
              <dc:date>2023-10-21T14:46:00</dc:date>
            </office:change-info>
          </text:insertion>
        </text:changed-region>
        <text:changed-region xml:id="ct94907786112096" text:id="ct94907786112096">
          <text:deletion>
            <office:change-info>
              <dc:creator>Julia Ringo</dc:creator>
              <dc:date>2023-10-10T11:08:00</dc:date>
            </office:change-info>
            <text:p text:style-name="Text_20_body"><text:span text:style-name="T1">…</text:span></text:p>
          </text:deletion>
        </text:changed-region>
        <text:changed-region xml:id="ct94907786113056" text:id="ct94907786113056">
          <text:insertion>
            <office:change-info>
              <dc:creator>Julia Ringo</dc:creator>
              <dc:date>2023-10-10T11:08:00</dc:date>
            </office:change-info>
          </text:insertion>
        </text:changed-region>
        <text:changed-region xml:id="ct94907785985712" text:id="ct94907785985712">
          <text:deletion>
            <office:change-info>
              <dc:creator>Julia Ringo</dc:creator>
              <dc:date>2023-10-10T11:08:00</dc:date>
            </office:change-info>
            <text:p text:style-name="Text_20_body"><text:span text:style-name="T1">…</text:span></text:p>
          </text:deletion>
        </text:changed-region>
        <text:changed-region xml:id="ct94907785986336" text:id="ct94907785986336">
          <text:insertion>
            <office:change-info>
              <dc:creator>Julia Ringo</dc:creator>
              <dc:date>2023-10-10T11:08:00</dc:date>
            </office:change-info>
          </text:insertion>
        </text:changed-region>
        <text:changed-region xml:id="ct94907786060528" text:id="ct94907786060528">
          <text:deletion>
            <office:change-info>
              <dc:creator>Julia Ringo</dc:creator>
              <dc:date>2023-10-10T11:08:00</dc:date>
            </office:change-info>
            <text:p text:style-name="Text_20_body"><text:span text:style-name="T1">…</text:span></text:p>
          </text:deletion>
        </text:changed-region>
        <text:changed-region xml:id="ct94907785952192" text:id="ct94907785952192">
          <text:insertion>
            <office:change-info>
              <dc:creator>Julia Ringo</dc:creator>
              <dc:date>2023-10-10T11:08:00</dc:date>
            </office:change-info>
          </text:insertion>
        </text:changed-region>
        <text:changed-region xml:id="ct94907782966720" text:id="ct94907782966720">
          <text:deletion>
            <office:change-info>
              <dc:creator>Julia Ringo</dc:creator>
              <dc:date>2023-10-10T11:08:00</dc:date>
            </office:change-info>
            <text:p text:style-name="Text_20_body"><text:span text:style-name="T1">…</text:span></text:p>
          </text:deletion>
        </text:changed-region>
        <text:changed-region xml:id="ct94907782991600" text:id="ct94907782991600">
          <text:insertion>
            <office:change-info>
              <dc:creator>Julia Ringo</dc:creator>
              <dc:date>2023-10-10T11:08:00</dc:date>
            </office:change-info>
          </text:insertion>
        </text:changed-region>
        <text:changed-region xml:id="ct94907784043648" text:id="ct94907784043648">
          <text:deletion>
            <office:change-info>
              <dc:creator>Julia Ringo</dc:creator>
              <dc:date>2023-10-21T14:46:00</dc:date>
            </office:change-info>
            <text:p text:style-name="Text_20_body"><text:span text:style-name="T1"><text:s/></text:span></text:p>
          </text:deletion>
        </text:changed-region>
        <text:changed-region xml:id="ct94907782991184" text:id="ct94907782991184">
          <text:deletion>
            <office:change-info>
              <dc:creator>Julia Ringo</dc:creator>
              <dc:date>2023-10-10T11:08:00</dc:date>
            </office:change-info>
            <text:p text:style-name="Text_20_body"><text:span text:style-name="T1">…</text:span></text:p>
          </text:deletion>
        </text:changed-region>
        <text:changed-region xml:id="ct94907783160224" text:id="ct94907783160224">
          <text:insertion>
            <office:change-info>
              <dc:creator>Julia Ringo</dc:creator>
              <dc:date>2023-10-10T11:08:00</dc:date>
            </office:change-info>
          </text:insertion>
        </text:changed-region>
        <text:changed-region xml:id="ct94907783160672" text:id="ct94907783160672">
          <text:deletion>
            <office:change-info>
              <dc:creator>Julia Ringo</dc:creator>
              <dc:date>2023-10-10T11:08:00</dc:date>
            </office:change-info>
            <text:p text:style-name="Text_20_body"><text:span text:style-name="T1">…</text:span></text:p>
          </text:deletion>
        </text:changed-region>
        <text:changed-region xml:id="ct94907785986624" text:id="ct94907785986624">
          <text:insertion>
            <office:change-info>
              <dc:creator>Julia Ringo</dc:creator>
              <dc:date>2023-10-10T11:08:00</dc:date>
            </office:change-info>
          </text:insertion>
        </text:changed-region>
        <text:changed-region xml:id="ct94907785986912" text:id="ct94907785986912">
          <text:deletion>
            <office:change-info>
              <dc:creator>Julia Ringo</dc:creator>
              <dc:date>2023-10-21T14:46:00</dc:date>
            </office:change-info>
            <text:p text:style-name="Text_20_body"><text:span text:style-name="T1"><text:s/></text:span></text:p>
          </text:deletion>
        </text:changed-region>
        <text:changed-region xml:id="ct94907785874304" text:id="ct94907785874304">
          <text:deletion>
            <office:change-info>
              <dc:creator>Julia Ringo</dc:creator>
              <dc:date>2023-10-10T11:08:00</dc:date>
            </office:change-info>
            <text:p text:style-name="Text_20_body"><text:span text:style-name="T1">…</text:span></text:p>
          </text:deletion>
        </text:changed-region>
        <text:changed-region xml:id="ct94907783561328" text:id="ct94907783561328">
          <text:insertion>
            <office:change-info>
              <dc:creator>Julia Ringo</dc:creator>
              <dc:date>2023-10-10T11:08:00</dc:date>
            </office:change-info>
          </text:insertion>
        </text:changed-region>
        <text:changed-region xml:id="ct94907783781584" text:id="ct94907783781584">
          <text:deletion>
            <office:change-info>
              <dc:creator>Julia Ringo</dc:creator>
              <dc:date>2023-10-10T11:08:00</dc:date>
            </office:change-info>
            <text:p text:style-name="Text_20_body"><text:span text:style-name="T1">…</text:span></text:p>
          </text:deletion>
        </text:changed-region>
        <text:changed-region xml:id="ct94907783853712" text:id="ct94907783853712">
          <text:insertion>
            <office:change-info>
              <dc:creator>Julia Ringo</dc:creator>
              <dc:date>2023-10-10T11:08:00</dc:date>
            </office:change-info>
          </text:insertion>
        </text:changed-region>
        <text:changed-region xml:id="ct94907784279520" text:id="ct94907784279520">
          <text:deletion>
            <office:change-info>
              <dc:creator>Julia Ringo</dc:creator>
              <dc:date>2023-10-05T13:15:00</dc:date>
            </office:change-info>
            <text:p text:style-name="Text_20_body"><text:span text:style-name="T1"><text:s/>— </text:span></text:p>
          </text:deletion>
        </text:changed-region>
        <text:changed-region xml:id="ct94907784280480" text:id="ct94907784280480">
          <text:insertion>
            <office:change-info>
              <dc:creator>Julia Ringo</dc:creator>
              <dc:date>2023-10-05T13:15:00</dc:date>
            </office:change-info>
          </text:insertion>
        </text:changed-region>
        <text:changed-region xml:id="ct94907782903520" text:id="ct94907782903520">
          <text:deletion>
            <office:change-info>
              <dc:creator>Julia Ringo</dc:creator>
              <dc:date>2023-10-05T13:15:00</dc:date>
            </office:change-info>
            <text:p text:style-name="Text_20_body"><text:span text:style-name="T1"><text:s/>— </text:span></text:p>
          </text:deletion>
        </text:changed-region>
        <text:changed-region xml:id="ct94907783853360" text:id="ct94907783853360">
          <text:insertion>
            <office:change-info>
              <dc:creator>Julia Ringo</dc:creator>
              <dc:date>2023-10-05T13:15:00</dc:date>
            </office:change-info>
          </text:insertion>
        </text:changed-region>
        <text:changed-region xml:id="ct94907784466528" text:id="ct94907784466528">
          <text:deletion>
            <office:change-info>
              <dc:creator>Julia Ringo</dc:creator>
              <dc:date>2023-10-10T11:08:00</dc:date>
            </office:change-info>
            <text:p text:style-name="Text_20_body"><text:span text:style-name="T2">…</text:span></text:p>
          </text:deletion>
        </text:changed-region>
        <text:changed-region xml:id="ct94907783854816" text:id="ct94907783854816">
          <text:deletion>
            <office:change-info>
              <dc:creator>Julia Ringo</dc:creator>
              <dc:date>2023-10-21T14:47:00</dc:date>
            </office:change-info>
            <text:p text:style-name="Text_20_body"><text:span text:style-name="T2">. </text:span></text:p>
          </text:deletion>
        </text:changed-region>
        <text:changed-region xml:id="ct94907783855104" text:id="ct94907783855104">
          <text:insertion>
            <office:change-info>
              <dc:creator>Julia Ringo</dc:creator>
              <dc:date>2023-10-10T11:08:00</dc:date>
            </office:change-info>
          </text:insertion>
        </text:changed-region>
        <text:changed-region xml:id="ct94907784644032" text:id="ct94907784644032">
          <text:deletion>
            <office:change-info>
              <dc:creator>Julia Ringo</dc:creator>
              <dc:date>2023-10-05T13:15:00</dc:date>
            </office:change-info>
            <text:p text:style-name="Text_20_body"><text:span text:style-name="T1"><text:s/>— </text:span></text:p>
          </text:deletion>
        </text:changed-region>
        <text:changed-region xml:id="ct94907784796560" text:id="ct94907784796560">
          <text:insertion>
            <office:change-info>
              <dc:creator>Julia Ringo</dc:creator>
              <dc:date>2023-10-05T13:15:00</dc:date>
            </office:change-info>
          </text:insertion>
        </text:changed-region>
        <text:changed-region xml:id="ct94907784357664" text:id="ct94907784357664">
          <text:deletion>
            <office:change-info>
              <dc:creator>Julia Ringo</dc:creator>
              <dc:date>2023-10-10T11:08:00</dc:date>
            </office:change-info>
            <text:p text:style-name="Text_20_body"><text:span text:style-name="T1">…</text:span></text:p>
          </text:deletion>
        </text:changed-region>
        <text:changed-region xml:id="ct94907784795440" text:id="ct94907784795440">
          <text:insertion>
            <office:change-info>
              <dc:creator>Julia Ringo</dc:creator>
              <dc:date>2023-10-10T11:08:00</dc:date>
            </office:change-info>
          </text:insertion>
        </text:changed-region>
        <text:changed-region xml:id="ct94907784963184" text:id="ct94907784963184">
          <text:deletion>
            <office:change-info>
              <dc:creator>Julia Ringo</dc:creator>
              <dc:date>2023-10-10T11:08:00</dc:date>
            </office:change-info>
            <text:p text:style-name="Text_20_body"><text:span text:style-name="T1">…</text:span></text:p>
          </text:deletion>
        </text:changed-region>
        <text:changed-region xml:id="ct94907779526544" text:id="ct94907779526544">
          <text:insertion>
            <office:change-info>
              <dc:creator>Julia Ringo</dc:creator>
              <dc:date>2023-10-10T11:08:00</dc:date>
            </office:change-info>
          </text:insertion>
        </text:changed-region>
        <text:changed-region xml:id="ct94907783769168" text:id="ct94907783769168">
          <text:deletion>
            <office:change-info>
              <dc:creator>Julia Ringo</dc:creator>
              <dc:date>2023-10-10T11:08:00</dc:date>
            </office:change-info>
            <text:p text:style-name="Text_20_body"><text:span text:style-name="T1">…</text:span></text:p>
          </text:deletion>
        </text:changed-region>
        <text:changed-region xml:id="ct94907785228832" text:id="ct94907785228832">
          <text:insertion>
            <office:change-info>
              <dc:creator>Julia Ringo</dc:creator>
              <dc:date>2023-10-10T11:08:00</dc:date>
            </office:change-info>
          </text:insertion>
        </text:changed-region>
        <text:changed-region xml:id="ct94907785230688" text:id="ct94907785230688">
          <text:insertion>
            <office:change-info>
              <dc:creator>Julia Ringo</dc:creator>
              <dc:date>2023-10-21T14:47:00</dc:date>
            </office:change-info>
          </text:insertion>
        </text:changed-region>
        <text:changed-region xml:id="ct94907785760400" text:id="ct94907785760400">
          <text:deletion>
            <office:change-info>
              <dc:creator>Julia Ringo</dc:creator>
              <dc:date>2023-10-10T11:08:00</dc:date>
            </office:change-info>
            <text:p text:style-name="Text_20_body"><text:span text:style-name="T1">…</text:span></text:p>
          </text:deletion>
        </text:changed-region>
        <text:changed-region xml:id="ct94907785717744" text:id="ct94907785717744">
          <text:insertion>
            <office:change-info>
              <dc:creator>Julia Ringo</dc:creator>
              <dc:date>2023-10-10T11:08:00</dc:date>
            </office:change-info>
          </text:insertion>
        </text:changed-region>
        <text:changed-region xml:id="ct94907785718032" text:id="ct94907785718032">
          <text:deletion>
            <office:change-info>
              <dc:creator>Julia Ringo</dc:creator>
              <dc:date>2023-10-21T14:47:00</dc:date>
            </office:change-info>
            <text:p text:style-name="Text_20_body"><text:span text:style-name="T1"><text:s/></text:span></text:p>
          </text:deletion>
        </text:changed-region>
        <text:changed-region xml:id="ct94907782896064" text:id="ct94907782896064">
          <text:deletion>
            <office:change-info>
              <dc:creator>Julia Ringo</dc:creator>
              <dc:date>2023-10-10T11:08:00</dc:date>
            </office:change-info>
            <text:p text:style-name="Text_20_body"><text:span text:style-name="T1">…</text:span></text:p>
          </text:deletion>
        </text:changed-region>
        <text:changed-region xml:id="ct94907782971184" text:id="ct94907782971184">
          <text:insertion>
            <office:change-info>
              <dc:creator>Julia Ringo</dc:creator>
              <dc:date>2023-10-10T11:08:00</dc:date>
            </office:change-info>
          </text:insertion>
        </text:changed-region>
        <text:changed-region xml:id="ct94907784357328" text:id="ct94907784357328">
          <text:insertion>
            <office:change-info>
              <dc:creator>Julia Ringo</dc:creator>
              <dc:date>2023-10-21T14:48:00</dc:date>
            </office:change-info>
          </text:insertion>
        </text:changed-region>
        <text:changed-region xml:id="ct94907783989200" text:id="ct94907783989200">
          <text:format-change>
            <office:change-info>
              <dc:creator>Julia Ringo</dc:creator>
              <dc:date>2023-10-21T14:48:00</dc:date>
            </office:change-info>
          </text:format-change>
        </text:changed-region>
        <text:changed-region xml:id="ct94907783989488" text:id="ct94907783989488">
          <text:deletion>
            <office:change-info>
              <dc:creator>Julia Ringo</dc:creator>
              <dc:date>2023-10-05T13:15:00</dc:date>
            </office:change-info>
            <text:p text:style-name="Text_20_body"><text:span text:style-name="T1"><text:s/>— </text:span></text:p>
          </text:deletion>
        </text:changed-region>
        <text:changed-region xml:id="ct94907784363776" text:id="ct94907784363776">
          <text:insertion>
            <office:change-info>
              <dc:creator>Julia Ringo</dc:creator>
              <dc:date>2023-10-05T13:15:00</dc:date>
            </office:change-info>
          </text:insertion>
        </text:changed-region>
        <text:changed-region xml:id="ct94907783577472" text:id="ct94907783577472">
          <text:deletion>
            <office:change-info>
              <dc:creator>Julia Ringo</dc:creator>
              <dc:date>2023-10-05T13:15:00</dc:date>
            </office:change-info>
            <text:p text:style-name="Text_20_body"><text:span text:style-name="T1"><text:s/>— </text:span></text:p>
          </text:deletion>
        </text:changed-region>
        <text:changed-region xml:id="ct94907784363104" text:id="ct94907784363104">
          <text:insertion>
            <office:change-info>
              <dc:creator>Julia Ringo</dc:creator>
              <dc:date>2023-10-05T13:15:00</dc:date>
            </office:change-info>
          </text:insertion>
        </text:changed-region>
        <text:changed-region xml:id="ct94907784796224" text:id="ct94907784796224">
          <text:deletion>
            <office:change-info>
              <dc:creator>Julia Ringo</dc:creator>
              <dc:date>2023-10-21T14:48:00</dc:date>
            </office:change-info>
            <text:p text:style-name="Text_20_body"><text:span text:style-name="T1">100 </text:span></text:p>
          </text:deletion>
        </text:changed-region>
        <text:changed-region xml:id="ct94907784389856" text:id="ct94907784389856">
          <text:insertion>
            <office:change-info>
              <dc:creator>Julia Ringo</dc:creator>
              <dc:date>2023-10-21T14:48:00</dc:date>
            </office:change-info>
          </text:insertion>
        </text:changed-region>
        <text:changed-region xml:id="ct94907783578960" text:id="ct94907783578960">
          <text:deletion>
            <office:change-info>
              <dc:creator>Julia Ringo</dc:creator>
              <dc:date>2023-10-05T13:15:00</dc:date>
            </office:change-info>
            <text:p text:style-name="Text_20_body"><text:span text:style-name="T1"><text:s/>— </text:span></text:p>
          </text:deletion>
        </text:changed-region>
        <text:changed-region xml:id="ct94907784363392" text:id="ct94907784363392">
          <text:insertion>
            <office:change-info>
              <dc:creator>Julia Ringo</dc:creator>
              <dc:date>2023-10-05T13:15:00</dc:date>
            </office:change-info>
          </text:insertion>
        </text:changed-region>
        <text:changed-region xml:id="ct94907784389520" text:id="ct94907784389520">
          <text:deletion>
            <office:change-info>
              <dc:creator>Julia Ringo</dc:creator>
              <dc:date>2023-10-05T13:15:00</dc:date>
            </office:change-info>
            <text:p text:style-name="Text_20_body"><text:span text:style-name="T1"><text:s/>— </text:span></text:p>
          </text:deletion>
        </text:changed-region>
        <text:changed-region xml:id="ct94907784459616" text:id="ct94907784459616">
          <text:insertion>
            <office:change-info>
              <dc:creator>Julia Ringo</dc:creator>
              <dc:date>2023-10-05T13:15:00</dc:date>
            </office:change-info>
          </text:insertion>
        </text:changed-region>
        <text:changed-region xml:id="ct94907784461568" text:id="ct94907784461568">
          <text:insertion>
            <office:change-info>
              <dc:creator>Julia Ringo</dc:creator>
              <dc:date>2023-10-21T14:48:00</dc:date>
            </office:change-info>
          </text:insertion>
        </text:changed-region>
        <text:changed-region xml:id="ct94907784492432" text:id="ct94907784492432">
          <text:insertion>
            <office:change-info>
              <dc:creator>Julia Ringo</dc:creator>
              <dc:date>2023-10-21T14:49:00</dc:date>
            </office:change-info>
          </text:insertion>
        </text:changed-region>
        <text:changed-region xml:id="ct94907784528800" text:id="ct94907784528800">
          <text:deletion>
            <office:change-info>
              <dc:creator>Julia Ringo</dc:creator>
              <dc:date>2023-10-21T14:49:00</dc:date>
            </office:change-info>
            <text:p text:style-name="Text_20_body"><text:span text:style-name="T1"><text:s/>on</text:span></text:p>
          </text:deletion>
        </text:changed-region>
        <text:changed-region xml:id="ct94907778669424" text:id="ct94907778669424">
          <text:deletion>
            <office:change-info>
              <dc:creator>Julia Ringo</dc:creator>
              <dc:date>2023-10-05T13:15:00</dc:date>
            </office:change-info>
            <text:p text:style-name="Text_20_body"><text:span text:style-name="T1"><text:s/>— </text:span></text:p>
          </text:deletion>
        </text:changed-region>
        <text:changed-region xml:id="ct94907784563984" text:id="ct94907784563984">
          <text:insertion>
            <office:change-info>
              <dc:creator>Julia Ringo</dc:creator>
              <dc:date>2023-10-05T13:15:00</dc:date>
            </office:change-info>
          </text:insertion>
        </text:changed-region>
        <text:changed-region xml:id="ct94907784563696" text:id="ct94907784563696">
          <text:deletion>
            <office:change-info>
              <dc:creator>Julia Ringo</dc:creator>
              <dc:date>2023-10-05T13:15:00</dc:date>
            </office:change-info>
            <text:p text:style-name="Text_20_body"><text:span text:style-name="T1"><text:s/>— </text:span></text:p>
          </text:deletion>
        </text:changed-region>
        <text:changed-region xml:id="ct94907784629504" text:id="ct94907784629504">
          <text:insertion>
            <office:change-info>
              <dc:creator>Julia Ringo</dc:creator>
              <dc:date>2023-10-05T13:15:00</dc:date>
            </office:change-info>
          </text:insertion>
        </text:changed-region>
        <text:changed-region xml:id="ct94907778669984" text:id="ct94907778669984">
          <text:deletion>
            <office:change-info>
              <dc:creator>Julia Ringo</dc:creator>
              <dc:date>2023-10-10T11:08:00</dc:date>
            </office:change-info>
            <text:p text:style-name="Text_20_body"><text:span text:style-name="T1">…</text:span></text:p>
          </text:deletion>
        </text:changed-region>
        <text:changed-region xml:id="ct94907784653472" text:id="ct94907784653472">
          <text:insertion>
            <office:change-info>
              <dc:creator>Julia Ringo</dc:creator>
              <dc:date>2023-10-10T11:08:00</dc:date>
            </office:change-info>
          </text:insertion>
        </text:changed-region>
        <text:changed-region xml:id="ct94907784563280" text:id="ct94907784563280">
          <text:deletion>
            <office:change-info>
              <dc:creator>Julia Ringo</dc:creator>
              <dc:date>2023-10-10T11:08:00</dc:date>
            </office:change-info>
            <text:p text:style-name="Text_20_body"><text:span text:style-name="T1">…</text:span></text:p>
          </text:deletion>
        </text:changed-region>
        <text:changed-region xml:id="ct94907778664944" text:id="ct94907778664944">
          <text:insertion>
            <office:change-info>
              <dc:creator>Julia Ringo</dc:creator>
              <dc:date>2023-10-10T11:08:00</dc:date>
            </office:change-info>
          </text:insertion>
        </text:changed-region>
        <text:changed-region xml:id="ct94907785448000" text:id="ct94907785448000">
          <text:insertion>
            <office:change-info>
              <dc:creator>Julia Ringo</dc:creator>
              <dc:date>2023-10-21T14:49:00</dc:date>
            </office:change-info>
          </text:insertion>
        </text:changed-region>
        <text:changed-region xml:id="ct94907784136656" text:id="ct94907784136656">
          <text:deletion>
            <office:change-info>
              <dc:creator>Julia Ringo</dc:creator>
              <dc:date>2023-10-21T14:49:00</dc:date>
            </office:change-info>
            <text:p text:style-name="Text_20_body"><text:span text:style-name="T1">,</text:span></text:p>
          </text:deletion>
        </text:changed-region>
        <text:changed-region xml:id="ct94907784561920" text:id="ct94907784561920">
          <text:insertion>
            <office:change-info>
              <dc:creator>Julia Ringo</dc:creator>
              <dc:date>2023-10-21T14:50:00</dc:date>
            </office:change-info>
          </text:insertion>
        </text:changed-region>
        <text:changed-region xml:id="ct94907785704912" text:id="ct94907785704912">
          <text:insertion>
            <office:change-info>
              <dc:creator>Julia Ringo</dc:creator>
              <dc:date>2023-10-21T14:50:00</dc:date>
            </office:change-info>
          </text:insertion>
        </text:changed-region>
        <text:changed-region xml:id="ct94907783067344" text:id="ct94907783067344">
          <text:insertion>
            <office:change-info>
              <dc:creator>Julia Ringo</dc:creator>
              <dc:date>2023-10-21T14:50:00</dc:date>
            </office:change-info>
          </text:insertion>
        </text:changed-region>
        <text:changed-region xml:id="ct94907783117200" text:id="ct94907783117200">
          <text:insertion>
            <office:change-info>
              <dc:creator>Julia Ringo</dc:creator>
              <dc:date>2023-10-21T14:51:00</dc:date>
            </office:change-info>
          </text:insertion>
        </text:changed-region>
        <text:changed-region xml:id="ct94907783118352" text:id="ct94907783118352">
          <text:deletion>
            <office:change-info>
              <dc:creator>Julia Ringo</dc:creator>
              <dc:date>2023-10-21T14:51:00</dc:date>
            </office:change-info>
            <text:p text:style-name="Text_20_body"><text:span text:style-name="T1">-</text:span></text:p>
          </text:deletion>
        </text:changed-region>
        <text:changed-region xml:id="ct94907783068912" text:id="ct94907783068912">
          <text:format-change>
            <office:change-info>
              <dc:creator>Julia Ringo</dc:creator>
              <dc:date>2023-10-21T14:51:00</dc:date>
            </office:change-info>
          </text:format-change>
        </text:changed-region>
        <text:changed-region xml:id="ct94907783400496" text:id="ct94907783400496">
          <text:format-change>
            <office:change-info>
              <dc:creator>Julia Ringo</dc:creator>
              <dc:date>2023-10-21T14:51:00</dc:date>
            </office:change-info>
          </text:format-change>
        </text:changed-region>
        <text:changed-region xml:id="ct94907783469232" text:id="ct94907783469232">
          <text:insertion>
            <office:change-info>
              <dc:creator>Julia Ringo</dc:creator>
              <dc:date>2023-10-21T14:51:00</dc:date>
            </office:change-info>
          </text:insertion>
        </text:changed-region>
        <text:changed-region xml:id="ct94907783469520" text:id="ct94907783469520">
          <text:deletion>
            <office:change-info>
              <dc:creator>Julia Ringo</dc:creator>
              <dc:date>2023-10-21T14:51:00</dc:date>
            </office:change-info>
            <text:p text:style-name="First_20_Paragraph"><text:span text:style-name="T1">-</text:span></text:p>
          </text:deletion>
        </text:changed-region>
        <text:changed-region xml:id="ct94907783470480" text:id="ct94907783470480">
          <text:deletion>
            <office:change-info>
              <dc:creator>Julia Ringo</dc:creator>
              <dc:date>2023-10-05T13:15:00</dc:date>
            </office:change-info>
            <text:p text:style-name="First_20_Paragraph"><text:span text:style-name="T1"><text:s/>— </text:span></text:p>
          </text:deletion>
        </text:changed-region>
        <text:changed-region xml:id="ct94907783609456" text:id="ct94907783609456">
          <text:insertion>
            <office:change-info>
              <dc:creator>Julia Ringo</dc:creator>
              <dc:date>2023-10-05T13:15:00</dc:date>
            </office:change-info>
          </text:insertion>
        </text:changed-region>
        <text:changed-region xml:id="ct94907783610080" text:id="ct94907783610080">
          <text:deletion>
            <office:change-info>
              <dc:creator>Julia Ringo</dc:creator>
              <dc:date>2023-10-21T14:52:00</dc:date>
            </office:change-info>
            <text:p text:style-name="First_20_Paragraph"><text:span text:style-name="T1">feels like they might be</text:span></text:p>
          </text:deletion>
        </text:changed-region>
        <text:changed-region xml:id="ct94907778694448" text:id="ct94907778694448">
          <text:insertion>
            <office:change-info>
              <dc:creator>Julia Ringo</dc:creator>
              <dc:date>2023-10-21T14:52:00</dc:date>
            </office:change-info>
          </text:insertion>
        </text:changed-region>
        <text:changed-region xml:id="ct94907783801088" text:id="ct94907783801088">
          <text:deletion>
            <office:change-info>
              <dc:creator>Julia Ringo</dc:creator>
              <dc:date>2023-10-21T14:52:00</dc:date>
            </office:change-info>
            <text:p text:style-name="First_20_Paragraph"><text:span text:style-name="T1">,</text:span></text:p>
          </text:deletion>
        </text:changed-region>
        <text:changed-region xml:id="ct94907783799520" text:id="ct94907783799520">
          <text:deletion>
            <office:change-info>
              <dc:creator>Julia Ringo</dc:creator>
              <dc:date>2023-10-21T14:52:00</dc:date>
            </office:change-info>
            <text:p text:style-name="First_20_Paragraph"><text:span text:style-name="T1">them </text:span></text:p>
          </text:deletion>
        </text:changed-region>
        <text:changed-region xml:id="ct94907783883136" text:id="ct94907783883136">
          <text:insertion>
            <office:change-info>
              <dc:creator>Julia Ringo</dc:creator>
              <dc:date>2023-10-21T14:52:00</dc:date>
            </office:change-info>
          </text:insertion>
        </text:changed-region>
        <text:changed-region xml:id="ct94907783892000" text:id="ct94907783892000">
          <text:insertion>
            <office:change-info>
              <dc:creator>Julia Ringo</dc:creator>
              <dc:date>2023-10-21T14:54:00</dc:date>
            </office:change-info>
          </text:insertion>
        </text:changed-region>
        <text:changed-region xml:id="ct94907783882848" text:id="ct94907783882848">
          <text:format-change>
            <office:change-info>
              <dc:creator>Julia Ringo</dc:creator>
              <dc:date>2023-10-21T14:55:00</dc:date>
            </office:change-info>
          </text:format-change>
        </text:changed-region>
        <text:changed-region xml:id="ct94907783980224" text:id="ct94907783980224">
          <text:format-change>
            <office:change-info>
              <dc:creator>Julia Ringo</dc:creator>
              <dc:date>2023-10-21T14:55:00</dc:date>
            </office:change-info>
          </text:format-change>
        </text:changed-region>
        <text:changed-region xml:id="ct94907783400096" text:id="ct94907783400096">
          <text:deletion>
            <office:change-info>
              <dc:creator>Julia Ringo</dc:creator>
              <dc:date>2023-10-05T13:15:00</dc:date>
            </office:change-info>
            <text:p text:style-name="Text_20_body"><text:span text:style-name="T1"><text:s/>— </text:span></text:p>
          </text:deletion>
        </text:changed-region>
        <text:changed-region xml:id="ct94907784194864" text:id="ct94907784194864">
          <text:insertion>
            <office:change-info>
              <dc:creator>Julia Ringo</dc:creator>
              <dc:date>2023-10-05T13:15:00</dc:date>
            </office:change-info>
          </text:insertion>
        </text:changed-region>
        <text:changed-region xml:id="ct94907784212512" text:id="ct94907784212512">
          <text:insertion>
            <office:change-info>
              <dc:creator>Julia Ringo</dc:creator>
              <dc:date>2023-10-21T14:55:00</dc:date>
            </office:change-info>
          </text:insertion>
        </text:changed-region>
        <text:changed-region xml:id="ct94907783400784" text:id="ct94907783400784">
          <text:deletion>
            <office:change-info>
              <dc:creator>Julia Ringo</dc:creator>
              <dc:date>2023-10-21T14:56:00</dc:date>
            </office:change-info>
            <text:p text:style-name="Text_20_body"><text:span text:style-name="T1">,</text:span></text:p>
          </text:deletion>
        </text:changed-region>
        <text:changed-region xml:id="ct94907784216624" text:id="ct94907784216624">
          <text:deletion>
            <office:change-info>
              <dc:creator>Julia Ringo</dc:creator>
              <dc:date>2023-10-21T14:56:00</dc:date>
            </office:change-info>
            <text:p text:style-name="Text_20_body"><text:span text:style-name="T1">n</text:span></text:p>
          </text:deletion>
        </text:changed-region>
        <text:changed-region xml:id="ct94907784916784" text:id="ct94907784916784">
          <text:deletion>
            <office:change-info>
              <dc:creator>Julia Ringo</dc:creator>
              <dc:date>2023-10-10T11:08:00</dc:date>
            </office:change-info>
            <text:p text:style-name="Text_20_body"><text:span text:style-name="T1">…</text:span></text:p>
          </text:deletion>
        </text:changed-region>
        <text:changed-region xml:id="ct94907784982752" text:id="ct94907784982752">
          <text:insertion>
            <office:change-info>
              <dc:creator>Julia Ringo</dc:creator>
              <dc:date>2023-10-10T11:08:00</dc:date>
            </office:change-info>
          </text:insertion>
        </text:changed-region>
        <text:changed-region xml:id="ct94907784217680" text:id="ct94907784217680">
          <text:deletion>
            <office:change-info>
              <dc:creator>Julia Ringo</dc:creator>
              <dc:date>2023-10-21T14:56:00</dc:date>
            </office:change-info>
            <text:p text:style-name="Text_20_body"><text:span text:style-name="T1"><text:s/></text:span></text:p>
          </text:deletion>
        </text:changed-region>
        <text:changed-region xml:id="ct94907785012800" text:id="ct94907785012800">
          <text:insertion>
            <office:change-info>
              <dc:creator>Julia Ringo</dc:creator>
              <dc:date>2023-10-21T14:56:00</dc:date>
            </office:change-info>
          </text:insertion>
        </text:changed-region>
        <text:changed-region xml:id="ct94907784940000" text:id="ct94907784940000">
          <text:deletion>
            <office:change-info>
              <dc:creator>Julia Ringo</dc:creator>
              <dc:date>2023-10-05T13:15:00</dc:date>
            </office:change-info>
            <text:p text:style-name="Text_20_body"><text:span text:style-name="T1"><text:s/>— </text:span></text:p>
          </text:deletion>
        </text:changed-region>
        <text:changed-region xml:id="ct94907785014752" text:id="ct94907785014752">
          <text:insertion>
            <office:change-info>
              <dc:creator>Julia Ringo</dc:creator>
              <dc:date>2023-10-05T13:15:00</dc:date>
            </office:change-info>
          </text:insertion>
        </text:changed-region>
        <text:changed-region xml:id="ct94907785015040" text:id="ct94907785015040">
          <text:insertion>
            <office:change-info>
              <dc:creator>Julia Ringo</dc:creator>
              <dc:date>2023-10-21T14:57:00</dc:date>
            </office:change-info>
          </text:insertion>
        </text:changed-region>
        <text:changed-region xml:id="ct94907785849296" text:id="ct94907785849296">
          <text:insertion>
            <office:change-info>
              <dc:creator>Julia Ringo</dc:creator>
              <dc:date>2023-10-21T14:57:00</dc:date>
            </office:change-info>
          </text:insertion>
        </text:changed-region>
        <text:changed-region xml:id="ct94907785849584" text:id="ct94907785849584">
          <text:deletion>
            <office:change-info>
              <dc:creator>Julia Ringo</dc:creator>
              <dc:date>2023-10-21T14:57:00</dc:date>
            </office:change-info>
            <text:p text:style-name="First_20_Paragraph"><text:span text:style-name="T2">‘</text:span></text:p>
          </text:deletion>
        </text:changed-region>
        <text:changed-region xml:id="ct94907785850208" text:id="ct94907785850208">
          <text:insertion>
            <office:change-info>
              <dc:creator>Julia Ringo</dc:creator>
              <dc:date>2023-10-21T14:57:00</dc:date>
            </office:change-info>
          </text:insertion>
        </text:changed-region>
        <text:changed-region xml:id="ct94907783446832" text:id="ct94907783446832">
          <text:deletion>
            <office:change-info>
              <dc:creator>Julia Ringo</dc:creator>
              <dc:date>2023-10-21T14:57:00</dc:date>
            </office:change-info>
            <text:p text:style-name="First_20_Paragraph"><text:span text:style-name="T2">’</text:span></text:p>
          </text:deletion>
        </text:changed-region>
        <text:changed-region xml:id="ct94907783457232" text:id="ct94907783457232">
          <text:insertion>
            <office:change-info>
              <dc:creator>Julia Ringo</dc:creator>
              <dc:date>2023-10-21T14:57:00</dc:date>
            </office:change-info>
          </text:insertion>
        </text:changed-region>
        <text:changed-region xml:id="ct94907783457520" text:id="ct94907783457520">
          <text:deletion>
            <office:change-info>
              <dc:creator>Julia Ringo</dc:creator>
              <dc:date>2023-10-21T14:57:00</dc:date>
            </office:change-info>
            <text:p text:style-name="First_20_Paragraph"><text:span text:style-name="T2"><text:s/>– </text:span></text:p>
          </text:deletion>
        </text:changed-region>
        <text:changed-region xml:id="ct94907783458592" text:id="ct94907783458592">
          <text:deletion>
            <office:change-info>
              <dc:creator>Julia Ringo</dc:creator>
              <dc:date>2023-10-21T14:58:00</dc:date>
            </office:change-info>
            <text:p text:style-name="First_20_Paragraph"><text:span text:style-name="T2">as </text:span></text:p>
          </text:deletion>
        </text:changed-region>
        <text:changed-region xml:id="ct94907783716304" text:id="ct94907783716304">
          <text:insertion>
            <office:change-info>
              <dc:creator>Julia Ringo</dc:creator>
              <dc:date>2023-10-21T14:58:00</dc:date>
            </office:change-info>
          </text:insertion>
        </text:changed-region>
        <text:changed-region xml:id="ct94907783448240" text:id="ct94907783448240">
          <text:insertion>
            <office:change-info>
              <dc:creator>Julia Ringo</dc:creator>
              <dc:date>2023-10-21T14:58:00</dc:date>
            </office:change-info>
          </text:insertion>
        </text:changed-region>
        <text:changed-region xml:id="ct94907783448528" text:id="ct94907783448528">
          <text:deletion>
            <office:change-info>
              <dc:creator>Julia Ringo</dc:creator>
              <dc:date>2023-10-21T14:58:00</dc:date>
            </office:change-info>
            <text:p text:style-name="Text_20_body"><text:span text:style-name="T2">‘</text:span></text:p>
          </text:deletion>
        </text:changed-region>
        <text:changed-region xml:id="ct94907784935136" text:id="ct94907784935136">
          <text:insertion>
            <office:change-info>
              <dc:creator>Julia Ringo</dc:creator>
              <dc:date>2023-10-21T14:58:00</dc:date>
            </office:change-info>
          </text:insertion>
        </text:changed-region>
        <text:changed-region xml:id="ct94907784980928" text:id="ct94907784980928">
          <text:deletion>
            <office:change-info>
              <dc:creator>Julia Ringo</dc:creator>
              <dc:date>2023-10-21T14:58:00</dc:date>
            </office:change-info>
            <text:p text:style-name="Text_20_body"><text:span text:style-name="T2">’</text:span></text:p>
          </text:deletion>
        </text:changed-region>
        <text:changed-region xml:id="ct94907785848960" text:id="ct94907785848960">
          <text:insertion>
            <office:change-info>
              <dc:creator>Julia Ringo</dc:creator>
              <dc:date>2023-10-21T14:58:00</dc:date>
            </office:change-info>
          </text:insertion>
        </text:changed-region>
        <text:changed-region xml:id="ct94907783447120" text:id="ct94907783447120">
          <text:insertion>
            <office:change-info>
              <dc:creator>Julia Ringo</dc:creator>
              <dc:date>2023-10-21T14:58:00</dc:date>
            </office:change-info>
          </text:insertion>
        </text:changed-region>
        <text:changed-region xml:id="ct94907783447744" text:id="ct94907783447744">
          <text:deletion>
            <office:change-info>
              <dc:creator>Julia Ringo</dc:creator>
              <dc:date>2023-10-21T14:58:00</dc:date>
            </office:change-info>
            <text:p text:style-name="Text_20_body"><text:span text:style-name="T2">money</text:span></text:p>
          </text:deletion>
        </text:changed-region>
        <text:changed-region xml:id="ct94907785369536" text:id="ct94907785369536">
          <text:insertion>
            <office:change-info>
              <dc:creator>Julia Ringo</dc:creator>
              <dc:date>2023-10-21T14:58:00</dc:date>
            </office:change-info>
          </text:insertion>
        </text:changed-region>
        <text:changed-region xml:id="ct94907782928816" text:id="ct94907782928816">
          <text:insertion>
            <office:change-info>
              <dc:creator>Julia Ringo</dc:creator>
              <dc:date>2023-10-21T14:59:00</dc:date>
            </office:change-info>
          </text:insertion>
        </text:changed-region>
        <text:changed-region xml:id="ct94907782929520" text:id="ct94907782929520">
          <text:insertion>
            <office:change-info>
              <dc:creator>Julia Ringo</dc:creator>
              <dc:date>2023-10-21T14:59:00</dc:date>
            </office:change-info>
          </text:insertion>
        </text:changed-region>
        <text:changed-region xml:id="ct94907786026768" text:id="ct94907786026768">
          <text:deletion>
            <office:change-info>
              <dc:creator>Julia Ringo</dc:creator>
              <dc:date>2023-10-05T13:15:00</dc:date>
            </office:change-info>
            <text:p text:style-name="Text_20_body"><text:span text:style-name="T2"><text:s/>— </text:span></text:p>
          </text:deletion>
        </text:changed-region>
        <text:changed-region xml:id="ct94907783033472" text:id="ct94907783033472">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ext:soft-page-break/>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oft-page-break/>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text:soft-page-break/>“…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text:soft-page-break/>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text:soft-page-break/>“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text:soft-page-break/>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xt:soft-page-break/>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oft-page-break/>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text:soft-page-break/>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ext:soft-page-break/>“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text:soft-page-break/>“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text:soft-page-break/>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text:soft-page-break/>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text:soft-page-break/>“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text:span><text:soft-page-break/><text:span text:style-name="T1">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text:soft-page-break/>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text:soft-page-break/>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ext:soft-page-break/>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text:soft-page-break/>“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text:soft-page-break/>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text:soft-page-break/>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ext:soft-page-break/>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oft-page-break/><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text:soft-page-break/>“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oft-page-break/><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oft-page-break/><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text:soft-page-break/>“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text:span><text:soft-page-break/><text:span text:style-name="T1">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text:soft-page-break/>“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text:soft-page-break/>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text:soft-page-break/>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ext:soft-page-break/>“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text:soft-page-break/>“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text:soft-page-break/>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text:soft-page-break/>“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oft-page-break/><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text:soft-page-break/>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oft-page-break/><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text:soft-page-break/>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text:soft-page-break/>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text:span><text:soft-page-break/><text:span text:style-name="T1">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oft-page-break/><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text:soft-page-break/>“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text:soft-page-break/>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oft-page-break/><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text:soft-page-break/>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text:span><text:soft-page-break/><text:span text:style-name="T1">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text:soft-page-break/>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text:soft-page-break/>“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text:soft-page-break/>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text:soft-page-break/>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text:soft-page-break/>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text:soft-page-break/>“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text:soft-page-break/>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text:soft-page-break/>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text:soft-page-break/>“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text:soft-page-break/>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text:soft-page-break/>“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text:soft-page-break/>“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text:soft-page-break/>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text:soft-page-break/>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oft-page-break/><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xt:span><text:soft-page-break/><text:span text:style-name="T1">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text:soft-page-break/>“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text:soft-page-break/>“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text:span><text:soft-page-break/><text:span text:style-name="T1">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text:soft-page-break/>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text:soft-page-break/>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ext:soft-page-break/>“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text:soft-page-break/>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text:soft-page-break/>“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text:soft-page-break/>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text:soft-page-break/>“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oft-page-break/><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ext:soft-page-break/>“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text:soft-page-break/>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oft-page-break/><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text:soft-page-break/>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text:soft-page-break/>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text:soft-page-break/>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ext:soft-page-break/>“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text:soft-page-break/>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text:soft-page-break/>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text:soft-page-break/>“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text:soft-page-break/>“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text:span><text:soft-page-break/><text:span text:style-name="T1">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text:soft-page-break/>“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text:soft-page-break/>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text:soft-page-break/>“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text:soft-page-break/>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text:soft-page-break/>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text:soft-page-break/>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text:soft-page-break/>“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text:soft-page-break/>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text:soft-page-break/>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oft-page-break/><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oft-page-break/><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text:soft-page-break/>“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oft-page-break/><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text:span><text:soft-page-break/><text:span text:style-name="T1">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oft-page-break/><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text:soft-page-break/>“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text:soft-page-break/>“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ext:soft-page-break/>“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text:span><text:soft-page-break/><text:span text:style-name="T1">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oft-page-break/><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text:soft-page-break/>“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oft-page-break/><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oft-page-break/><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oft-page-break/><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text:soft-page-break/>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text:soft-page-break/>“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text:soft-page-break/>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text:span><text:soft-page-break/><text:span text:style-name="T1">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text:soft-page-break/>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text:soft-page-break/>“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text:soft-page-break/>—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text:soft-page-break/>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text:soft-page-break/>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text:soft-page-break/>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ext:soft-page-break/>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text:soft-page-break/>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ext:span><text:soft-page-break/><text:span text:style-name="T1">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text:soft-page-break/>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text:soft-page-break/>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text:soft-page-break/>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text:soft-page-break/>“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text:soft-page-break/>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text:span><text:soft-page-break/><text:span text:style-name="T1">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text:soft-page-break/>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P8">Half an hour later, Gregory’s voice came over the PA saying food was ready. Captain Percy suggested Bastian and Cassandra should eat first, but Cassandra preferred to <text:soft-page-break/>stay at sonar. Bastian offered to bring a bowl of food up to her and sit at the sub controls while he ate. He was back from the galley in a matter of minutes with heaping bowls of steaming food for Cassandra and himself.</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P8">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p>
      <text:p text:style-name="P8">Hemi and Percy loaded up bowls of the hot glop — Hemi with twice as much as Percy — and, with two tin cups of coffee, sat down at the galley table. They ate in silence for a few minutes.</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P8">“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p>
      <text:p text:style-name="P8">“And it looks like they have every fucking intention of pursuing us into a third…”</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oft-page-break/><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P8">“And take control of global shipping — coordinated global shipping would eliminate the need for cargo submarines pretty fuckin’ quick.”</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P8">With a brief, noisy flutter of wings, Herschel flapped his way to the tabletop. Hemi balled up the scrapings of some leftover glop between his thumb and forefinger and tossed it onto the table in front of the pigeon. The bird pecked at the glob nonchalantly.</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P8">“I am not surprised,” Hemi replied. “Running this deep is putting a lot more pressure on the hull, so I would expect more water coming in. Those welds were never going to be perfect. How bad is it?”</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P8">“No fuckin’ way. It’s one of the fuckin’ originals that came with the fucking boat — decades old. The brushes on the pump motor are fucking shot.”</text:p>
      <text:p text:style-name="P8"><text:soft-page-break/>Captain Percy suddenly remembered the pump motor in the depot hardware shop that she had neglected to purchase. She looked down at her bowl and scraped together a spoonful of what remained.</text:p>
      <text:p text:style-name="P8">“Ah. Well…” Hemi turned heftily to look at Gregory. “Gregory, leave your eggs aside and go down to the cargo hold with Chips. Rig up one or two of the portable bilges to pump into the trim tanks. Hopefully that will hold us until we can come shallower.”</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P8">“Fuck, Hemi,” said Percy. “Now we have another factor we need to be thinking about in the equation.”</text:p>
      <text:p text:style-name="P8">“You mean the leaking hull? Or that Chips cannot even look at you?”</text:p>
      <text:p text:style-name="P8">“The fucking hull. I can’t deal with Chips’ fucking problems right now. We have a limited window — that is, how long our batteries will hold out — to find a way to lose these fuckers following us. I’m open to suggestions.”</text:p>
      <text:p text:style-name="P8">“We could try shutting down entirely — maybe they will fly right over the top of us?”</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P8">“We could speed up, get them to match our speed, then shut down and let them shoot past,” said Hemi. “That way they would be the ones moving out of range and relieve us of the effort.”</text:p>
      <text:p text:style-name="P8">“How fast would we have to get them going so that they are out of sonar range by their next ping?”</text:p>
      <text:p text:style-name="P8">“Assuming they keep pinging every fifteen minutes…” Hemi did some quick calculations, touching his thumb to his forefinger as he counted. “Fairly fast. Perhaps fifteen knots?”</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P8"><text:soft-page-break/>“But it fucking kills me to have no plan, Hemi.”</text:p>
      <text:p text:style-name="P8"> </text:p>
      <text:p text:style-name="P8">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p>
      <text:p text:style-name="P8">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p>
      <text:p text:style-name="P8">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p>
      <text:p text:style-name="P8">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p>
      <text:p text:style-name="P8">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p>
      <text:p text:style-name="P8">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p>
      <text:p text:style-name="P8">With Gregory back in the control room, Percy put the crew on rotating half-hour breaks. “You’re each in the rack for two pings from those fuckers up there,” she said to them.</text:p>
      <text:p text:style-name="P8"><text:soft-page-break/>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P8">“Sylvia!” he called up to her, “that ping just echoed off the bottom — just a hundred meters or so below us.”</text:p>
      <text:p text:style-name="P8">“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p>
      <text:p text:style-name="P8">Percy lit a cheroot and stared at the gauges.</text:p>
      <text:p text:style-name="P8">“Another undersea mountain?” Bastian asked.</text:p>
      <text:p text:style-name="P8">“No…” said Percy, “this came out of nowhere, it’s something weird…” She hung her weight from the strap above her, and leaned over Bastian as she smoked, watching the depth-under-keel gauge slowly rise. “Give us a little more speed, Bastian—ten knots.”</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P8"><text:soft-page-break/>“Noted, Hemi, thank you.” Her eyes focused on the depth-under-keel gauge, which rolled back ever so slowly and then crossed the twenty-meter mark. Percy slammed her fist against the dive alarm. “Gregory, full down plane, now.”</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P8">“We’re dropping awfully fast. If we flood the main ballast, we’re going to hit the bottom and split apart!”</text:p>
      <text:p text:style-name="P8">“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P8">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oft-page-break/><text:span text:style-name="T1">Gregory and Bastian winced, waiting for the breaking, popping shudder that would be what the end of the </text:span><text:span text:style-name="T2">Prospect</text:span><text:span text:style-name="T1"> felt like.</text:span></text:p>
      <text:p text:style-name="P8">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p>
      <text:p text:style-name="Text_20_body"><text:span text:style-name="T1">The </text:span><text:span text:style-name="T2">Prospect</text:span><text:span text:style-name="T1"> let out a long low groan that tortured every surface of the boat.</text:span></text:p>
      <text:p text:style-name="P8">“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p>
      <text:p text:style-name="P8">Bastian immediately yanked the throttle into reverse, and Gregory spun the dive plane control wheel around in the opposite direction to steer the bow back upwards with one hand while twisting shut the main ballast valve switches on the tank control panel with the other.</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P8">“Watch the forward speed Bastian!” Percy warned. “If we start moving backwards with the dive planes set like that, you’ll swing the bow deeper instead of shallower. Don’t let her reverse direction.”</text:p>
      <text:p text:style-name="P8"><text:soft-page-break/>“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p>
      <text:p text:style-name="P8">The climb of the depth gauge had slowed dramatically and was now only barely moving — but still moving — higher and deeper.</text:p>
      <text:p text:style-name="P8">“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P8">“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p>
      <text:p text:style-name="P8">“Just when you think submarining is fucking boring…” said Basti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P8">“So…they can’t see us now because of the layer of fish between us and them?” Gregory asked.</text:p>
      <text:p text:style-name="P8">“With any luck their active sonar is nothing more than a damned fish-finder now,” Percy replied. “And we’ll just keep ourselves very quiet for a few minutes here.”</text:p>
      <text:p text:style-name="P8">“Maybe I should go back to my bunk, then?” Cassandra asked, looking up at Percy from the compartment below, having returned from her short and harrowing break.</text:p>
      <text:p text:style-name="Text_20_body"><text:span text:style-name="T1">Another muted ping rang through the </text:span><text:span text:style-name="T2">Prospect</text:span><text:span text:style-name="T1">.</text:span></text:p>
      <text:p text:style-name="P8"><text:soft-page-break/>“I don’t think they are going to let you sleep, Cassandra,” said Percy. “Can you get back on sonar and see if you can figure out what their next move is?”</text:p>
      <text:p text:style-name="P8">“Sure, Captain Percy,” Cassandra said before flopping into the sonar station chair.</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P8">“They’ve got their motors going — pretty loud.” Cassandra listened for a few seconds as another ping passed through them. “They’re moving at a good clip… It sounds like they’re turning a circle?”</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P8">“Percy,” Hemi called up to the control room as the latest ping showed their pursuers at nearly five nautical miles away. “It looks like they are at the apogee of their search arc. Now might be a good time to move.”</text:p>
      <text:p text:style-name="P8">“Thanks, Hemi. Keep plotting them. Can you also give me a random course in some direction away from them? True fuckin’ random, if you c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ext:span><text:soft-page-break/><text:span text:style-name="T1">the book to select a random number which he transposed into one of his dozen courses. “Here’s a true random bearing, Sylvia: 163 degrees.”</text:span></text:p>
      <text:p text:style-name="P8">“OK, Bastian, make it three knots, come about to 1-6-3.”</text:p>
      <text:p text:style-name="P8">Bastian shifted the throttle slightly forward and the speed needle raised slowly off its zero pin. He turned the rudder wheel and the boat leaned slightly into the turn.</text:p>
      <text:p text:style-name="P8">“Keep her fuckin’ level, Gregory — we’re too deep to make any mistakes,” said Percy.</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P8">Percy stood directly behind Gregory, carefully double-checking his every move to make sure they did not accidentally sink below the boat’s crush depth. After an hour, she personally relieved Gregory in the dive plane control seat and sent him to his rack for a break.</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text:span><text:soft-page-break/><text:span text:style-name="T1">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P8">“I’m worried we haven’t put enough distance between us for that. If they find us running on the surface, at least we can try to outrun them. If they find us deep with no battery, when they come back around on their next search circle, we’re done for.”</text:p>
      <text:p text:style-name="P8">“We would benefit from another piece of covering luck, like the deep scattering layer,” said Hemi.</text:p>
      <text:p text:style-name="P8">“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p>
      <text:p text:style-name="P8">Percy climbed down a deck and disappeared forward into the Captain’s cabin. She was out almost as soon as she fell into her rack. The ability to fall asleep instantly was a talent she had gained from long years of working with short sleep on subs.</text:p>
      <text:p text:style-name="P8"> </text:p>
      <text:p text:style-name="P8">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P8">“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p>
      <text:p text:style-name="P8"><text:soft-page-break/>Hemi smiled. “Makes sense — it was likely a big warm wall of air pushing that storm, and now all that hot air is sitting on the surface of the cold ocean, turning into cloud.”</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P8">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p>
      <text:p text:style-name="P8">A blinding fog was not a challenge for a submarine, though — which spent much of its time moving sightlessly through the pits of the world anyway — but a useful resource, transforming the surface into a similar dense covering medium as the deep oce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P8">“‘Herschel,’” Percy repeated. “Do you think that little fella will be able to find Shakes in this fuckin’ fog?”</text:p>
      <text:p text:style-name="P8">“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p>
      <text:p text:style-name="P8">“Shakes said the pigeon had special training.”</text:p>
      <text:p text:style-name="P8">“It would have to be exceptionally special.”</text:p>
      <text:p text:style-name="P8"><text:soft-page-break/>“So we might just be sending the bird off to die on the fucking ocean?” For the first time, Percy’s face showed concern about the small animal.</text:p>
      <text:p text:style-name="P8">“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p>
      <text:p text:style-name="P8">“OK, Hemi, if you think the bird will be alright, and there’s a chance it will help us reconnect with Shakes, let’s launch him.”</text:p>
      <text:p text:style-name="P8">“What shall the message say?”</text:p>
      <text:p text:style-name="P8">“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P8">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p>
      <text:p text:style-name="P8">“OK,” said Hemi. “Herschel is ready to go.”</text:p>
      <text:p text:style-name="P8">Percy watched him. “So…do you have to give the bird any instructions or anything?”</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ext:span><text:soft-page-break/><text:span text:style-name="T1">the sail of the </text:span><text:span text:style-name="T2">Prospect</text:span><text:span text:style-name="T1"> once as he selected a course, and disappeared straight into the fog.</text:span></text:p>
      <text:p text:style-name="P8">“I do hope we see Herschel again,” said Hemi.</text:p>
      <text:p text:style-name="P8">“It would be pretty fuckin’ miraculous if this works and we see him again… and even more so if we find Shakes at the dock in Stilt City.”<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six-hour daytime rotations,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span text:style-name="T1">’s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behind a gash of white wake through the black water.</text:span></text:p>
      <text:p text:style-name="P8">Hemi kept the chart accurate with their position, the dashed line straight and true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a higher risk of Authority interference, Percy put them back on three-hour nighttime shifts and kept someone on lookout agai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text:soft-page-break/>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P8">“Have you ever known me to be anything but a fuckin’ professional, Hemi? I may not be fucking happy about working on this fucking demon-driven boat, but I’m going to do the fuckin’ job I was fuckin’ hired to do until we hit the fuckin’ dock.”</text:p>
      <text:p text:style-name="P8">“And then what?”</text:p>
      <text:p text:style-name="P8">“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 Hemi?”</text:p>
      <text:p text:style-name="P8">“What happened with Owen could not be helped, Chips. I was there. Sylvia had to make a tough choice without a clearly correct course of action, and she did. I regret what happened to Owen. I really do. But this job is dangerous, he knew that.”</text:p>
      <text:p text:style-name="P8">“Don’t you fuckin’ defend her with your fuckin’ burden-of-command bullshit Hemi. This isn’t a fuckin’ war boat, it’s a commercial fuckin’ cargo sub. She had plenty of fuckin’ choices that could have ended with Owen alive. I’m all for moving cargo under the fuckin’ attention of Authorities, but not at the fuckin’ cost of people’s lives!</text:p>
      <text:p text:style-name="P8">“She could have turned this fuckin’ boat over to them. It’s not like they would fuckin’ execute us. We’d just be fucked back to land for a while. Eventually we could go the fuck back out on some other fuckin’ boat — no fuckin’ shortage of need for skilled submariners. There was no fuckin’ reason for anyone to die!”</text:p>
      <text:p text:style-name="P8">“They fired at us first, Chips. Owen was probably hit in the first barrage.”</text:p>
      <text:p text:style-name="Text_20_body"><text:span text:style-name="T1">“But he wasn’t fuckin’ dead, was he, Hemi? He was not fuckin’ dead. And she fuckin’ knew it — we </text:span><text:span text:style-name="T2">all</text:span><text:span text:style-name="T1"> knew it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P8"><text:soft-page-break/>Hemi looked off at the ocean. “But I did not. I made the decision I did in the moment. Aborting the dive did not even occur to me. I did what I was supposed to do as Deck Boss.”</text:p>
      <text:p text:style-name="P8">“And that right fuckin’ there is why I’m leaving this fuckin’ boat. I respect you, Hemi, and I like workin’ with you. But this boat is hers, from fuckin’ bridge to fuckin’ keel, and she’s a fuckin’ stubborn piece of fuckin’ dried shit the odor of which is foulin’ the fuckin’ air of my whole fucking life right now. Yours, too…Fuck.”</text:p>
      <text:p text:style-name="P8">Hemi looked through the sextant and adjusted it with slow, smooth motions, watching the bright star in the finder fall from the sky to meet the rising black pool of the horizon line. He noted their position on his clipboard and climbed silently down off the bridge.</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wenty years to the rapid growth of what had come to be known worldwide as Stilt City. This policing was also the root cause of the heavy contesting of the waters fa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P8">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from moving into or out of their port. The policy here was that policing the contents of cargo boats was a matter for the Authority forces on land.</text:p>
      <text:p text:style-name="Text_20_body"><text:span text:style-name="T1">The moniker “Stilt City” might have been somewhat pejorative, but it was accurate. It was built on a vast river delta which rapidly attenuated the big ocean rollers down to calm, flat, and brown water. The structures built on pylons began to appear relatively far out into the ocean — some in places where the water was dozens of meters deep. The buildings teetered high above the larger waves they needed to clear in those deeper waters. They stood atop artificial underwater forests of rigidly spaced trees, placed by the work of 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oft-page-break/><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P8">Virtually all the trade of Stilt City was done on the open water or on the docks. In many places, boats of all sizes were rafted up, and people traded goods across the networks of hulls.</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P8">“The river delta makes the water very shallow deep into the ocean. Most of the construction is built far enough up the delta that the waves of the ocean are completely flattened. But…there are many who worry that a really big storm could wipe the entire thing out. The residents here may simply be lucky that it has not happened yet.”</text:p>
      <text:p text:style-name="P8">“Where does all the material for building come from?”</text:p>
      <text:p text:style-name="Text_20_body"><text:soft-page-break/><text:span text:style-name="T1">“Mostly trees are cut down on shore and then floated out. That is why nearly everything is made of wood. I think they do sometimes pull sunken waterlogged trees up from the bottom,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ahead of them. On either side of the channel,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 which gave access to buildings and homes buried deep in the dense clumps of development.</text:span></text:p>
      <text:p text:style-name="P8">Every so often, the masses of huts were broken up by a large access channel running off the main channel. Around these access channels had risen most of the commercial trade, which had led to the building of long docks and piers, more substantial warehouses, and larger buildings — always sitting on stilts above the water. The fancier buildings had paid extra 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 — sometimes up onto the mainland and ground-based logistical connections.</text:p>
      <text:p text:style-name="P8">As they pushed their way slowly up the main channel and deeper into Stilt City, Percy became a little concerned. “Hemi, do you know how to find the fuckin’ dock we are supposed to unload at in all this fuckin’ mess?”</text:p>
      <text:p text:style-name="P8">“There is a system to the dock numbers,” said Hemi. “I am fairly certain that we are moving in the right direction. However, the system is complex and poorly maintained. We shall have to ask for guidance at some point.”</text:p>
      <text:p text:style-name="P8">Percy asked Cassandra to use the binoculars to scout out the hand-painted signs that indicated the dock numbers accessible from each access channel they passed, and report them to Hemi. The descending order of the dock numbers reassured Percy somewhat, but she would have been much more satisfied with a quality chart of Stilt City’s many passages and byways.</text:p>
      <text:p text:style-name="P8">The open lane of the oiler in front of them made navigating much easier. The local boats generally tried to stay out of the way of the bigger ships, knowing that the big ships were far less maneuverable and took much longer to stop. But a ship making its way up the channel still had a bit of a job clearing a path, whereas few local boats would try to cut between two ships moving up the channel.</text:p>
      <text:p text:style-name="Text_20_body"><text:soft-page-break/><text:span text:style-name="T1">One did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P8">“’Hoy there! Do you need a pilot?” he shouted up to the bridge of the sail as he continued to move towards them. “I can bring your sub marine in to where-the-fuck-ever. I know all the ways and docks around here. I can make sure you don’t ground — the water is very suddenly shallow in many places.”</text:p>
      <text:p text:style-name="P8">Hemi waved him up the sail, and he climbed quickly and nimbly up and over the fairing to join them. He was a small, thin man. His pure white, shortly trimmed beard and hair stood out in stark contrast to his leathery skin, which all the older locals developed after spending their adult working years on the unshaded open water. He was wearing an oddly fitted and assuredly ancient three-piece wool suit into which he was sweating profusely after climbing up the sail.</text:p>
      <text:p text:style-name="P8">“Name’s Sir Piero — pee-ahr-oh, at least that’s how most off-shore folks pronounce it.”</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P8">“Knighted by whom?” Hemi asked, then, letting that pass, 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p>
      <text:p text:style-name="P8">The man looked it over. “Surely. That’s no great fuckin’ way from here.”</text:p>
      <text:p text:style-name="P8">“Have you ever piloted a submarine before, Sir Piero?” Percy asked. “It’s not totally like fuckin’ surface ships.”</text:p>
      <text:p text:style-name="P8">“Surely! I piloted lots of sub marines in and out.” He pronounced “sub marine” like it was two separate words. “I’m a knighted pro-fessional, all manner of craft experienced. I even had a pilot’s license — back when those used to be more strictly required.”</text:p>
      <text:p text:style-name="P8">“How much money will it cost to hire you?” Hemi asked.</text:p>
      <text:p text:style-name="P8"><text:soft-page-break/>“Depends on what kind of money you have.”</text:p>
      <text:p text:style-name="P8">“Coin,” said Percy, showing him one from her pocket.</text:p>
      <text:p text:style-name="P8">“Ten coin. Both in and out. If you go back out today.”</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 — and with a great deal of confidence — he 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P8">“This is a short way,” he told her. “We will come out in a larger channel soon, but it is longer around to follow that way from the main channel.”</text:p>
      <text:p text:style-name="Text_20_body"><text:span text:style-name="T1">The </text:span><text:span text:style-name="T2">Prospect</text:span><text:span text:style-name="T1">, which so often felt like a small,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P8">Bastian suddenly called up from the control room with a sense of urgency. “Up on the bridge: the depth-under-keel has a warning light and is showing very shallow — two meters.”</text:p>
      <text:p text:style-name="P8">“Umm, Sir Piero… are you sure there’s enough fuckin’ water here?” Percy asked him.</text:p>
      <text:p text:style-name="P8"><text:soft-page-break/>“Plenty of water. I have taken many ships through here.”</text:p>
      <text:p text:style-name="P8">“But subs… we draft a little fucking deeper, you know.”</text:p>
      <text:p text:style-name="P8">“Sub marines. Ya, ya.”</text:p>
      <text:p text:style-name="P8">At that moment the grounding alarm buzzed loudly in the control room. Percy flew down the ladder and stood behind Bastian, staring at the wall of gauges. The depth-under-keel gauge had a bright red light lit next to it, and the needle was hovering just off the zero pin. Percy punched the button that silenced the annoying buzz of the alarm.</text:p>
      <text:p text:style-name="P8">“Piero!” she called up to the bridge. “There is very very little water under us!”</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P8">“Fuck!” Percy yelled, punching the alarm-silence button a second time. “Fucking fuck! Piero, you fucking amateur, what the fuck did you do? Bastian, power down the fucking motor before we’re driven permanently into the muck.”</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P8">“Captain Percy, this never happened before,” Piero said as she came through the hatch. “The silt underneath sometimes moves around. This channel has always been deep enough.”</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P8">“I’ll get you off, do not worry, Captain Percy.” He leaned over the hatch and cupped one small hand to the side of his mouth. “’Hoy! You at the throttle controls: reverse motor, two knots.”</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oft-page-break/><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 — but with much inertia — 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 — 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text:span><text:soft-page-break/><text:span text:style-name="T1">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 as well.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 though, since this area was far more heavily populated with cargo than people.</text:span></text:p>
      <text:p text:style-name="Text_20_body"><text:span text:style-name="T1">Finally,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span text:style-name="T1">’s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P8">The dock ran into a large and mostly empty platform. It was one of the platforms that had a roof built over it, supported on the same graying wood pylons as the dock, and roofed with roughly hewn old boards that had gaps and holes that let light, and presumably rain, pass through in many places. At the far end of the platform was a squat little cube of an office with a few stacks of crates near it, from which the business of the platform and dock was executed.</text:p>
      <text:p text:style-name="Text_20_body"><text:span text:style-name="T1">As soon as the lines were secured, Chips hauled two large and frayed canvas duffels containing all her gear up from the cargo hold catwalk and onto the deck. From there </text:span><text:soft-page-break/><text:span text:style-name="T1">she threw the heavy bags across to the dock, where Gregory made sure they landed without falling off into the water on the other side.</text:span></text:p>
      <text:p text:style-name="P8">Hemi joined her on the deck. “Take care of yourself, Irene.”</text:p>
      <text:p text:style-name="P8">“You too, Hemi. And this fuckin’ boat. Maybe it will be yours someday, and you’ll need an engineer who isn’t fuckin’ shit at their work.” She looked over at Gregory on the dock. “Watch out for those fuckin’ guys too. I don’t want this to become one of those fuckin’ premonition stories I have to tell in a fuckin bar someday, about how I got off this doomed boat just in the fuckin’ nick of time. But I can’t say I have a good feeling about y’all’s future prospects, as it fuckin’ were.”</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P8">After Chips had disappeared off the far side of the platform, Gregory was ready to get to work. “Should we set up the gangway, Hemi?”</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deck b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P8">The man let out a small sound of indignation. “Well, you can start unloading if you want to. I’ll bring my crew in to help. It’ll take them an hour or two to assemble though.”</text:p>
      <text:p text:style-name="P8">“Can we use your crane?”</text:p>
      <text:p text:style-name="Text_20_body"><text:soft-page-break/><text:span text:style-name="T1">“Sure, if you think you know how to drive it. I’m not fucking responsible if you damage your boat in any way, though, got it?”</text:span></text:p>
      <text:p text:style-name="P8">Hemi nodded.</text:p>
      <text:p text:style-name="P8">“There’s also some carts over there at the end of the platform. You can use them to offload cargo and move it onto the platform.”</text:p>
      <text:p text:style-name="P8">“OK… thank you,” said Hemi as he took Gregory’s arm and turned him back towards the dock.</text:p>
      <text:p text:style-name="Text_20_body"><text:span text:style-name="T1">“And, uh, be careful,” continued the dock boss.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 and when it was pouring black diesel smoke at a nice consistent rate out over the channel, he lowered the boom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s crew got there. So 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span text:style-name="T1">’s deck above and the grind of the crane’s diesel starting up. When Percy got down to the cargo hold, the deck boss’s crew of people — men and women, but all of a hefty dockworker build and wearing tough, undyed canvas clothing — 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ext:soft-page-break/>to a cart. Then a team of dockworkers hauled the creaking carts up to the platform where the team would unload and stack the crates by hand.</text:p>
      <text:p text:style-name="P8">The dock crew worked steadily at it for a few hours, with Percy and Hemi observing from the bridge of the sail where they could keep an eye on things without getting in the way. Generally, there was not much to say. Percy was getting sleepy in the warm and still afternoon air.</text:p>
      <text:p text:style-name="P8">Then Percy asked, “So Chips is fucking gone?”</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P8">“That’s why you’re my fuckin’ deck boss, Hemi — is there nothing you can’t do?”</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p>
      <text:p text:style-name="Text_20_body"><text:span text:style-name="T1">Into the middle of their conversation crept the roll of heavy diesels from a large ship moving up the channel. When a horn sounded,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P8">“Job completed, and unloading, as you can see,” said Percy. “How’d you find us, Shakes?”</text:p>
      <text:p text:style-name="Text_20_body"><text:span text:style-name="T1">“Captain Shakes, if you please. As for finding you: it was fuckin’ Herschel, of course! Hang on…” He disappeared into the sail and came back up with a little gray puff of feathers in his hand. Once he got his arms up above the sail, he tossed Herschel into </text:span><text:soft-page-break/><text:span text:style-name="T1">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P8">“Herschel was a total fucking champ! Found me cruising out in the middle of fucking endless expanse of green water. He gave me your message with the dock number…But Herschel was the easy part. The hard part was finding the dock on the way into Stilt City here. Had to stop and ask people probably a dozen fuckin’ times — and folks around here speak a strange fuckin’ mix of languages I don’t fuckin’ understand, mostly.”</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 — 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s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text:soft-page-break/>“It looks like the dockworkers have finished unloading.” Hemi noticed that small groups of them had begun to clump up in various places around the platform, idly smoking. “Let’s go find that dock boss and settle up.”</text:p>
      <text:p text:style-name="P8">“You two go on,” said Percy. “I’m going to check my cargo hold and make sure they didn’t fuck any shit up when they were swinging that iron hook around down there.”</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P8">“Hmm. Mr. Howell, the manifest says 215 crates, but I only count 212.” The dock boss gestured towards the stacks of crates.</text:p>
      <text:p text:style-name="P8">“I do not know what to tell you. Logistics is not an exact science,” said Hemi.</text:p>
      <text:p text:style-name="P8">“No, it clearly is not. I will adjust the payment based on your delivery.” He scribbled some figures with his pencil on the clipboard for a minute and showed it to Hemi. “Does that look right?”</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 — with Hemi double-checking every stack — 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s second deck-hand share.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P8">“We have to get the boats off, Shakes.”</text:p>
      <text:p text:style-name="P8">“Fuckin’ right we do.”</text:p>
      <text:p text:style-name="Text_20_body"><text:soft-page-break/><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P8">Hemi nodded as he accepted the bird into his big hands. He held Herschel in one hand as he ran up the gangway shouting to Percy on the bridge. Percy turned to look up the channel and from her height could easily see the approaching black sub. She could even see the strange, fiercely angled shape of the ram mounted on the bow sharply slicing the water.</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P8">Hemi turned back towards the sail, hearing a distant “fuck”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p>
      <text:p text:style-name="P8">“Our pursuing sub problem has arrived once again Bastian. Get the diesels started, we are leaving. Sir Piero: if you can pilot us back to the main channel in a hurry, there will be a significant bonus for you.”</text:p>
      <text:p text:style-name="P8">“Alright, Mister Hemi.” Sir Piero climbed the ladder up to the bridge from where his piloting would be carried out.</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text:span><text:soft-page-break/><text:span text:style-name="T1">securing lines from the gangway and undo the hawsers from the </text:span><text:span text:style-name="T2">Prospect’s</text:span><text:span text:style-name="T1"> deck cleats. As soon as they were loose, Percy shouted down to Bastian and Hemi in the control room to reverse thrust and start backing them away from the dock into the turnaround bay. As the </text:span><text:span text:style-name="T2">Prospect</text:span><text:span text:style-name="T1"> slipped away from the dock,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 where he had thrown the levers that switched the power system from diesel to battery. He stood with his head out of the sail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oft-page-break/><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it could maintain the speed it had gained moving up the channel and still drive into the turnaround bay. The ram turned towards the </text:span><text:span text:style-name="T2">Prospect</text:span><text:span text:style-name="T1">, and just as it had the angle set so the ram would split the rear quarter of the </text:span><text:span text:style-name="T2">Prospect — </text:span><text:span text:style-name="T1">just as Percy was imagining the crazy fully-uniformed sub commander giving the order to put on a turn of the throttle — 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P8">“OK, Sir Piero,” Percy said, “it’s all on you now, my new fuckin’ friend. Can you get us back to the main channel?”</text:p>
      <text:p text:style-name="P8">“Yes, yes. You think this is the first pursuit I have done through Stilt City? I have a few tricks up my suit sleeves.”</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ext:span><text:soft-page-break/><text:span text:style-name="T1">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P8">“How the fuck did they find us in Stilt City, Hemi?” Percy asked. “The place is a fucking labyrinth!”</text:p>
      <text:p text:style-name="Text_20_body"><text:span text:style-name="T1">“Either they have exceptional intelligence in a foreign Authority’s port — which seems unlikely — or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P8">“Well, maybe we can get them to follow him back out too. Sir Piero, can we take your shortcut again — back to the main channel?”</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P8">“Alright,” Hemi said. “I will raise Shakes on the ship-to-ship and let him know the pl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 and when Shakes heard him,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 Hemi climbed up to the sail and back down into the control room.</text:span></text:p>
      <text:p text:style-name="P8">“How much further do we have to go to the shortcut?” Percy asked Sir Piero.</text:p>
      <text:p text:style-name="Text_20_body"><text:soft-page-break/><text:span text:style-name="T1">“Just another quarter mile or so. We have to slow the boat down even before we get there — it is easy to miss a small lane like that, and also no turnaround.”</text:span></text:p>
      <text:p text:style-name="Text_20_body"><text:span text:style-name="T1">“OK. W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ending stream of instructions to Hemi and Bastian below, making tiny corrections in their course to keep them in the center of the narrow passage.</text:span></text:p>
      <text:p text:style-name="P8">Percy rode her boat facing the stern, on the lookout for the thing she feared — the black shadow of the sub rising up somewhere back in their wake, among the densely-clustered huts.</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text:span><text:soft-page-break/><text:span text:style-name="T1">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P8">“Sorry, Captain Percy, I am not destroying my neighbors’ homes for the sake of your boat.”</text:p>
      <text:p text:style-name="P8">“You aren’t going to ground us again, are you? We’re finished if we get stopped.”</text:p>
      <text:p text:style-name="P8">“No, no. No fucking way! Your boat was loaded before. It is unloaded now — lots of clearance.”</text:p>
      <text:p text:style-name="P8">“Unless the tide went out..,” said Percy.</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text:span><text:soft-page-break/><text:span text:style-name="T1">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P8">After that, the people on the bridge opened up on the locals — shot after shot rang across the water. Figures fell to the deck amid the mass of residents scrambling to get off the deck and back to their small boats and canoes alongside.</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fifteen knots.</text:span></text:p>
      <text:p text:style-name="Text_20_body"><text:span text:style-name="T1">“Careful, Captain Percy,” said Sir Piero. “I cannot recommend all this speed in the channel full of big heavy ships and small wobbly boats. If any Authority vessels spots the </text:span><text:span text:style-name="T2">Prospect</text:span><text:span text:style-name="T1">, they will intervene to try to keep order in the channel.”</text:span></text:p>
      <text:p text:style-name="Text_20_body"><text:soft-page-break/><text:span text:style-name="T1">“I fucking know it. But those fuckers behind us are certainly not going to take it easy in the channel — maybe the Authority will intervene with them instead!”</text:span></text:p>
      <text:p text:style-name="P8">“That seems true enough. Here I must leave you, then. If the Authority catches me piloting a craft at this speed in the channel, I will no longer be a pilot. Besides, there’s fifty meters of water in the channel, you do not need me any more — as long as you manage not to get crushed by a moving freighter.”</text:p>
      <text:p text:style-name="P8">“Well, fuck. That was as fine a bit of piloting as I have ever seen,” said Percy. She leaned over and called down to Hemi in the control room. “Hemi! Toss up the pay for Sir Piero.”</text:p>
      <text:p text:style-name="P8">Hemi underhanded a small cloth pouch clinking with coins up from the control room and Percy snatched it from the zenith of its rise.</text:p>
      <text:p text:style-name="P8">She handed it to Sir Piero. “You’ll find a generous gratuity in there for your work under tense conditions, Sir Piero.”</text:p>
      <text:p text:style-name="P8">“I am the best pilot in the city, Captain Percy! If you come in this way again, be sure to ask for me.”</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P8">“Sylvia,” said Hemi, “may I suggest that we send up Herschel with a rendezvous point for Shakes before we dive?”</text:p>
      <text:p text:style-name="Text_20_body"><text:soft-page-break/><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 — 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P8">Bastian flipped off the diesel engines and their rumble died away beneath their feet to leave only the much quieter hum of the electric motors. Gregory opened the main ballast valves. Hemi opened the hatch above the control room; a light on the hatch control panel lit up a brilliant red, and an alarm sounded because the main ballast valves were open at the same time as one of the boat hatches.</text:p>
      <text:p text:style-name="Text_20_body"><text:span text:style-name="T1">Hemi quickly climbed to the sail and tossed a fluttering Herschel up into the wind. Air was shooting out from the top of the deck in front of him, carrying long streams of mist from the ballast tanks as high as the </text:span><text:span text:style-name="T2">Prospect</text:span><text:span text:style-name="T1">’s sail, which blew back in his face. He took one last look at Herschel, who had rapidly gained altitude and was now heading directly back upriver, hopefully towards the </text:span><text:span text:style-name="T2">Gnat</text:span><text:span text:style-name="T1">.</text:span></text:p>
      <text:p text:style-name="P8">Hemi dropped below and resealed the hatch, silencing the alarm from the hatch control panel.</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hat running submerged would be safer than cruising on the surface.</text:span></text:p>
      <text:p text:style-name="Text_20_body"><text:span text:style-name="T1">The pursuing sub was not within visual range. It was possible that it had gotten stuck again while navigating one of the other shallow spots in Sir Piero’s shortcut. Percy </text:span><text:soft-page-break/><text:span text:style-name="T1">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 and hide in its shadow until we’re well the fuck out.”</text:span></text:p>
      <text:p text:style-name="P8">“It is a dangerous maneuver in these shallow waters, Sylvia,” said Hemi.</text:p>
      <text:p text:style-name="P8">“That’s why I need you on sonar. And their speed is pretty slow — that will make it a bit safer.”</text:p>
      <text:p text:style-name="P8">“Alright,” said Hemi. “I will get on sonar with Cassandra, it will be good training for her to listen to this.” Hemi climbed down to the sonar station and had Cassandra move into the second sonar seat so he could more easily manage the sonar controls and filters himself. They both put on the headsets and concentrated on the sounds coming in as Hemi rotated the sonar directional control around 360 degrees for a full picture of the surrounding traffic.</text:p>
      <text:p text:style-name="Text_20_body"><text:span text:style-name="T1">With Hemi settled on sonar, Percy brought the </text:span><text:span text:style-name="T2">Prospect</text:span><text:span text:style-name="T1"> down to twenty meters below the surface. In some ways this made Hemi’s job simpler, because all the traffic was now above them — there should be no other submerged submarines in the channel. But with only fifty meters of depth to play with, the sounds of the traffic above reflected off the bottom of the channel, back up, and then off in every direction, making the space they were moving through feel very compressed to Hemi.</text:span></text:p>
      <text:p text:style-name="P8">They had maintained a fast fifteen knots since submerging. One of the first things Hemi asked Percy to do was to slow the boat down — both because it would make the sonar clearer, and because even at six knots he estimated they would be doing twice the speed of the cargo ship above his head.</text:p>
      <text:p text:style-name="Text_20_body"><text:span text:style-name="T1">Hemi began a steady and careful dialogue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P8">“Bastian, do what you have to with the rudder; we have space to play with to our sides,” she said. “But Gregory: only make the most delicate moves on the dive planes — one degree up or down, maximum. We want to have lots of time to correct before we drive the bow into the muck or the sail into that steel wall above us.”</text:p>
      <text:p text:style-name="Text_20_body"><text:soft-page-break/><text:span text:style-name="T1">“Right, Captain,” said Gregory, gripping the dive plane wheel. His eyes darted back and forth from the boat level indicators to the depth indicator to the depth-under-keel gauge.</text:span></text:p>
      <text:p text:style-name="P8">After twemty 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p>
      <text:p text:style-name="Text_20_body"><text:span text:style-name="T1">Then a loud active sonar ping pierced through the </text:span><text:span text:style-name="T2">Prospect</text:span><text:span text:style-name="T1">’s hull.</text:span></text:p>
      <text:p text:style-name="P8">“Hemi!” Percy called down to sonar. “Where the fuck did that come from? Was it them?”</text:p>
      <text:p text:style-name="Text_20_body"><text:span text:style-name="T1">There was a brief silence while Hemi continued listening. Then he called back up to the control room, “T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 — miles wide. He also estimated that they would soon be passing the structures built at the furthest extent of Stilt City.</text:span></text:p>
      <text:p text:style-name="Text_20_body"><text:span text:style-name="T1">Percy watched the depth-under-keel dial closely for fifteen minutes or so as three more pings washed through them. The depth of the water was a fairly consistent fifty 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P8">She climbed down to the navigation station. “Hemi, how good are our charts for this area?” she asked as she leaned over with the magnifying glass. “Can we run close to the bottom without risking plowing into some uncharted feature?”</text:p>
      <text:p text:style-name="P8">Hemi and Cassandra looked over at her without removing their headsets.</text:p>
      <text:p text:style-name="P8">“The charts are good. We are also still on the continental shelf, there are not many features to begin with,” said Hemi.</text:p>
      <text:p text:style-name="Text_20_body"><text:soft-page-break/><text:span text:style-name="T1">Percy leaned over the chart. If it was accurate, then Hemi was right. It showed a flat unvarying plane, fifty to sixty meters deep, running out about two hundred miles from the port of Stilt City. There were much bigger shelf areas in the world, but two hundred miles was longer than most.</text:span></text:p>
      <text:p text:style-name="P8">“You are thinking we could hide from the pings if we are close enough to the bottom?” Hemi asked.</text:p>
      <text:p text:style-name="P8">Percy nodded. “Yeah. With all the fucking pinging, they are going to find us under the cargo ship any second now. Putting ourselves just off the bottom is the only other way I can think of that will let us hide from them.”</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P8">“They may have also just assumed we sunk back then.”</text:p>
      <text:p text:style-name="P8">“Well, unless you have a better fuckin’ idea…”</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 — 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P8">“Hang o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oft-page-break/><text:span text:style-name="T1">“Fuckin’ depth charges,” she said. And when his eyes took on a bit of prey-like fear, she added, “A little fuckin’ ways off, though.”</text:span></text:p>
      <text:p text:style-name="P8">“The Authority surface ships are dropping charges, Sylvia,” Hemi confirmed from the sonar compartment.</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P8">“Right, Cap,” said Bastian, rolling the rudder control wheel in his hands to port as the compass on the wall of gauges started to swing.</text:p>
      <text:p text:style-name="P8">Percy moved down to the sonar station, and for the next hour or so, Hemi reported charges being dropped in waves while Percy stood behind him,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span text:style-name="T1">’s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wenty nautical miles from the point where they had last heard the faintest echo of the depth charges. Percy felt that was enough of a cushion that they could start the diesels, and the engines were soon roaring below decks. Percy had them throttle up to fifteen knots, and Hemi calculated a precise easterly course that would bring them to </text:span><text:soft-page-break/><text:span text:style-name="T1">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P8">Even as the sun rose before them, Percy kept the boat on the surface,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p>
      <text:p text:style-name="Text_20_body"><text:span text:style-name="T1">A few hours later, Hemi announced they had arrived at the rendezvous point. They leveled the boat at twenty meters of depth and shut down the motors to wait. Everyone except Cassandra passed the midday and afternoon hours in lazy recuperation, catching up on sleep. Cassandra was stuck listening to sonar, trying to detect Shakes’s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s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P8">“Sure it fucking is, Captain Shakes,” said Bastian, through a cigarette in his mouth. “I think I smelled Gregory working on some fucking sticky glop or other in the galley when I was making my way down here. You’re hungry?”</text:p>
      <text:p text:style-name="P8">“Submarining is fucking hungry work, Bastian. Let’s go see what that feller is burning.”</text:p>
      <text:p text:style-name="P8">They made their way up the decks with the wrenches hanging from Shakes’s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 who was still on sonar duty.</text:p>
      <text:p text:style-name="Text_20_body"><text:soft-page-break/><text:span text:style-name="T1">After Shakes ate his third bowl, Gregory poured everyone a cup of the requisite coffee. Percy leaned back into the corner of the galley bench, stretching her arms.</text:span></text:p>
      <text:p text:style-name="Text_20_body"><text:span text:style-name="T1">“I see you made it out of that fuckin’ Stilt City,” said Shakes. “W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P8">“Well, the last job working for you was so fuckin’ profitable, I wasn’t going to let that go just because I thought y’all were fucking dead.”</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 Shakes — 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P8">“Alright,” said Shakes. “With the condition that you make Gregory continue to feed me, I’ll stick with y’all for now.”</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text:span><text:soft-page-break/><text:span text:style-name="T1">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P8">They kept a steady eastern course, moving deep into the central ocean. With both boats running their diesel engines ,they could sustain high speeds. Maintaining a steady fifteen-knot average, they covered the vast distances of the open ocean relatively quickly.</text:p>
      <text:p text:style-name="P8">Percy rode up on the bridge. Given the extreme darkness, she decided to forego putting a lookout in the ring. She had never felt like she had all the crew she needed to run the boat effectively, but having lost Owen and Chips, she was feeling more pinched than ever by too few hands.</text:p>
      <text:p text:style-name="P8">With no visibility on deck, and the sonar nearly useless over the volume of sound the diesel engines dumped into the water, the only real vision Percy had was on radar. So every twenty minutes, she had Cassandra turn on the radar for a few sweeps to make sure the ocean remained clear in front of themand that nobody was tailing behind.</text:p>
      <text:p text:style-name="P8">For the first few hours of the night, they settled into the monotonous drudgery of cruising. Gregory was in his rack, Cassandra listened to heavy noise in the sonar headset, Percy stared into the darkness from the bridge, and Hemi and Bastian stared at the wall of unmoving dials in the control room.</text:p>
      <text:p text:style-name="Text_20_body"><text:span text:style-name="T1">Toward midnight, Hemi climbed tiredly down to the sonar station and tapped Cassandra on the shoulder. She did not even look up, having been expecting Hemi’s signal that it was time to do another radar check. She leaned over and flipped the switch. The green light of the radar flashed across the scope, then swept slowly around,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P8">“Hmm. That is not alright. Bastian!” Hemi called to the control room. “Throttle back to five knots…and shut down the diesels!”</text:p>
      <text:p text:style-name="P8">The sound of the diesels faded. Percy arrived in the sonar compartment soon after, having been directed there from above by Bastian. “What the fuck is going on, Hemi?”</text:p>
      <text:p text:style-name="P8">He pointed to the scope as he adjusted the second sonar headset over his ears. “We are going to give that strange pile of radar contacts a listen.”</text:p>
      <text:p text:style-name="P8"><text:soft-page-break/>Percy flipped off the radar. “Let’s not give away our position more than we already fuckin’ have. What do you think, should we dive?”</text:p>
      <text:p text:style-name="P8">“I don’t hear anything, Captain Percy,” Cassandra interrupted. “At least, not above Shakes’ sengine.”</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 — —but I still don’t hear anything. It’s completely silent now.”</text:span></text:p>
      <text:p text:style-name="P8">“It is extremely unlikely that there is a fleet of dozens of ships and subs just floating without engines running,” said Hemi. “Something else is going on here…”</text:p>
      <text:p text:style-name="P8">In the sonar compartment they could hear Shakes’s voice crackling questions over the ship-to-ship in the control room and Bastian responding to him.</text:p>
      <text:p text:style-name="P8">“I suggest we make use of our friend Shakes as a resource,” Hemi said.</text:p>
      <text:p text:style-name="Text_20_body"><text:span text:style-name="T1">“Send the reckless risk-taker to check out the frightening unknown objects? That’s my kind of fuckin’ plan, Hemi.” Percy climbed up to the control room and took over the conversation with Shakes.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s spiky head at the top of the sail of the </text:span><text:span text:style-name="T2">Gnat</text:span><text:span text:style-name="T1">. Shakes ran the light beam forward and back along a black wall that rode up and down on the ocean swell ahead of him.</text:span></text:p>
      <text:p text:style-name="P8">At this range Cassandra was now able to hear the object on the sonar — water slapping against a steel void with the random regularity of ocean chop. She was convinced it was a ship.</text:p>
      <text:p text:style-name="Text_20_body"><text:span text:style-name="T1">Only a few minutes later, Shakes confirmed her guess over radio. “Yeah,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text:soft-page-break/>“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 — both above and below the surface. Hemi noted her reports on a clipboard and worked out a safe route forward.</text:span></text:p>
      <text:p text:style-name="P8">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housand-meter-deep ocean by clinging to the last desperate bubble of buoyancy yet retained from when the ships were living. Under Percy’s light, the vessels were typically low, black, curved, and oily forms, riding threateningly just under the surface, awash with waves that passed over and obscured them. Alternatively, they would take the figure of a low wall in the water, still showing the distinctive outline of the pointed form of a ship hull.</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did not immediately sink seemed to have made its way to this huge gyre of garbage. Pieces bumped eerily </text:span><text:soft-page-break/><text:span text:style-name="T1">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P8">Percy immediately switched off the light. She peered into the darkness in the direction Gregory indicated. For a moment it was a futile effort to see where there was no light for her eyes to receive. But then, a bright blue light outlined the shadow of a hunched gaunt figure in the middle-distance, just off to one side of the point she had been staring at in the darkness. It took her a moment to realize that she recognized the light of a cutting torch.</text:p>
      <text:p text:style-name="P8">“Scavengers, Gregory. Any source of scrap metal, no matter how remote, will also have someone who knows how to transform it into fucking treasure. It’s possible they live out here. Sometimes whole communities will develop around a resource like this.”</text:p>
      <text:p text:style-name="Text_20_body"><text:span text:style-name="T1">Percy turned the spot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felt uncomfortable about the racket the two ships were making, especially since every ping told anyone within a ten, maybe even twenty, mile radius precisely where they were. And, of course, even at a near-idle, the </text:span><text:span text:style-name="T2">Gnat’s</text:span><text:span text:style-name="T1"> diesel — which Shakes was now running again — growled loudly, with sympathetic vibrations from the abandoned ship hulls surrounding them. Captain Percy reassured herself that they were far off any routine shipping lanes, and most vessels would steer around this patch they had chosen to plunge into. This refuse patch, which increasingly appeared to be quite a massive obstacle.</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 — all the bunker fuels, engine lubricants, solvents and greases; all the specially developed chemical mixes that drove or eased the movements of the giant steel machines through the water — all eventually escaped from the rotting containers that held them and contaminated the pure sea water of the middle ocean. The contaminants floated on the surface, coating and binding together </text:span><text:soft-page-break/><text:span text:style-name="T1">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span text:style-name="T1">’s diesels shut down, and they submerged to 20 meters. It was much quieter underwater ,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 — while at the same time taking out the source sound of the </text:span><text:span text:style-name="T2">Prospect’s</text:span><text:span text:style-name="T1"> motors — she did a slow sweep in every direction, scribbling notes on a pad as she went. Toward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P8">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came back with such a concrete depiction of what surrounded them that her doubts would melt away with the fading sound of the ping.</text:p>
      <text:p text:style-name="Text_20_body"><text:span text:style-name="T1">By the end of the day, Cassandra’s confidence was growing as she started to understand that sonar was becoming second-nature to her. She closed her eyes, and her mind would travel out into the water. It was all blackness at first, but she relaxed and opened her mouth slightly to minimize the sound of her own breathing. Her heart rate </text:span><text:soft-page-break/><text:span text:style-name="T1">slowed. Her mind searched the water. Turning the directional wheel, she found her mind could follow the direction as if she were seeing out through the microphones. She no longer needed to look at the directional indicator to know whether the mics were oriented to the front, sides, or rear of the boat, she just </text:span><text:span text:style-name="T2">knew</text:span><text:span text:style-name="T1">, even with her eyes closed. The black pitch of the deep sea fell away, and in her mind it all lit up around her with a midday brightness that was entirely contained within her small skull. She watched the landscape with patience, like someone sitting in a rocker on a mountaintop porch. In her mind’s eye she could see with astonishing clarity the objects that marked the landscape: the smoothly curving walls of the hulls like the bodies of lanced leviathans, the crenelations of the superstructures, the sharply defined spaces between the refuse pieces. And from below, nothing. Always nothing.</text:span></text:p>
      <text:p text:style-name="P8">With confidence came a love of her job, and the long shift that Percy was currently asking her to do without breaks seemed like less of a burden than it had at first. She found time passed rapidly when her mind was out there swimming in the sea of sound.</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span text:style-name="T1">s batteries were about half discharged,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P8">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could read the gauges and knew she was on something. Cassandra looked up at him. She wrestled down her fear about the mistake she had made.</text:p>
      <text:p text:style-name="P8">She slipped a headphone off one ear. “Something’s there, Hemi.”</text:p>
      <text:p text:style-name="P8">“It does look like it, does it not?” he said. “Let me listen.” He picked up the second headset and adjusted the gain. He paused for a second, then flipped a couple of filters on and listened again.</text:p>
      <text:p text:style-name="Text_20_body"><text:soft-page-break/><text:span text:style-name="T1">“That’s them, isn’t it Hemi?” Cassandra asked. “I…I think I heard them earlier.”</text:span></text:p>
      <text:p text:style-name="P8">Hemi nodded as he patted Cassandra’s shoulder again. “Sylvia!” he bellowed upward as he stepped back, stretching out the wire of the headset. He looked up through the hatch to the control room.</text:p>
      <text:p text:style-name="P8">Percy squatted on her haunches, her face a meter above Hemi’s. “What the fuck is it this time?”</text:p>
      <text:p text:style-name="Text_20_body"><text:span text:style-name="T1">“The </text:span><text:span text:style-name="T2">Grackle…</text:span><text:span text:style-name="T1">it is back again.”</text:span></text:p>
      <text:p text:style-name="P8">“Sweet motherfucking fuck! Why? Why are they still fucking after us? We. Have. No. Cargo.” She breathed for a few seconds. “How far away are they?”</text:p>
      <text:p text:style-name="P8">“The contact is faint and distant. That is why Cassandra did not hear them before.” His eye caught Cassandra’s grateful face. “They are far enough away that the active ping is not returning a distance to them — or at least the active unit cannot sort it out from all the other objects in the water.”</text:p>
      <text:p text:style-name="Text_20_body"><text:span text:style-name="T1">“But the pinging we’ve been doing has probably been leading them along through this garbage patch I fuckin’ mistakenly believed would provide us cover — 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P8">“You stifle that fucking tendency of yours toward layered meanings of overwritten symbolism right now, Hemi Howell. Whenever you do that, it gives me the same crawling-nauseated feeling as sticking my hand in a toilet bowl full of unflushed shit. The ocean is plenty fucking dramatic enough without having to spread some kind of pretentious icing of bullshit modern literary sludge on top of it…alright? Now, are they gaining on us? How long before we have to start worrying about them putting a torpedo in the water?”</text:p>
      <text:p text:style-name="P8">“No way to tell just yet. They likely have the same difficulty as us — moving fast through the surface garbage puts them at risk of hitting something.”</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 — first go find fucking Shakes and get that leeching boat of his detached from my </text:span><text:span text:style-name="T2">Prospect</text:span><text:span text:style-name="T1">.”</text:span></text:p>
      <text:p text:style-name="Text_20_body"><text:soft-page-break/><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span text:style-name="T1">’s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his unnerving confidence in the coming demise of her boat.</text:span></text:p>
      <text:p text:style-name="Text_20_body"><text:span text:style-name="T1">In the middle of the night, Percy came down to the sonar compartment to check on the numbers once again. Cassandra showed her that the list of signal strengths had steadily increased with the closing of their pursuers. Percy broke out in another cold sweat, this time from the fear of the torpedo that she now realized could be released at any second. The </text:span><text:span text:style-name="T2">Grackle</text:span><text:span text:style-name="T1"> was rendering more clearly on the active sonar readouts — it had crept within ten nautical miles.</text:span></text:p>
      <text:p text:style-name="Text_20_body"><text:soft-page-break/><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clearly see 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 — they had to run slowly and more quietly to hear the </text:span><text:span text:style-name="T2">Prospect’s</text:span><text:span text:style-name="T1"> engine noise now.</text:span></text:p>
      <text:p text:style-name="P8"> </text:p>
      <text:p text:style-name="P8">For the next two hours, Cassandra blearily focused on listening to the sonar contacts while shouting potential hazards in the water up to the control room. Gregory and Percy were required to constantly adjust 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he oaths ever fiercer longer-lasting.</text:p>
      <text:p text:style-name="P8">By the time Hemi arrived back in the sonar compartment from his rack, Cassandra was clearly frayed. He consulted with her briefly to get caught up. He realized he would need to relieve her. But first he wanted to check in with Percy, so he climbed to the control room.</text:p>
      <text:p text:style-name="Text_20_body"><text:span text:style-name="T1">While he was on the ladder, the crunching sound of an impact — a recapitulation of the sound they all heard the first time the </text:span><text:span text:style-name="T2">Grackle</text:span><text:span text:style-name="T1"> had rammed them — 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 — that Cassandra had not heard the </text:span><text:span text:style-name="T2">Grackle</text:span><text:span text:style-name="T1"> charging at them. “Cassandra you little shit! You let them hit us!”</text:span></text:p>
      <text:p text:style-name="P8">“No, Captain Percy!” Cassandra wailed with the deep-grained panic of someone who knows they had made a mistake. “It definitely wasn’t them! They’re still miles and miles off.”</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text:soft-page-break/>eyes, first with her own eyes and then her whole body. She disappeared silently below decks.</text:p>
      <text:p text:style-name="P8">Hemi put the sonar headset on and listened closely for a minute. “It was just a derelict… . . . Cassandra was right, the pursuing sub is still close to ten miles behind us.”</text:p>
      <text:p text:style-name="P8">“She still fucked us, Hemi. A competent operator would have fucking heard that derelict coming o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P8">Percy looked down and saw Bastian standing at the foot of the ladder to the control room. “Bastian, get up here. Gregory, before you hit the rack, go down to the fucking cargo hold and check on our welded split in the pressure hull — fucking money is that it has opened up yet again, with that last little boneshaker.”</text:p>
      <text:p text:style-name="P8">A few minutes later Gregory’s voice came crackling over the PA speaker above Percy’s head in the control room. “Fuck, Captain Percy, you’re right. Those welds are failing. There’s already about a foot of fucking water in the bilge.”</text:p>
      <text:p text:style-name="P8">“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dubious look, but did not voice his doubt.</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P8">“Well, we’re not going to fuck around with sinking again, Hemi. I’ve had too many close calls with getting sucked down the hole recently. We’ll just have to figure out some other fucking tactic.”</text:p>
      <text:p text:style-name="Text_20_body"><text:span text:style-name="T1">For the next few hours Hemi carefully tracked the pursuing sub on sonar. He grew ever surer that the </text:span><text:span text:style-name="T2">Grackle</text:span><text:span text:style-name="T1"> was back on the </text:span><text:span text:style-name="T2">Prospect’</text:span><text:span text:style-name="T1">s track and was gaining ground once again. Percy nervously watched the battery gauges as the needles dipped slowly down into the areas marked with red cross-hatching. The relatively fast speed they had kept </text:span><text:soft-page-break/><text:span text:style-name="T1">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P8">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 the higher pitched whine of the forward bilge pumps died away too.</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P8">“Hemi!” Percy called down. “We’ve completely run the fucking batteries down!”</text:p>
      <text:p text:style-name="P8">Hemi removed the sonar headset and stood at the foot of the ladder to the control room. “What do you want to do now?”</text:p>
      <text:p text:style-name="P8">“I’m fucking asking you: what the fuck can we do? All we’ve got is hotel power! …And we’re going to fucking sink if we don’t find some power to run those forward bilges real soon. Give me options!”</text:p>
      <text:p text:style-name="P8">“You could flip over the main power to draw from the emergency hotel batteries — but with the bilge motors running, they will deplete those batteries in a matter of an hour or so.”</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P8">“Shit. Ah fucking well. Up we go, boys! Hemi, want to let some air into my girl?”</text:p>
      <text:p text:style-name="Text_20_body"><text:soft-page-break/><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P8">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 shadowed ship hulls in the dimly visible sea.</text:p>
      <text:p text:style-name="P8">In the pre-dawn light, Percy scanned around with a pair of binoculars. Not seeing anything of note on the first pass, she circled the horizon a second time. There was nothing out there to see except the gray gradient field of the sky meeting the black field of the water.</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P8">In half an hour, the eastern sky had lightened,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P8">“This is not going to work, Sylvia. They are just going to get closer and try again,” said Hemi.</text:p>
      <text:p text:style-name="P8">“I fucking know!” She lit a cheroot and sucked at it for a long time, the lingering petroleum smell in the air blended with the harsh tobacco smoke as it made its way into her lungs. “OK. Fuck. Bastian, keep watching.”</text:p>
      <text:p text:style-name="P8"><text:soft-page-break/>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P8">“He checked in over the ship-to-ship maybe ten minutes ago. He should still be in range,” Hemi said as he climbed down the ladder.</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 the </text:span><text:span text:style-name="T2">Gnat’s</text:span><text:span text:style-name="T1"> engine started. Percy could hear it without aid through the hull of the </text:span><text:span text:style-name="T2">Prospect</text:span><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 — as soon as the </text:span><text:span text:style-name="T2">Gnat</text:span><text:span text:style-name="T1"> had moved far enough off that they could hear anything.</text:span></text:p>
      <text:p text:style-name="P8"> </text:p>
      <text:p text:style-name="Text_20_body"><text:span text:style-name="T1">Percy spent the next few hours in the control room, sitting in the dive planes control chair and smoking one cheroot lit off another as sea water once again seeped into the cargo hold, and the bow of her boat slipped slowly farther down into the water.</text:span></text:p>
      <text:p text:style-name="Text_20_body"><text:soft-page-break/><text:span text:style-name="T1">Hemi called up a report from sonar every ten minutes or so. The first hour passed quickly, with Hemi’s reports describing their pursuer’s continued plodding movements towards the </text:span><text:span text:style-name="T2">Prospect’s</text:span><text:span text:style-name="T1"> location. But Shakes’s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 at first. But in another hour, Hemi’s reports made it clear that their pursuers were now familiar with the tactic of using the </text:span><text:span text:style-name="T2">Gnat</text:span><text:span text:style-name="T1"> to draw them off. The </text:span><text:span text:style-name="T2">Grackle</text:span><text:span text:style-name="T1"> gave up the chase to the southeast and started to move in large, slowly searching circles. They returned to using active sonar. The pings once again unnervingly echoed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 — and in this world of discreet shipping, this was the reason so much cargo now crawled across the 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back at the sonar station.</text:span></text:p>
      <text:p text:style-name="P8"><text:soft-page-break/>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 — 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o cover constantly operating in this fucked-up prey condition.”</text:span></text:p>
      <text:p text:style-name="Text_20_body"><text:span text:style-name="T1">“I have had the same thought. And I have an idea we could try — though I warn you that 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 — and likely to get us killed.” He took a breath. “The magnetic warheads…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 — as Miss Mai was so fond of pointing out to me. We can’t just underhand one over the water at them.”</text:span></text:p>
      <text:p text:style-name="Text_20_body"><text:span text:style-name="T1">“That is where the part of my idea that might get us killed comes in — 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at least did not involve intentionally blowing the </text:span><text:span text:style-name="T2">Gnat</text:span><text:span text:style-name="T1"> up. It did, however, feature using the </text:span><text:span text:style-name="T2">Prospect</text:span><text:span text:style-name="T1"> as bait. It took some convincing on Hemi’s part for Percy to fully come around to the idea.</text:span></text:p>
      <text:p text:style-name="Text_20_body"><text:span text:style-name="T1">“OK. We’re going to try your — frankly, fucking insane — plan to take out a military submarine with nothing but leftover parts hanging around my darling </text:span><text:span text:style-name="T2">Prospect</text:span><text:span text:style-name="T1">. Go ahead and get Shakes on the pigeon.”</text:span></text:p>
      <text:p text:style-name="P8"><text:soft-page-break/>“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less-rusty ones and hauled them to a worktable in the engine room. Each weighed about twenty-five kilograms and consisted of a cylinder containing high explosives that was about three hundred 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could be understood and thus handled safely by any idiotic naval deckhand. Details were printed right on the side of the explosives cylinder.</text:span></text:p>
      <text:p text:style-name="Text_20_body"><text:span text:style-name="T1">Adjusting his glasses and reading this block of text, Hemi learned that 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In a forgotten storage compartment for parts in the engine room,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fifty kilograms. Then he plundered the many storage compartments throughout the boat, looking for the rest of the parts he needed: some old boat fenders, heavy line, air hoses and chucks, and his slide rule and clipboard. He wished he had some small clamps, but those were not to be found anywhere. He would </text:span><text:soft-page-break/><text:span text:style-name="T1">have to make do with screw-tightened steel clips. So a screwdriver went on his list of things to find too.</text:span></text:p>
      <text:p text:style-name="Text_20_body"><text:span text:style-name="T1">He had gathered most of the parts he needed 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his parts and equipment down to the </text:span><text:span text:style-name="T2">Prospect</text:span><text:span text:style-name="T1">’s battery compartment near the hatch to the </text:span><text:span text:style-name="T2">Gnat</text:span><text:span text:style-name="T1">.</text:span></text:p>
      <text:p text:style-name="Text_20_body"><text:span text:style-name="T1">As Gregory opened the hatch to see Shakes’s greasy-haired visage grinning up at them, Percy’s voice came back on the </text:span><text:span text:style-name="T2">Prospect</text:span><text:span text:style-name="T1">’s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 man — 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907828116672"/><text:span text:style-name="T1">he </text:span><text:change-end text:change-id="ct94907828116672"/><text:span text:style-name="T1">received the heavy explosive units that a straining Gregory and Shakes lowered down to him. After that, it </text:span><text:change text:change-id="ct94907785693408"/><text:change-start text:change-id="ct94907785694752"/><text:span text:style-name="T1">took </text:span><text:change-end text:change-id="ct94907785694752"/><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907785706032"/><text:span text:style-name="T1">,</text:span><text:change-end text:change-id="ct94907785706032"/><text:change text:change-id="ct94907785706320"/><text:span text:style-name="T1">” Gregory called down from the </text:span><text:span text:style-name="T2">Prospect</text:span><text:span text:style-name="T1">.</text:span></text:p>
      <text:p text:style-name="P8"><text:soft-page-break/>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907785712800"/><text:span text:style-name="T1">,</text:span><text:change-end text:change-id="ct94907785712800"/><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907785719424"/><text:span text:style-name="T1">,</text:span><text:change-end text:change-id="ct94907785719424"/><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907785729648"/><text:span text:style-name="T1">,</text:span><text:change-end text:change-id="ct94907785729648"/><text:span text:style-name="T1"> the boat’s mating collar was still pressed firmly against the </text:span><text:span text:style-name="T2">Prospect</text:span><text:change-start text:change-id="ct94907785695856"/><text:span text:style-name="T1">’s</text:span><text:change-end text:change-id="ct94907785695856"/><text:span text:style-name="T1">. Hemi twisted open a valve and they could hear water pouring into the </text:span><text:span text:style-name="T2">Gnat</text:span><text:span text:style-name="T1">. </text:span><text:change text:change-id="ct94907785734544"/><text:change-start text:change-id="ct94907785735504"/><text:span text:style-name="T1">O</text:span><text:change-end text:change-id="ct94907785735504"/><text:span text:style-name="T1">nly seconds later</text:span><text:change-start text:change-id="ct94907785737136"/><text:span text:style-name="T1">,</text:span><text:change-end text:change-id="ct94907785737136"/><text:span text:style-name="T1"> </text:span><text:change text:change-id="ct94907785738096"/><text:span text:style-name="T1">the boat dropped a meter or two. Shakes gave the electric motor some throttle. Most of the dials in front of the two men suddenly came to life</text:span><text:change-start text:change-id="ct94907785741312"/><text:span text:style-name="T1">, </text:span><text:change-end text:change-id="ct94907785741312"/><text:change text:change-id="ct94907785741600"/><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907785731008"/><text:span text:style-name="T1">,</text:span><text:change-end text:change-id="ct94907785731008"/><text:span text:style-name="T1"> Sylvia.”</text:span></text:p>
      <text:p text:style-name="Text_20_body"><text:span text:style-name="T1">“I couldn’t let you two shitheads just go off and try this dumb-ass fuckin’ idea of yours without a proper send-off</text:span><text:change-start text:change-id="ct94907785733536"/><text:span text:style-name="T1">,</text:span><text:change-end text:change-id="ct94907785733536"/><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oft-page-break/><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907785774960"/><text:span text:style-name="T1">,</text:span><text:change-end text:change-id="ct94907785774960"/><text:span text:style-name="T1"> Hemi. I’ll grant you that she has learned fast enough to be perfectly capable of doing the sittin’ sonar watch job I hired her for</text:span><text:change text:change-id="ct94907785775312"/><text:change-start text:change-id="ct94907785777264"/><text:span text:style-name="T1">—</text:span><text:change-end text:change-id="ct94907785777264"/><text:span text:style-name="T1">I was the first to see her fuckin’ potential</text:span><text:change-start text:change-id="ct94907785779312"/><text:span text:style-name="T1">,</text:span><text:change-end text:change-id="ct94907785779312"/><text:span text:style-name="T1"> you know</text:span><text:change text:change-id="ct94907785780272"/><text:change-start text:change-id="ct94907785781504"/><text:span text:style-name="T1">—</text:span><text:change-end text:change-id="ct94907785781504"/><text:span text:style-name="T1">but in this situation where we live or die</text:span><text:change-start text:change-id="ct94907785783648"/><text:span text:style-name="T1">,</text:span><text:change-end text:change-id="ct94907785783648"/><text:span text:style-name="T1"> depending on what the sonar operator hears</text:span><text:change text:change-id="ct94907785785216"/><text:change-start text:change-id="ct94907785786176"/><text:span text:style-name="T1"> . . . </text:span><text:change-end text:change-id="ct94907785786176"/><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907785775600"/><text:change-start text:change-id="ct94907785775888"/><text:span text:style-name="T1">hundred-</text:span><text:change-end text:change-id="ct94907785775888"/><text:span text:style-name="T1">meter cargo sub with a crew of four</text:span><text:change text:change-id="ct94907785779936"/><text:change-start text:change-id="ct94907785784544"/><text:span text:style-name="T1">—</text:span><text:change-end text:change-id="ct94907785784544"/><text:span text:style-name="T1">and that is including Cassandra. During the wars, a boat the size of the </text:span><text:span text:style-name="T2">Prospect</text:span><text:span text:style-name="T1"> would have had a crew of </text:span><text:change text:change-id="ct94907785779008"/><text:change-start text:change-id="ct94907785797696"/><text:span text:style-name="T1">seventy</text:span><text:change-end text:change-id="ct94907785797696"/><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907785781792"/><text:change-start text:change-id="ct94907785784832"/><text:span text:style-name="T1">—</text:span><text:change-end text:change-id="ct94907785784832"/><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907785787552"/><text:span text:style-name="T1">A</text:span><text:change-end text:change-id="ct94907785787552"/><text:change text:change-id="ct94907785807056"/><text:span text:style-name="T1">lright</text:span><text:change-start text:change-id="ct94907785808352"/><text:span text:style-name="T1">,</text:span><text:change-end text:change-id="ct94907785808352"/><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907785725280"/><text:change-start text:change-id="ct94907785822000"/><text:span text:style-name="T1"> . . . </text:span><text:change-end text:change-id="ct94907785822000"/><text:change text:change-id="ct94907785822288"/><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oft-page-break/><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907785835824"/><text:span text:style-name="T1">,</text:span><text:change-end text:change-id="ct94907785835824"/><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907785846416"/><text:span text:style-name="T1">;</text:span><text:change-end text:change-id="ct94907785846416"/><text:change text:change-id="ct94907785846704"/><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907785850976"/><text:span text:style-name="T1">.</text:span><text:change-end text:change-id="ct94907785850976"/><text:change text:change-id="ct94907785851264"/><text:span text:style-name="T1"> “</text:span><text:change-start text:change-id="ct94907785852896"/><text:span text:style-name="T1">W</text:span><text:change-end text:change-id="ct94907785852896"/><text:change text:change-id="ct94907785853184"/><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907785852032"/><text:span text:style-name="T1">,</text:span><text:change-end text:change-id="ct94907785852032"/><text:span text:style-name="T1"> I won’t be able to hear a fucking thing up there. Here</text:span><text:change text:change-id="ct94907785858320"/><text:change-start text:change-id="ct94907785859280"/><text:span text:style-name="T1"> . . .</text:span><text:change-end text:change-id="ct94907785859280"/><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907785858608"/><text:span text:style-name="T1">, which </text:span><text:change-end text:change-id="ct94907785858608"/><text:change text:change-id="ct94907785858896"/><text:span text:style-name="T1">had no muffler to speak of. It rolled and roared its way to life</text:span><text:change-start text:change-id="ct94907785865824"/><text:span text:style-name="T1">,</text:span><text:change-end text:change-id="ct94907785865824"/><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907785865488"/><text:span text:style-name="T1">’s</text:span><text:change-end text:change-id="ct94907785865488"/><text:span text:style-name="T1"> engine also shook the boat a lot more. Also</text:span><text:change-start text:change-id="ct94907785873200"/><text:span text:style-name="T1">,</text:span><text:change-end text:change-id="ct94907785873200"/><text:span text:style-name="T1"> unlike the </text:span><text:span text:style-name="T2">Prospect</text:span><text:span text:style-name="T1">, the </text:span><text:span text:style-name="T2">Gnat’s</text:span><text:span text:style-name="T1"> diesel changed pitch and volume as the </text:span><text:soft-page-break/><text:span text:style-name="T1">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907785864816"/><text:span text:style-name="T1">,</text:span><text:change-end text:change-id="ct94907785864816"/><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907785872912"/><text:span text:style-name="T1">s</text:span><text:change-end text:change-id="ct94907785872912"/><text:span text:style-name="T1">’s eye and pointed up to the hatch. Shakes nodded</text:span><text:change text:change-id="ct94907785865168"/><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oft-page-break/><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907785926816"/><text:span text:style-name="T1">,</text:span><text:change-end text:change-id="ct94907785926816"/><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907785933744"/><text:span text:style-name="T1"> and noted them on his clipboard. Then he connected an air hose to a valve of the </text:span><text:span text:style-name="T2">Gnat’s</text:span><text:span text:style-name="T1"> compressed air system</text:span><text:change text:change-id="ct94907785936720"/><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907785941184"/><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907785937392"/><text:span text:style-name="T1">, only</text:span><text:change-end text:change-id="ct94907785937392"/><text:span text:style-name="T1"> to see Hemi giving him a </text:span><text:change-start text:change-id="ct94907785950576"/><text:span text:style-name="T1">“</text:span><text:change-end text:change-id="ct94907785950576"/><text:change text:change-id="ct94907785950864"/><text:span text:style-name="T1">kill it</text:span><text:change-start text:change-id="ct94907785952496"/><text:span text:style-name="T1">”</text:span><text:change-end text:change-id="ct94907785952496"/><text:change text:change-id="ct94907785952784"/><text:span text:style-name="T1"> gesture. Shakes gave Hemi a thumbs up and </text:span><text:change text:change-id="ct94907785953744"/><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907785928400"/><text:change-start text:change-id="ct94907785949904"/><text:span text:style-name="T1">—</text:span><text:change-end text:change-id="ct94907785949904"/><text:span text:style-name="T1">silence like Hemi had never quite experienced before in all his years on submarines</text:span><text:change text:change-id="ct94907785814320"/><text:change-start text:change-id="ct94907785955184"/><text:span text:style-name="T1">—</text:span><text:change-end text:change-id="ct94907785955184"/><text:span text:style-name="T1">overtook the small boat.</text:span></text:p>
      <text:p text:style-name="Text_20_body"><text:span text:style-name="T1">The silence only lasted a second before Shakes’</text:span><text:change-start text:change-id="ct94907785964928"/><text:span text:style-name="T1">s</text:span><text:change-end text:change-id="ct94907785964928"/><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907785940256"/><text:change-start text:change-id="ct94907785969536"/><text:span text:style-name="T1"> . . . </text:span><text:change-end text:change-id="ct94907785969536"/><text:change text:change-id="ct94907785969824"/><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text:soft-page-break/>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907785977136"/><text:change-start text:change-id="ct94907785978096"/><text:span text:style-name="T1">—</text:span><text:change-end text:change-id="ct94907785978096"/><text:span text:style-name="T1">Percy must be running very slowly. But swinging the mics around</text:span><text:change-start text:change-id="ct94907785980320"/><text:span text:style-name="T1">,</text:span><text:change-end text:change-id="ct94907785980320"/><text:span text:style-name="T1"> he found the </text:span><text:span text:style-name="T2">Grackle</text:span><text:span text:style-name="T1"> easily</text:span><text:change text:change-id="ct94907785982624"/><text:change-start text:change-id="ct94907785983584"/><text:span text:style-name="T1">—</text:span><text:change-end text:change-id="ct94907785983584"/><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907785982128"/><text:span text:style-name="T1">Percy</text:span><text:change-end text:change-id="ct94907785982128"/><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907785976848"/><text:span text:style-name="T1">,</text:span><text:change-end text:change-id="ct94907785976848"/><text:span text:style-name="T1"> Hemi. But</text:span><text:change text:change-id="ct94907785846080"/><text:change-start text:change-id="ct94907785981456"/><text:span text:style-name="T1"> . . . </text:span><text:change-end text:change-id="ct94907785981456"/><text:change text:change-id="ct94907786009712"/><text:span text:style-name="T1">now you absolutely have to tell me what the plan is.”</text:span></text:p>
      <text:p text:style-name="Text_20_body"><text:span text:style-name="T1">“Well</text:span><text:change text:change-id="ct94907786010000"/><text:change-start text:change-id="ct94907786027520"/><text:span text:style-name="T1"> . . .</text:span><text:change-end text:change-id="ct94907786027520"/><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907785991040"/><text:change-start text:change-id="ct94907785940672"/><text:span text:style-name="T1">twenty-five </text:span><text:change-end text:change-id="ct94907785940672"/><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907786042576"/><text:span text:style-name="T1">,</text:span><text:change-end text:change-id="ct94907786042576"/><text:span text:style-name="T1"> though. I am confident the </text:span><text:span text:style-name="T2">Gnat</text:span><text:span text:style-name="T1"> </text:span><text:change text:change-id="ct94907786042864"/><text:change-start text:change-id="ct94907786043824"/><text:span text:style-name="T1">can do</text:span><text:change-end text:change-id="ct94907786043824"/><text:span text:style-name="T1"> </text:span><text:change text:change-id="ct94907786044784"/><text:span text:style-name="T1">the job.”</text:span></text:p>
      <text:p text:style-name="Text_20_body"><text:soft-page-break/><text:span text:style-name="T1">“Well</text:span><text:change-start text:change-id="ct94907786029296"/><text:span text:style-name="T1">,</text:span><text:change-end text:change-id="ct94907786029296"/><text:span text:style-name="T1"> of course this boat can </text:span><text:span text:style-name="T2">do</text:span><text:span text:style-name="T1"> it! </text:span><text:change text:change-id="ct94907786043152"/><text:change-start text:change-id="ct94907786044112"/><text:span text:style-name="T1">. . . </text:span><text:change-end text:change-id="ct94907786044112"/><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907786058944"/><text:span text:style-name="T1">,</text:span><text:change-end text:change-id="ct94907786058944"/><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907786062400"/><text:span text:style-name="T1"> and chase her. As soon as she heard us shut down the diesel</text:span><text:change-start text:change-id="ct94907786064320"/><text:span text:style-name="T1">,</text:span><text:change-end text:change-id="ct94907786064320"/><text:span text:style-name="T1"> she ramped the </text:span><text:span text:style-name="T2">Prospect</text:span><text:span text:style-name="T1"> up to something like ten knots</text:span><text:change text:change-id="ct94907785819456"/><text:change-start text:change-id="ct94907786067296"/><text:span text:style-name="T1">—</text:span><text:change-end text:change-id="ct94907786067296"/><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907786063312"/><text:change-start text:change-id="ct94907786064944"/><text:span text:style-name="T1">thirty </text:span><text:change-end text:change-id="ct94907786064944"/><text:span text:style-name="T1">meters down</text:span><text:change text:change-id="ct94907786065904"/><text:change-start text:change-id="ct94907786066864"/><text:span text:style-name="T1">—</text:span><text:change-end text:change-id="ct94907786066864"/><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907786068736"/><text:span text:style-name="T1">k</text:span><text:change-start text:change-id="ct94907786063664"/><text:span text:style-name="T1">e</text:span><text:change-end text:change-id="ct94907786063664"/><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907786077424"/><text:change-start text:change-id="ct94907786084816"/><text:span text:style-name="T1">Thiry </text:span><text:change-end text:change-id="ct94907786084816"/><text:span text:style-name="T1">meters. The </text:span><text:span text:style-name="T2">Grackle</text:span><text:span text:style-name="T1"> has clearly heard the </text:span><text:span text:style-name="T2">Prospect</text:span><text:change-start text:change-id="ct94907786087456"/><text:span text:style-name="T1">’s</text:span><text:change-end text:change-id="ct94907786087456"/><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oft-page-break/><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907786102816"/><text:span text:style-name="T1">in </text:span><text:change-end text:change-id="ct94907786102816"/><text:change text:change-id="ct94907786103104"/><text:span text:style-name="T1">all submarines</text:span><text:change-start text:change-id="ct94907786104704"/><text:span text:style-name="T1">’</text:span><text:change-end text:change-id="ct94907786104704"/><text:span text:style-name="T1"> </text:span><text:change text:change-id="ct94907786105664"/><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907786119488"/><text:span text:style-name="T1">-</text:span><text:change-end text:change-id="ct94907786119488"/><text:change text:change-id="ct9490778611147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907779463616"/><text:span text:style-name="T1">interior of the </text:span><text:change-end text:change-id="ct94907779463616"/><text:span text:style-name="T1">hatch</text:span><text:change text:change-id="ct94907779442944"/><text:change-start text:change-id="ct94907779890016"/><text:span text:style-name="T1">, </text:span><text:change-end text:change-id="ct94907779890016"/><text:change text:change-id="ct94907778685488"/><text:span text:style-name="T1">intended </text:span><text:change text:change-id="ct94907782110912"/><text:change-start text:change-id="ct94907778636512"/><text:span text:style-name="T1">as</text:span><text:change-end text:change-id="ct94907778636512"/><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907779496448"/><text:change-start text:change-id="ct94907778643520"/><text:span text:style-name="T1">—</text:span><text:change-end text:change-id="ct94907778643520"/><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907782233536"/><text:span text:style-name="T1">,</text:span><text:change-end text:change-id="ct94907782233536"/><text:change text:change-id="ct94907782542016"/><text:change-start text:change-id="ct94907782671008"/><text:span text:style-name="T1"> </text:span><text:change-end text:change-id="ct94907782671008"/><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oft-page-break/><text:span text:style-name="T1">“Flood? Hemi</text:span><text:change-start text:change-id="ct94907779808768"/><text:span text:style-name="T1">,</text:span><text:change-end text:change-id="ct94907779808768"/><text:span text:style-name="T1"> this ain’t no commercial sub with some kind of specs-mandated flood-and-pump escape trunk for getting a crew of </text:span><text:change text:change-id="ct94907782194832"/><text:change-start text:change-id="ct94907778707328"/><text:span text:style-name="T1">fifty </text:span><text:change-end text:change-id="ct94907778707328"/><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907778711248"/><text:span text:style-name="T1">,</text:span><text:change-end text:change-id="ct94907778711248"/><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907782449152"/><text:change-start text:change-id="ct94907779333520"/><text:span text:style-name="T1"> . . . </text:span><text:change-end text:change-id="ct94907779333520"/><text:change text:change-id="ct94907781913456"/><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907782670192"/><text:span text:style-name="T1">,</text:span><text:change-end text:change-id="ct94907782670192"/><text:span text:style-name="T1"> Hemi could see their position in the water, see where the </text:span><text:span text:style-name="T2">Prospect</text:span><text:span text:style-name="T1"> should be off to their port side, and see the </text:span><text:span text:style-name="T2">Grackle</text:span><text:change text:change-id="ct94907782589696"/><text:change-start text:change-id="ct94907778735984"/><text:span text:style-name="T1">—</text:span><text:change-end text:change-id="ct94907778735984"/><text:span text:style-name="T1">all black and fiercely toothy in the front in its </text:span><text:change-start text:change-id="ct94907779509120"/><text:span text:style-name="T1">entirely unnatural </text:span><text:change-end text:change-id="ct94907779509120"/><text:span text:style-name="T1">way</text:span><text:change text:change-id="ct94907781521536"/><text:change text:change-id="ct94907782390704"/><text:change-start text:change-id="ct94907778724464"/><text:span text:style-name="T1">—</text:span><text:change-end text:change-id="ct94907778724464"/><text:span text:style-name="T1">charging towards Shakes’</text:span><text:change-start text:change-id="ct94907782867376"/><text:span text:style-name="T1">s</text:span><text:change-end text:change-id="ct94907782867376"/><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907783098832"/><text:span text:style-name="T1">,</text:span><text:change-end text:change-id="ct94907783098832"/><text:span text:style-name="T1"> the boats were all in the exact position. His thick fingers tightened on the lever, and then the muscles all the way down his arm to his shoulder tightened</text:span><text:change text:change-id="ct94907783096656"/><text:change-start text:change-id="ct94907783092512"/><text:span text:style-name="T1">—</text:span><text:change-end text:change-id="ct94907783092512"/><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907783240416"/><text:span text:style-name="T1">,</text:span><text:change-end text:change-id="ct94907783240416"/><text:span text:style-name="T1"> Captain Shakes!”</text:span></text:p>
      <text:p text:style-name="Text_20_body"><text:span text:style-name="T1">“</text:span><text:change text:change-id="ct94907783249824"/><text:change-start text:change-id="ct94907783310288"/><text:span text:style-name="T1">. . . </text:span><text:change-end text:change-id="ct94907783310288"/><text:span text:style-name="T1">Are you sure about that? I’d hate to find out it’s stuck in there and arming itself.”</text:span></text:p>
      <text:p text:style-name="Text_20_body"><text:span text:style-name="T1">“I am as sure as I can be. Blow the tanks</text:span><text:change text:change-id="ct94907783365424"/><text:change-start text:change-id="ct94907783414672"/><text:span text:style-name="T1">—</text:span><text:change-end text:change-id="ct94907783414672"/><text:span text:style-name="T1">the surface is going to be the safest place for us in the next few minutes.”</text:span></text:p>
      <text:p text:style-name="Text_20_body"><text:span text:style-name="T1">“Aye</text:span><text:change-start text:change-id="ct94907783506208"/><text:span text:style-name="T1">,</text:span><text:change-end text:change-id="ct94907783506208"/><text:span text:style-name="T1"> Boss.” Shakes reached down and pulled up on the heavy red lever at his feet. The </text:span><text:span text:style-name="T2">Gnat</text:span><text:change-start text:change-id="ct94907783557920"/><text:span text:style-name="T1">’s</text:span><text:change-end text:change-id="ct94907783557920"/><text:span text:style-name="T1"> compressed air reserves blew past him in the boat’s narrow pipes with a whistling hiss. Water burbled heavily out from the ballast tanks into the surrounding </text:span><text:soft-page-break/><text:span text:style-name="T1">ocean. The </text:span><text:span text:style-name="T2">Gnat</text:span><text:span text:style-name="T1"> started upwards</text:span><text:change text:change-id="ct94907783588256"/><text:change-start text:change-id="ct94907783588800"/><text:span text:style-name="T1">, </text:span><text:change-end text:change-id="ct94907783588800"/><text:span text:style-name="T1">slowly for a second</text:span><text:change text:change-id="ct94907783598544"/><text:change-start text:change-id="ct94907783671280"/><text:span text:style-name="T1">, </text:span><text:change-end text:change-id="ct94907783671280"/><text:span text:style-name="T1">and then a moment later gaining speed. “Hang on to something</text:span><text:change-start text:change-id="ct94907783681600"/><text:span text:style-name="T1">,</text:span><text:change-end text:change-id="ct94907783681600"/><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907783871616"/><text:change-start text:change-id="ct94907783903696"/><text:span text:style-name="T1">—</text:span><text:change-end text:change-id="ct94907783903696"/><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907784204704"/><text:span text:style-name="T1">,</text:span><text:change-end text:change-id="ct94907784204704"/><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907784309760"/><text:span text:style-name="T1">,</text:span><text:change-end text:change-id="ct94907784309760"/><text:change text:change-id="ct94907784309312"/><text:span text:style-name="T1"> then another. Shakes shaded his eyes against the brightness and scanned the water between him and the horizon line</text:span><text:change-start text:change-id="ct94907784314256"/><text:span text:style-name="T1">,</text:span><text:change-end text:change-id="ct94907784314256"/><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907784511856"/><text:span text:style-name="T1">.</text:span><text:change-end text:change-id="ct94907784511856"/><text:change text:change-id="ct94907784576304"/><text:span text:style-name="T1"> “I am tracking the sub on sonar.”</text:span></text:p>
      <text:p text:style-name="Text_20_body"><text:soft-page-break/><text:span text:style-name="T1">Shakes’</text:span><text:change-start text:change-id="ct94907784666464"/><text:span text:style-name="T1">s</text:span><text:change-end text:change-id="ct94907784666464"/><text:span text:style-name="T1"> initial feeling of excitement that such a claptrap device actually functioned as intended subsided to be replaced by the more rational thought that detonating the device was one thing, </text:span><text:change-start text:change-id="ct94907784662736"/><text:span text:style-name="T1">while </text:span><text:change-end text:change-id="ct94907784662736"/><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907784732240"/><text:span text:style-name="T1"> and saw a long black shadow</text:span><text:change text:change-id="ct94907784731424"/><text:change-start text:change-id="ct94907784755856"/><text:span text:style-name="T1">—</text:span><text:change-end text:change-id="ct94907784755856"/><text:span text:style-name="T1">endlessly long and thin, it seemed to him</text:span><text:change text:change-id="ct94907784768384"/><text:change-start text:change-id="ct94907784749152"/><text:span text:style-name="T1">—</text:span><text:change-end text:change-id="ct94907784749152"/><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907785640512"/><text:span text:style-name="T1">,</text:span><text:change-end text:change-id="ct94907785640512"/><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oft-page-break/><text:span text:style-name="T1">“Cassandra!” Percy shouted down to the sonar compartment</text:span><text:change-start text:change-id="ct94907778533120"/><text:span text:style-name="T1">.</text:span><text:change-end text:change-id="ct94907778533120"/><text:change text:change-id="ct94907782621360"/><text:span text:style-name="T1"> “</text:span><text:change-start text:change-id="ct94907782177792"/><text:span text:style-name="T1">T</text:span><text:change-end text:change-id="ct94907782177792"/><text:change text:change-id="ct9490777948550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907782699840"/><text:change-start text:change-id="ct94907778534384"/><text:span text:style-name="T1"> . . .</text:span><text:change-end text:change-id="ct94907778534384"/><text:span text:style-name="T1">”</text:span></text:p>
      <text:p text:style-name="Text_20_body"><text:span text:style-name="T1">Percy sighed. “I know that</text:span><text:change-start text:change-id="ct94907782734624"/><text:span text:style-name="T1">,</text:span><text:change-end text:change-id="ct94907782734624"/><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907782280112"/><text:change-start text:change-id="ct94907782481168"/><text:span text:style-name="T1"> . . . </text:span><text:change-end text:change-id="ct94907782481168"/><text:change text:change-id="ct94907782962272"/><text:span text:style-name="T1">I can’t tell. There’s nothing but silence at the moment.”</text:span></text:p>
      <text:p text:style-name="Text_20_body"><text:span text:style-name="T1">“Figure it out</text:span><text:change-start text:change-id="ct94907782738112"/><text:span text:style-name="T1">,</text:span><text:change-end text:change-id="ct94907782738112"/><text:span text:style-name="T1"> Cassandra! I’m depending on you here.”</text:span></text:p>
      <text:p text:style-name="Text_20_body"><text:span text:style-name="T1">“The explosion definitely came from the pursuing sub</text:span><text:change text:change-id="ct94907782075344"/><text:change-start text:change-id="ct94907783095904"/><text:span text:style-name="T1">—</text:span><text:change-end text:change-id="ct94907783095904"/><text:span text:style-name="T1">I’d say they hit Hemi’s device. But</text:span><text:change text:change-id="ct94907783121744"/><text:change-start text:change-id="ct94907783084848"/><text:span text:style-name="T1"> . . .</text:span><text:change-end text:change-id="ct94907783084848"/><text:span text:style-name="T1">”</text:span></text:p>
      <text:p text:style-name="P8">A full minute passed.</text:p>
      <text:p text:style-name="Text_20_body"><text:span text:style-name="T1">“But what</text:span><text:change-start text:change-id="ct94907783150960"/><text:span text:style-name="T1">,</text:span><text:change-end text:change-id="ct94907783150960"/><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907783606640"/><text:span text:style-name="T1">.</text:span><text:change-end text:change-id="ct94907783606640"/><text:change text:change-id="ct94907783694560"/><text:span text:style-name="T1">” </text:span><text:change-start text:change-id="ct94907783701632"/><text:span text:style-name="T1">T</text:span><text:change-end text:change-id="ct94907783701632"/><text:change text:change-id="ct94907783734976"/><text:span text:style-name="T1">his, mostly to herself.</text:span></text:p>
      <text:p text:style-name="Text_20_body"><text:span text:style-name="T1">“Captain Percy!” Cassandra was shouting now</text:span><text:change-start text:change-id="ct94907783628064"/><text:span text:style-name="T1">.</text:span><text:change-end text:change-id="ct94907783628064"/><text:change text:change-id="ct94907783644784"/><text:span text:style-name="T1"> “</text:span><text:change-start text:change-id="ct94907783626336"/><text:span text:style-name="T1">T</text:span><text:change-end text:change-id="ct94907783626336"/><text:change text:change-id="ct94907783627008"/><text:span text:style-name="T1">here’s a torpedo in the water! They’ve fired at us!”</text:span></text:p>
      <text:p text:style-name="Text_20_body"><text:span text:style-name="T1">“Stay calm</text:span><text:change-start text:change-id="ct94907783850496"/><text:span text:style-name="T1">,</text:span><text:change-end text:change-id="ct94907783850496"/><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907783852368"/><text:span text:style-name="T1">,</text:span><text:change-end text:change-id="ct94907783852368"/><text:span text:style-name="T1"> Captain Percy!”</text:span></text:p>
      <text:p text:style-name="Text_20_body"><text:span text:style-name="T1">“Figure it out</text:span><text:change-start text:change-id="ct94907784295056"/><text:span text:style-name="T1">,</text:span><text:change-end text:change-id="ct94907784295056"/><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907784633152"/><text:span text:style-name="T1">m</text:span><text:change-end text:change-id="ct94907784633152"/><text:change text:change-id="ct94907784552928"/><text:span text:style-name="T1">ed in on the torpedo</text:span><text:change text:change-id="ct94907784662288"/><text:change-start text:change-id="ct94907784665312"/><text:span text:style-name="T1">—</text:span><text:change-end text:change-id="ct94907784665312"/><text:span text:style-name="T1">a high whining electric motor just off their rear port side. She wrapped her head around it, and in her mind she could see the machine</text:span><text:change text:change-id="ct94907784740448"/><text:change-start text:change-id="ct94907784634048"/><text:span text:style-name="T1">: </text:span><text:change-end text:change-id="ct94907784634048"/><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oft-page-break/><text:span text:style-name="T1">“OK Captain Percy,” she said</text:span><text:change-start text:change-id="ct94907785120560"/><text:span text:style-name="T1">,</text:span><text:change-end text:change-id="ct94907785120560"/><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907786064608"/><text:span text:style-name="T1">,</text:span><text:change-end text:change-id="ct94907786064608"/><text:span text:style-name="T1"> Percy</text:span><text:change text:change-id="ct94907785770432"/><text:change-start text:change-id="ct94907786028960"/><text:span text:style-name="T1">—</text:span><text:change-end text:change-id="ct94907786028960"/><text:span text:style-name="T1">no change to direction.”</text:span></text:p>
      <text:p text:style-name="Text_20_body"><text:span text:style-name="T1">“OK, it hasn’t acquired us</text:span><text:change text:change-id="ct94907782361744"/><text:change-start text:change-id="ct94907782606912"/><text:span text:style-name="T1"> . . . </text:span><text:change-end text:change-id="ct94907782606912"/><text:span text:style-name="T1"><text:s/>yet. What’s the range?”</text:span></text:p>
      <text:p text:style-name="Text_20_body"><text:span text:style-name="T1">Cassandra looked at the active sonar rig readout. “</text:span><text:change-start text:change-id="ct94907782244736"/><text:span text:style-name="T1">One-point-three</text:span><text:change-end text:change-id="ct94907782244736"/><text:change text:change-id="ct94907782679856"/><text:span text:style-name="T1"> miles.”</text:span></text:p>
      <text:p text:style-name="Text_20_body"><text:span text:style-name="T1">“That’s not very much room to play with</text:span><text:change-start text:change-id="ct94907779419808"/><text:span text:style-name="T1">,</text:span><text:change-end text:change-id="ct94907779419808"/><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907779471680"/><text:change-start text:change-id="ct94907782394464"/><text:span text:style-name="T1">certainty </text:span><text:change-end text:change-id="ct94907782394464"/><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907783558832"/><text:change-start text:change-id="ct94907783489680"/><text:span text:style-name="T1"> . . .</text:span><text:change-end text:change-id="ct94907783489680"/><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907783404160"/><text:span text:style-name="T1">,</text:span><text:change-end text:change-id="ct94907783404160"/><text:span text:style-name="T1"> Cassandra! They may not risk another torpedo on us in these waters. They wasted two already, and those things are expensive.”</text:span></text:p>
      <text:p text:style-name="Text_20_body"><text:span text:style-name="T1">“Great,” Gregory smirked</text:span><text:change-start text:change-id="ct94907784264784"/><text:span text:style-name="T1">.</text:span><text:change-end text:change-id="ct94907784264784"/><text:change text:change-id="ct94907784318528"/><text:span text:style-name="T1"> “</text:span><text:change-start text:change-id="ct94907784017104"/><text:span text:style-name="T1">S</text:span><text:change-end text:change-id="ct94907784017104"/><text:change text:change-id="ct94907784551520"/><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text:soft-page-break/>“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907785740896"/><text:span text:style-name="T1">Two-point-three</text:span><text:change-end text:change-id="ct94907785740896"/><text:change text:change-id="ct94907785400928"/><text:span text:style-name="T1"> nautical miles. And they are increasing speed now.”</text:span></text:p>
      <text:p text:style-name="Text_20_body"><text:span text:style-name="T1">“They’re trying to close on us. Your hunch about ramming might be right</text:span><text:change-start text:change-id="ct94907779564608"/><text:span text:style-name="T1">,</text:span><text:change-end text:change-id="ct94907779564608"/><text:span text:style-name="T1"> Gregory.” Percy glanced at the battery gauges. They were moving fast enough at ten knots that she could see the needles on the battery-charge gauges dropping steadily. Those gauges had passed into the hatched red zone. That </text:span><text:change text:change-id="ct94907785329424"/><text:change-start text:change-id="ct94907779484352"/><text:span text:style-name="T1">meant </text:span><text:change-end text:change-id="ct94907779484352"/><text:span text:style-name="T1">only a matter of </text:span><text:change text:change-id="ct94907782406624"/><text:change-start text:change-id="ct94907782164128"/><text:span text:style-name="T1">twenty </text:span><text:change-end text:change-id="ct94907782164128"/><text:span text:style-name="T1">minutes or so of battery remain</text:span><text:change-start text:change-id="ct94907782460400"/><text:span text:style-name="T1">ed</text:span><text:change-end text:change-id="ct94907782460400"/><text:change text:change-id="ct94907782975808"/><text:span text:style-name="T1">. After that, they would be forced to remain stationary or surface</text:span><text:change text:change-id="ct94907782972688"/><text:change-start text:change-id="ct94907783158624"/><text:span text:style-name="T1">—</text:span><text:change-end text:change-id="ct94907783158624"/><text:span text:style-name="T1">either way</text:span><text:change-start text:change-id="ct94907783221024"/><text:span text:style-name="T1">,</text:span><text:change-end text:change-id="ct94907783221024"/><text:span text:style-name="T1"> they would be an easy target for a final ramming.</text:span></text:p>
      <text:p text:style-name="Text_20_body"><text:span text:style-name="T1">“Let’s do what we can to conserve our remaining battery</text:span><text:change-start text:change-id="ct94907784862640"/><text:span text:style-name="T1">,</text:span><text:change-end text:change-id="ct94907784862640"/><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907783791376"/><text:span text:style-name="T1">’s</text:span><text:change-end text:change-id="ct94907783791376"/><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907785898000"/><text:span text:style-name="T1">out </text:span><text:change-end text:change-id="ct94907785898000"/><text:span text:style-name="T1">the </text:span><text:span text:style-name="T2">Prospect</text:span><text:change-start text:change-id="ct94907782223056"/><text:span text:style-name="T1">’s</text:span><text:change-end text:change-id="ct94907782223056"/><text:span text:style-name="T1"> motor noise</text:span><text:change text:change-id="ct94907782731168"/><text:span text:style-name="T1">, and then somehow landing the sonar mics precisely on the bearing of the </text:span><text:span text:style-name="T2">Gnat</text:span><text:span text:style-name="T1">. Cassandra flipped filters on and off</text:span><text:change text:change-id="ct94907783156256"/><text:span text:style-name="T1"> and adjusted the fine-control dials carefully. Eventually she managed to limit the noise wash from the </text:span><text:span text:style-name="T2">Prospect</text:span><text:span text:style-name="T1"> </text:span><text:change text:change-id="ct94907785187296"/><text:change-start text:change-id="ct94907785779600"/><text:span text:style-name="T1">enough to give</text:span><text:change-end text:change-id="ct94907785779600"/><text:span text:style-name="T1"> her </text:span><text:change text:change-id="ct94907783293488"/><text:change-start text:change-id="ct94907780870688"/><text:span text:style-name="T1">a </text:span><text:change-end text:change-id="ct94907780870688"/><text:span text:style-name="T1">sense </text:span><text:change-start text:change-id="ct94907783505760"/><text:span text:style-name="T1">that </text:span><text:change-end text:change-id="ct94907783505760"/><text:span text:style-name="T1">she might be able to hear her way around it.</text:span></text:p>
      <text:p text:style-name="Text_20_body"><text:span text:style-name="T1">She scanned and scanned, back and forth. All the way around the bow</text:span><text:change-start text:change-id="ct94907778706208"/><text:span text:style-name="T1">,</text:span><text:change-end text:change-id="ct94907778706208"/><text:span text:style-name="T1"> too, but mostly focusing on the direction behind</text:span><text:change-start text:change-id="ct94907779963232"/><text:span text:style-name="T1">,</text:span><text:change-end text:change-id="ct94907779963232"/><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907778533936"/><text:span text:style-name="T1">’s</text:span><text:change-end text:change-id="ct94907778533936"/><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907783536752"/><text:span text:style-name="T1"> and tracked it carefully for a minute. “I’ve got them</text:span><text:change-start text:change-id="ct94907782423936"/><text:span text:style-name="T1">,</text:span><text:change-end text:change-id="ct94907782423936"/><text:span text:style-name="T1"> Captain Percy. </text:span><text:change text:change-id="ct94907782674272"/><text:change-start text:change-id="ct94907784294608"/><text:span text:style-name="T1">Thirty </text:span><text:change-end text:change-id="ct94907784294608"/><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907785586720"/><text:span text:style-name="T1">,</text:span><text:change-end text:change-id="ct94907785586720"/><text:span text:style-name="T1"> Gregory here has a theory that now the </text:span><text:span text:style-name="T2">Grackle</text:span><text:span text:style-name="T1"> is after us for another ramming. Based on the speed they’ve put on, I’m inclined to agree with him. So</text:span><text:change text:change-id="ct94907785657824"/><text:change-start text:change-id="ct94907785661136"/><text:span text:style-name="T1"> . . . </text:span><text:change-end text:change-id="ct94907785661136"/><text:change text:change-id="ct94907785648672"/><text:span text:style-name="T1">what’s the plan now?”</text:span></text:p>
      <text:p text:style-name="Text_20_body"><text:soft-page-break/><text:span text:style-name="T1">“Aye. Well</text:span><text:change-start text:change-id="ct94907782109552"/><text:span text:style-name="T1">,</text:span><text:change-end text:change-id="ct94907782109552"/><text:span text:style-name="T1"> Hemi says he still thinks he can take them down. He just needs to deliver one of his devices to a weaker part of their sub than the ram</text:span><text:change text:change-id="ct94907785743712"/><text:change-start text:change-id="ct94907785658112"/><text:span text:style-name="T1">—</text:span><text:change-end text:change-id="ct94907785658112"/><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907783125024"/><text:span text:style-name="T1">b</text:span><text:change-end text:change-id="ct94907783125024"/><text:change text:change-id="ct94907782726544"/><text:span text:style-name="T1">oss says. Hang on</text:span><text:change text:change-id="ct94907783125312"/><text:change-start text:change-id="ct94907783697616"/><text:span text:style-name="T1"> . . .</text:span><text:change-end text:change-id="ct94907783697616"/><text:span text:style-name="T1">” A few seconds of static came across the radio, and then Shakes picked up again. “Hemi says you should just keep running</text:span><text:change text:change-id="ct94907786010704"/><text:change-start text:change-id="ct94907784235264"/><text:span text:style-name="T1">—</text:span><text:change-end text:change-id="ct94907784235264"/><text:span text:style-name="T1">make evasive moves if you can. He’s going to maneuver us into position to deliver a second device.”</text:span></text:p>
      <text:p text:style-name="Text_20_body"><text:span text:style-name="T1">“OK. But keep in mind we’re down to maybe </text:span><text:change text:change-id="ct94907786066192"/><text:change-start text:change-id="ct94907784843792"/><text:span text:style-name="T1">fifteen </text:span><text:change-end text:change-id="ct94907784843792"/><text:span text:style-name="T1">minutes on the battery here. As soon as that’s gone, we’re a dead-in-the-water target for a boat with an intention to ram.”</text:span></text:p>
      <text:p text:style-name="Text_20_body"><text:span text:style-name="T1">Another second passed. “Hemi says</text:span><text:change text:change-id="ct94907783838544"/><text:change-start text:change-id="ct94907784928576"/><text:span text:style-name="T1">—</text:span><text:change-end text:change-id="ct94907784928576"/><text:span text:style-name="T1">get this</text:span><text:change text:change-id="ct94907784943328"/><text:change-start text:change-id="ct94907784974656"/><text:span text:style-name="T1">—</text:span><text:change-end text:change-id="ct94907784974656"/><text:change text:change-id="ct94907784974944"/><text:span text:style-name="T1">he will </text:span><text:change-start text:change-id="ct94907785010496"/><text:span text:style-name="T1">‘</text:span><text:change-end text:change-id="ct9490778501049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907784928864"/><text:span text:style-name="T1">,</text:span><text:change-end text:change-id="ct94907784928864"/><text:span text:style-name="T1"> Captain Shakes</text:span><text:change text:change-id="ct94907784943616"/><text:change-start text:change-id="ct94907785352432"/><text:span text:style-name="T1">—</text:span><text:change-end text:change-id="ct94907785352432"/><text:span text:style-name="T1">I need Hemi back.”</text:span></text:p>
      <text:p text:style-name="Text_20_body"><text:span text:style-name="T1">“Don’t you sink either</text:span><text:change-start text:change-id="ct94907786062688"/><text:span text:style-name="T1">,</text:span><text:change-end text:change-id="ct94907786062688"/><text:span text:style-name="T1"> Captain Percy</text:span><text:change text:change-id="ct94907786066480"/><text:change-start text:change-id="ct94907784943904"/><text:span text:style-name="T1">—</text:span><text:change-end text:change-id="ct94907784943904"/><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907782869072"/><text:change-start text:change-id="ct94907782869360"/><text:span text:style-name="T1">Fifty </text:span><text:change-end text:change-id="ct94907782869360"/><text:span text:style-name="T1">meters.”</text:span></text:p>
      <text:p text:style-name="Text_20_body"><text:span text:style-name="T1">“Ain’t gonna happen</text:span><text:change-start text:change-id="ct94907784239200"/><text:span text:style-name="T1">,</text:span><text:change-end text:change-id="ct94907784239200"/><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907784342128"/><text:change-start text:change-id="ct94907784900112"/><text:span text:style-name="T1">thirty </text:span><text:change-end text:change-id="ct94907784900112"/><text:span text:style-name="T1">and the seams start splitting. </text:span><text:change text:change-id="ct94907784729328"/><text:change-start text:change-id="ct94907784900400"/><text:span text:style-name="T1">Fifty </text:span><text:change-end text:change-id="ct94907784900400"/><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907784901168"/><text:span text:style-name="T1">,</text:span><text:change-end text:change-id="ct94907784901168"/><text:span text:style-name="T1"> though</text:span><text:change text:change-id="ct94907785735792"/><text:change-start text:change-id="ct94907785935376"/><text:span text:style-name="T1">—</text:span><text:change-end text:change-id="ct94907785935376"/><text:span text:style-name="T1">if we can get it to detonate right in the middle of their sub</text:span><text:change text:change-id="ct94907785936416"/><text:change-start text:change-id="ct94907785951568"/><text:span text:style-name="T1">—</text:span><text:change-end text:change-id="ct94907785951568"/><text:span text:style-name="T1">the upward force of the explosion will blow through the middle and break the sub’s back. Snap it in half. And all the watertight compartments in the world will not help them at that point. At least</text:span><text:change-start text:change-id="ct94907783594832"/><text:span text:style-name="T1">,</text:span><text:change-end text:change-id="ct94907783594832"/><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907783595872"/><text:span text:style-name="T1">,</text:span><text:change-end text:change-id="ct94907783595872"/><text:span text:style-name="T1"> Hemi?”</text:span></text:p>
      <text:p text:style-name="Text_20_body"><text:soft-page-break/><text:span text:style-name="T1">“Not quite. I will set the arming timer. We can leave the mine under their path, and if I get the timing correct, the weapon will arm just as the middle of the sub passes over it</text:span><text:change text:change-id="ct94907785936000"/><text:change-start text:change-id="ct94907785157632"/><text:span text:style-name="T1">—</text:span><text:change-end text:change-id="ct94907785157632"/><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907785254880"/><text:span text:style-name="T1">,</text:span><text:change-end text:change-id="ct94907785254880"/><text:span text:style-name="T1"> Captain Shakes.”</text:span></text:p>
      <text:p text:style-name="Text_20_body"><text:span text:style-name="T1">“</text:span><text:change text:change-id="ct94907783651968"/><text:change-start text:change-id="ct94907785354592"/><text:span text:style-name="T1">. . . </text:span><text:change-end text:change-id="ct94907785354592"/><text:span text:style-name="T1">Down beyond a depth I never intended to take it.”</text:span></text:p>
      <text:p text:style-name="Text_20_body"><text:span text:style-name="T1">Hemi pounded on one of the roughly</text:span><text:change-start text:change-id="ct94907785385664"/><text:span text:style-name="T1"> </text:span><text:change-end text:change-id="ct94907785385664"/><text:change text:change-id="ct94907785385952"/><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907782987888"/><text:span text:style-name="T1">,</text:span><text:change-end text:change-id="ct94907782987888"/><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907783623440"/><text:span text:style-name="T1">s</text:span><text:change-end text:change-id="ct94907783623440"/><text:span text:style-name="T1"> eyes peered out into the murky water, and scanned upwards. There was nothing to see, but Shakes could never resist the temptation to try.</text:span></text:p>
      <text:p text:style-name="Text_20_body"><text:span text:style-name="T1">“</text:span><text:change text:change-id="ct94907782988176"/><text:change-start text:change-id="ct94907783483584"/><text:span text:style-name="T1">Ten </text:span><text:change-end text:change-id="ct94907783483584"/><text:span text:style-name="T1">minutes,” said Hemi, speaking softly</text:span><text:change-start text:change-id="ct94907783808816"/><text:span text:style-name="T1">,</text:span><text:change-end text:change-id="ct94907783808816"/><text:span text:style-name="T1"> since he was less than a meter from Shakes’ head. “We need to start descending now.”</text:span></text:p>
      <text:p text:style-name="Text_20_body"><text:span text:style-name="T1">“Just curious</text:span><text:change-start text:change-id="ct94907783483872"/><text:span text:style-name="T1">,</text:span><text:change-end text:change-id="ct94907783483872"/><text:span text:style-name="T1"> Hemi, how deep do you think it is here?”</text:span></text:p>
      <text:p text:style-name="Text_20_body"><text:span text:style-name="T1">“More than </text:span><text:change text:change-id="ct94907783484160"/><text:change-start text:change-id="ct94907782926736"/><text:span text:style-name="T1">a thousand </text:span><text:change-end text:change-id="ct94907782926736"/><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907783590896"/><text:change-start text:change-id="ct94907782927024"/><text:span text:style-name="T1">—</text:span><text:change-end text:change-id="ct94907782927024"/><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907783028048"/><text:change-start text:change-id="ct94907783268192"/><text:span text:style-name="T1">Forty </text:span><text:change-end text:change-id="ct94907783268192"/><text:span text:style-name="T1">meters.”</text:span></text:p>
      <text:p text:style-name="Text_20_body"><text:soft-page-break/><text:span text:style-name="T1">“The boat is doing great</text:span><text:change-start text:change-id="ct94907785376592"/><text:span text:style-name="T1">,</text:span><text:change-end text:change-id="ct94907785376592"/><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907783439536"/><text:span text:style-name="T1">,</text:span><text:change-end text:change-id="ct94907783439536"/><text:span text:style-name="T1"> man.” Shakes’ hands were sweating. He put a cigarette to his lips</text:span><text:change text:change-id="ct94907783440656"/><text:span text:style-name="T1"> but forgot to light it.</text:span></text:p>
      <text:p text:style-name="P8">Hemi stared at his ticking watch.</text:p>
      <text:p text:style-name="Text_20_body"><text:span text:style-name="T1">“</text:span><text:change text:change-id="ct94907784311008"/><text:change-start text:change-id="ct94907780442944"/><text:span text:style-name="T1">Forty-five </text:span><text:change-end text:change-id="ct94907780442944"/><text:span text:style-name="T1">meters.”</text:span></text:p>
      <text:p text:style-name="Text_20_body"><text:span text:style-name="T1">“OK, start leveling out,” said Hemi</text:span><text:change-start text:change-id="ct94907783629968"/><text:span text:style-name="T1">.</text:span><text:change-end text:change-id="ct94907783629968"/><text:change text:change-id="ct94907783630256"/><text:span text:style-name="T1"> “I think you can stay just above </text:span><text:change text:change-id="ct94907783630544"/><text:change-start text:change-id="ct94907783631168"/><text:span text:style-name="T1">fifty</text:span><text:change-end text:change-id="ct94907783631168"/><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907783677472"/><text:span text:style-name="T1">“</text:span><text:change-end text:change-id="ct94907783677472"/><text:change text:change-id="ct94907783677760"/><text:span text:style-name="T1">noisy</text:span><text:change-start text:change-id="ct94907783687840"/><text:span text:style-name="T1">”</text:span><text:change-end text:change-id="ct94907783687840"/><text:change text:change-id="ct94907780356096"/><text:span text:style-name="T1"> when they went deep</text:span><text:change text:change-id="ct94907783689520"/><text:change-start text:change-id="ct94907783657424"/><text:span text:style-name="T1">—</text:span><text:change-end text:change-id="ct94907783657424"/><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907783986816"/><text:change-start text:change-id="ct94907784012448"/><text:span text:style-name="T1"> . . . </text:span><text:change-end text:change-id="ct94907784012448"/><text:change text:change-id="ct9490778398569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907780593712"/><text:span text:style-name="T1">,</text:span><text:change-end text:change-id="ct94907780593712"/><text:span text:style-name="T1"> Hemi. I’m not sure how much longer we can stay this deep.”</text:span></text:p>
      <text:p text:style-name="Text_20_body"><text:span text:style-name="T1">Hemi looked at the stopwatch. “</text:span><text:change-start text:change-id="ct94907784261968"/><text:span text:style-name="T1">Three</text:span><text:change-end text:change-id="ct94907784261968"/><text:change text:change-id="ct94907784508672"/><text:span text:style-name="T1"> minutes. Just hold the boat right at the level and speed you have</text:span><text:change text:change-id="ct94907784508960"/><text:change-start text:change-id="ct94907784509584"/><text:span text:style-name="T1">—</text:span><text:change-end text:change-id="ct94907784509584"/><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907784011168"/><text:change-start text:change-id="ct94907784660992"/><text:span text:style-name="T1">Thirty </text:span><text:change-end text:change-id="ct94907784660992"/><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oft-page-break/><text:span text:style-name="T1">“The pressure</text:span><text:change-start text:change-id="ct94907784904576"/><text:span text:style-name="T1">,</text:span><text:change-end text:change-id="ct94907784904576"/><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907784983040"/><text:change-start text:change-id="ct94907784657840"/><text:span text:style-name="T1"> . . .</text:span><text:change-end text:change-id="ct94907784657840"/><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907784984448"/><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text:soft-page-break/>Nothing happened.</text:p>
      <text:p text:style-name="Text_20_body"><text:span text:style-name="T1">“No-go</text:span><text:change-start text:change-id="ct94907785821424"/><text:span text:style-name="T1">,</text:span><text:change-end text:change-id="ct94907785821424"/><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907782912256"/><text:span text:style-name="T1">s</text:span><text:change-end text:change-id="ct94907782912256"/><text:span text:style-name="T1"> and Hemi’s ears. Whatever small cracks </text:span><text:change text:change-id="ct94907782920448"/><text:span text:style-name="T1">had opened in the seams before now split wide</text:span><text:change-start text:change-id="ct94907784043952"/><text:span text:style-name="T1">,</text:span><text:change-end text:change-id="ct94907784043952"/><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907782905248"/><text:span text:style-name="T1">,</text:span><text:change-end text:change-id="ct94907782905248"/><text:span text:style-name="T1"> Captain Percy</text:span><text:change text:change-id="ct94907786112096"/><text:change-start text:change-id="ct94907786113056"/><text:span text:style-name="T1"> . . .</text:span><text:change-end text:change-id="ct94907786113056"/><text:span text:style-name="T1"> I’m hearing a lot of popping and crackling. Hold on</text:span><text:change text:change-id="ct94907785985712"/><text:change-start text:change-id="ct94907785986336"/><text:span text:style-name="T1"> . . .</text:span><text:change-end text:change-id="ct94907785986336"/><text:span text:style-name="T1">” She scanned the sonar. The soundscape was a confusing mess: massive churning bubbles of air rising towards the surface, creaking and cracking metal, rushing water </text:span><text:change text:change-id="ct94907786060528"/><text:change-start text:change-id="ct94907785952192"/><text:span text:style-name="T1">. . . </text:span><text:change-end text:change-id="ct94907785952192"/><text:span text:style-name="T1">and distant screams of terror. “Captain Percy: I’m almost certain the </text:span><text:span text:style-name="T2">Grackle</text:span><text:span text:style-name="T1"> is finished. I’m hearing nothing but</text:span><text:change text:change-id="ct94907782966720"/><text:change-start text:change-id="ct94907782991600"/><text:span text:style-name="T1"> . . . </text:span><text:change-end text:change-id="ct94907782991600"/><text:change text:change-id="ct94907784043648"/><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907782991184"/><text:change-start text:change-id="ct94907783160224"/><text:span text:style-name="T1"> . . .</text:span><text:change-end text:change-id="ct94907783160224"/><text:span text:style-name="T1">”</text:span></text:p>
      <text:p text:style-name="P8">Percy’s eyes snapped up to the ship-to-ship. It was not the voice of Hemi or Shakes.</text:p>
      <text:p text:style-name="Text_20_body"><text:span text:style-name="T1">“Sylvia</text:span><text:change text:change-id="ct94907783160672"/><text:change-start text:change-id="ct94907785986624"/><text:span text:style-name="T1"> . . . </text:span><text:change-end text:change-id="ct94907785986624"/><text:change text:change-id="ct94907785986912"/><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907785874304"/><text:change-start text:change-id="ct94907783561328"/><text:span text:style-name="T1">. . . </text:span><text:change-end text:change-id="ct94907783561328"/><text:span text:style-name="T1">Owen? </text:span><text:change text:change-id="ct94907783781584"/><text:change-start text:change-id="ct94907783853712"/><text:span text:style-name="T1">. . . </text:span><text:change-end text:change-id="ct94907783853712"/><text:span text:style-name="T1">But how?”</text:span></text:p>
      <text:p text:style-name="Text_20_body"><text:soft-page-break/><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907784279520"/><text:change-start text:change-id="ct94907784280480"/><text:span text:style-name="T1">—</text:span><text:change-end text:change-id="ct94907784280480"/><text:span text:style-name="T1">thinking there was no way I could survive.</text:span></text:p>
      <text:p text:style-name="Text_20_body"><text:span text:style-name="T1">“And I would have died in that storm, just as you expected. Probably within a matter of minutes</text:span><text:change text:change-id="ct94907782903520"/><text:change-start text:change-id="ct94907783853360"/><text:span text:style-name="T1">—</text:span><text:change-end text:change-id="ct94907783853360"/><text:span text:style-name="T1">except by sheer luck I washed aboard the deck of the </text:span><text:span text:style-name="T2">Grackle</text:span><text:change text:change-id="ct94907784466528"/><text:change text:change-id="ct94907783854816"/><text:change-start text:change-id="ct94907783855104"/><text:span text:style-name="T1"> . . . </text:span><text:change-end text:change-id="ct94907783855104"/><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907784644032"/><text:change-start text:change-id="ct94907784796560"/><text:span text:style-name="T1">—</text:span><text:change-end text:change-id="ct94907784796560"/><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907784357664"/><text:change-start text:change-id="ct94907784795440"/><text:span text:style-name="T1"> . . . </text:span><text:change-end text:change-id="ct94907784795440"/><text:span text:style-name="T1"><text:s/>I didn’t know</text:span><text:change text:change-id="ct94907784963184"/><text:change-start text:change-id="ct94907779526544"/><text:span text:style-name="T1"> . . .</text:span><text:change-end text:change-id="ct94907779526544"/><text:span text:style-name="T1">” Her thumb fell off the transmitter. The radio remained dead for a few seconds.</text:span></text:p>
      <text:p text:style-name="Text_20_body"><text:span text:style-name="T1">The radio dial re-lit. “</text:span><text:change text:change-id="ct94907783769168"/><text:change-start text:change-id="ct94907785228832"/><text:span text:style-name="T1">. . . </text:span><text:change-end text:change-id="ct9490778522883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907785230688"/><text:span text:style-name="T1">,</text:span><text:change-end text:change-id="ct94907785230688"/><text:span text:style-name="T1"> Sylvia. But now</text:span><text:change text:change-id="ct94907785760400"/><text:change-start text:change-id="ct94907785717744"/><text:span text:style-name="T1"> . . . </text:span><text:change-end text:change-id="ct94907785717744"/><text:change text:change-id="ct94907785718032"/><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907782896064"/><text:change-start text:change-id="ct94907782971184"/><text:span text:style-name="T1">. . . </text:span><text:change-end text:change-id="ct94907782971184"/><text:span text:style-name="T1">Everyone eventually. But for me, the pit is only a few seconds away now. Know this</text:span><text:change-start text:change-id="ct94907784357328"/><text:span text:style-name="T1">,</text:span><text:change-end text:change-id="ct94907784357328"/><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text:soft-page-break/>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907783989200"/><text:span text:style-name="T1">’s</text:span><text:change-end text:change-id="ct94907783989200"/><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907783989488"/><text:change-start text:change-id="ct94907784363776"/><text:span text:style-name="T1">—</text:span><text:change-end text:change-id="ct94907784363776"/><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907783577472"/><text:change-start text:change-id="ct94907784363104"/><text:span text:style-name="T1">—</text:span><text:change-end text:change-id="ct94907784363104"/><text:span text:style-name="T1">pegged at </text:span><text:change text:change-id="ct94907784796224"/><text:change-start text:change-id="ct94907784389856"/><text:span text:style-name="T1">one hundred </text:span><text:change-end text:change-id="ct94907784389856"/><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907783578960"/><text:change-start text:change-id="ct94907784363392"/><text:span text:style-name="T1">—</text:span><text:change-end text:change-id="ct94907784363392"/><text:span text:style-name="T1">all machines</text:span><text:change text:change-id="ct94907784389520"/><text:change-start text:change-id="ct94907784459616"/><text:span text:style-name="T1">—</text:span><text:change-end text:change-id="ct94907784459616"/><text:span text:style-name="T1">do what he wanted them to. But this particular one was failing him now. Shakes’</text:span><text:change-start text:change-id="ct94907784461568"/><text:span text:style-name="T1">s</text:span><text:change-end text:change-id="ct94907784461568"/><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907784492432"/><text:span text:style-name="T1">where </text:span><text:change-end text:change-id="ct94907784492432"/><text:span text:style-name="T1">he had grown up</text:span><text:change text:change-id="ct94907784528800"/><text:span text:style-name="T1">. All his years on rusting and leaking submarines, and running water</text:span><text:change text:change-id="ct94907778669424"/><text:change-start text:change-id="ct94907784563984"/><text:span text:style-name="T1">—</text:span><text:change-end text:change-id="ct94907784563984"/><text:span text:style-name="T1">a sound of death on submarines</text:span><text:change text:change-id="ct94907784563696"/><text:change-start text:change-id="ct94907784629504"/><text:span text:style-name="T1">—</text:span><text:change-end text:change-id="ct94907784629504"/><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oft-page-break/><text:span text:style-name="T1">“What the</text:span><text:change text:change-id="ct94907778669984"/><text:change-start text:change-id="ct94907784653472"/><text:span text:style-name="T1"> . . .</text:span><text:change-end text:change-id="ct94907784653472"/><text:span text:style-name="T1">” said Shakes.</text:span></text:p>
      <text:p text:style-name="Text_20_body"><text:span text:style-name="T1">“</text:span><text:change text:change-id="ct94907784563280"/><text:change-start text:change-id="ct94907778664944"/><text:span text:style-name="T1">. . . </text:span><text:change-end text:change-id="ct94907778664944"/><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907785448000"/><text:span text:style-name="T1">”</text:span><text:change-end text:change-id="ct94907785448000"/></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907784136656"/><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907784561920"/><text:span text:style-name="T1">,</text:span><text:change-end text:change-id="ct94907784561920"/><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907785704912"/><text:span text:style-name="T1">,</text:span><text:change-end text:change-id="ct94907785704912"/><text:span text:style-name="T1"> of course! She managed to pick Shake</text:span><text:change-start text:change-id="ct94907783067344"/><text:span text:style-name="T1">s</text:span><text:change-end text:change-id="ct94907783067344"/><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907783117200"/><text:span text:style-name="T1">,</text:span><text:change-end text:change-id="ct94907783117200"/><text:span text:style-name="T1"> too! Our batteries flat</text:span><text:change text:change-id="ct94907783118352"/><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907783068912"/><text:span text:style-name="T1">’s</text:span><text:change-end text:change-id="ct94907783068912"/><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ext:span><text:soft-page-break/><text:span text:style-name="T1">the time the sun achieved a mid-morning altitude that sent the shadow of the </text:span><text:span text:style-name="T2">Prospect</text:span><text:change-start text:change-id="ct94907783400496"/><text:span text:style-name="T1">’s</text:span><text:change-end text:change-id="ct94907783400496"/><text:span text:style-name="T1"> sail charging out over the water at an angle from the boat, the sea had turned a bright shade of slate</text:span><text:change-start text:change-id="ct94907783469232"/><text:span text:style-name="T1"> </text:span><text:change-end text:change-id="ct94907783469232"/><text:change text:change-id="ct94907783469520"/><text:span text:style-name="T1">blue. A long slow deep-ocean swell rose and fell all around, giving the impression of passing through a landscape of low hills</text:span><text:change text:change-id="ct94907783470480"/><text:change-start text:change-id="ct94907783609456"/><text:span text:style-name="T1">—</text:span><text:change-end text:change-id="ct94907783609456"/><text:span text:style-name="T1">though in a queasy way where the traveler </text:span><text:change text:change-id="ct94907783610080"/><text:change-start text:change-id="ct94907778694448"/><text:span text:style-name="T1">is</text:span><text:change-end text:change-id="ct94907778694448"/><text:span text:style-name="T1"> standing still</text:span><text:change text:change-id="ct94907783801088"/><text:span text:style-name="T1"> and the landscape is moving around </text:span><text:change text:change-id="ct94907783799520"/><text:change-start text:change-id="ct94907783883136"/><text:span text:style-name="T1">her, </text:span><text:change-end text:change-id="ct94907783883136"/><text:span text:style-name="T1">rather than the other way around.</text:span></text:p>
      <text:p text:style-name="Text_20_body"><text:span text:style-name="T1">Even though it was bright daylight</text:span><text:change-start text:change-id="ct94907783892000"/><text:span text:style-name="T1">,</text:span><text:change-end text:change-id="ct94907783892000"/><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907783882848"/><text:span text:style-name="T1">’s</text:span><text:change-end text:change-id="ct94907783882848"/><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907783980224"/><text:span text:style-name="T1">’s</text:span><text:change-end text:change-id="ct94907783980224"/><text:span text:style-name="T1"> deck that morning, cataloging the damage to his boat. It was beginning to look like the </text:span><text:span text:style-name="T2">Gnat</text:span><text:span text:style-name="T1"> might end up being more weld than plate</text:span><text:change text:change-id="ct94907783400096"/><text:change-start text:change-id="ct94907784194864"/><text:span text:style-name="T1">—</text:span><text:change-end text:change-id="ct94907784194864"/><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907784212512"/><text:span text:style-name="T1">s</text:span><text:change-end text:change-id="ct94907784212512"/><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907783400784"/><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907784216624"/><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text:span><text:soft-page-break/><text:span text:style-name="T1">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907784916784"/><text:change-start text:change-id="ct94907784982752"/><text:span text:style-name="T1"> . . . </text:span><text:change-end text:change-id="ct94907784982752"/><text:change text:change-id="ct94907784217680"/><text:span text:style-name="T1">you know, I left him for fucking dead.”</text:span></text:p>
      <text:p text:style-name="P8">“Do you feel that was a mistake?”</text:p>
      <text:p text:style-name="Text_20_body"><text:span text:style-name="T1">“Fuck no</text:span><text:change-start text:change-id="ct94907785012800"/><text:span text:style-name="T1">,</text:span><text:change-end text:change-id="ct94907785012800"/><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907784940000"/><text:change-start text:change-id="ct94907785014752"/><text:span text:style-name="T1">—</text:span><text:change-end text:change-id="ct94907785014752"/><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oft-page-break/><text:span text:style-name="T1">“Trust me</text:span><text:change-start text:change-id="ct94907785015040"/><text:span text:style-name="T1">,</text:span><text:change-end text:change-id="ct94907785015040"/><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907785849296"/><text:span text:style-name="T2">“</text:span><text:change-end text:change-id="ct94907785849296"/><text:change text:change-id="ct94907785849584"/><text:span text:style-name="T2">free</text:span><text:change-start text:change-id="ct94907785850208"/><text:span text:style-name="T2">,”</text:span><text:change-end text:change-id="ct94907785850208"/><text:change text:change-id="ct94907783446832"/><text:span text:style-name="T2"> as in you paid nothing for it. If you read the e-book, you probably didn’t pay anything. But if you read a paper copy, you might have paid a little something. That’s good</text:span><text:change-start text:change-id="ct94907783457232"/><text:span text:style-name="T2">—</text:span><text:change-end text:change-id="ct94907783457232"/><text:change text:change-id="ct94907783457520"/><text:span text:style-name="T2">it helps cover the real cost of printing on paper and whatnot. But the book is “free” </text:span><text:change text:change-id="ct94907783458592"/><text:span text:style-name="T2">in </text:span><text:change-start text:change-id="ct94907783716304"/><text:span text:style-name="T2">that </text:span><text:change-end text:change-id="ct94907783716304"/><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907783448240"/><text:span text:style-name="T2">“</text:span><text:change-end text:change-id="ct94907783448240"/><text:change text:change-id="ct94907783448528"/><text:span text:style-name="T2">Which software?</text:span><text:change-start text:change-id="ct94907784935136"/><text:span text:style-name="T2">”</text:span><text:change-end text:change-id="ct94907784935136"/><text:change text:change-id="ct94907784980928"/><text:span text:style-name="T2"> the nerds among you ask: vim, markdown, pandoc, git, make, Inkscape, Gimp, tmux, screen, mupdf, and of course all of the various Linux distros that are my daily driver desktop computers.) But I’m not much of a programmer</text:span><text:change-start text:change-id="ct94907785848960"/><text:span text:style-name="T2">,</text:span><text:change-end text:change-id="ct94907785848960"/><text:span text:style-name="T2"> so I can’t give back to the open source world (other than </text:span><text:change-start text:change-id="ct94907783447120"/><text:span text:style-name="T2">through </text:span><text:change-end text:change-id="ct94907783447120"/><text:span text:style-name="T2">boring </text:span><text:change text:change-id="ct94907783447744"/><text:change-start text:change-id="ct94907785369536"/><text:span text:style-name="T2">financial means</text:span><text:change-end text:change-id="ct94907785369536"/><text:span text:style-name="T2">). I did write this novel</text:span><text:change-start text:change-id="ct94907782928816"/><text:span text:style-name="T2">,</text:span><text:change-end text:change-id="ct94907782928816"/><text:span text:style-name="T2"> though. I put a lot of work into it. I hope it has got a good amount of entertainment value. I hope that by putting it out for free</text:span><text:change-start text:change-id="ct94907782929520"/><text:span text:style-name="T2">,</text:span><text:change-end text:change-id="ct94907782929520"/><text:span text:style-name="T2"> it entertains lots of people</text:span><text:change text:change-id="ct94907786026768"/><text:change-start text:change-id="ct94907783033472"/><text:span text:style-name="T2">—</text:span><text:change-end text:change-id="ct94907783033472"/><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4052739723"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32550754495249" text:continue-list="list4052739723" text:style-name="WWNum22">
        <text:list-item text:start-value="1">
          <text:p text:style-name="P14">License grant.</text:p>
        </text:list-item>
      </text:list>
      <text:list xml:id="list890486957"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32551313516035" text:continue-list="list232550754495249"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32549977846289" text:continue-list="list890486957"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32551832568810" text:continue-list="list232549977846289" text:style-name="WWNum4">
        <text:list-item>
          <text:list>
            <text:list-item>
              <text:p text:style-name="P18">Downstream recipients.</text:p>
            </text:list-item>
          </text:list>
        </text:list-item>
      </text:list>
      <text:list xml:id="list232550527770939" text:continue-list="list232551313516035"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32550633294405" text:continue-list="list232551832568810"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32551549527470" text:continue-list="list232550527770939" text:style-name="WWNum30">
        <text:list-item>
          <text:p text:style-name="P22">Other rights.</text:p>
        </text:list-item>
      </text:list>
      <text:list xml:id="list232550452529378" text:continue-list="list232550633294405"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32551584870033" text:continue-list="list232551549527470" text:style-name="WWNum34">
        <text:list-item text:start-value="1">
          <text:p text:style-name="P26">Attribution.</text:p>
        </text:list-item>
      </text:list>
      <text:list xml:id="list232550934334758" text:continue-list="list232550452529378" text:style-name="WWNum35">
        <text:list-item>
          <text:list>
            <text:list-item text:start-value="1">
              <text:p text:style-name="P27">If You Share the Licensed Material (including in modified form), You must:</text:p>
            </text:list-item>
          </text:list>
        </text:list-item>
      </text:list>
      <text:list xml:id="list232551956555795" text:continue-list="list232551584870033"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1913934614"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32550395123259" text:continue-list="list232551956555795"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32551135713384" text:continue-list="list232550934334758"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32550427728254" text:continue-list="list232550395123259" text:style-name="WWNum42">
        <text:list-item>
          <text:p text:style-name="P35"><text:soft-page-break/>ShareAlike.</text:p>
        </text:list-item>
      </text:list>
      <text:list xml:id="list1506003498" text:style-name="WWNum1">
        <text:list-item>
          <text:p text:style-name="P36">In addition to the conditions in Section 3(a), if You Share Adapted Material You produce, the following conditions also apply.</text:p>
        </text:list-item>
      </text:list>
      <text:list xml:id="list232550799724904" text:continue-list="list232551135713384"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32550183788675" text:continue-list="list232550427728254"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32550093177604" text:continue-list="list232550183788675"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32551693416486" text:continue-list="list232550093177604"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32550070990125" text:continue-list="list232550799724904"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1506003498" text:style-name="WWNum1">
        <text:list-item>
          <text:p text:style-name="P36">For the avoidance of doubt, this Section 6(b) does not affect any right the Licensor may have to seek remedies for Your violations of this Public License.</text:p>
        </text:list-item>
      </text:list>
      <text:list xml:id="list232551361427918" text:continue-list="list232551693416486"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32550955704707" text:continue-list="list232551361427918"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232551113183023" text:continue-list="list232550955704707"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217</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66</meta:editing-cycles>
    <meta:creation-date>2023-10-01T15:32:00</meta:creation-date>
    <dc:date>2023-12-14T23:25:49.005396062</dc:date>
    <dc:language>en-US</dc:language>
    <meta:editing-duration>P1DT16H41M6S</meta:editing-duration>
    <meta:generator>LibreOffice/7.6.4.1$Linux_X86_64 LibreOffice_project/60$Build-1</meta:generator>
    <meta:document-statistic meta:table-count="0" meta:image-count="0" meta:object-count="0" meta:page-count="252" meta:paragraph-count="2896" meta:word-count="120160" meta:character-count="666200" meta:non-whitespace-character-count="548455"/>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